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3937in" style:auto-text-indent="false" fo:break-before="auto" fo:break-after="auto" fo:padding="0in" fo:border="none" fo:keep-with-next="auto"/>
    </style:style>
    <style:style style:name="P8"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style>
    <style:style style:name="P9" style:family="paragraph" style:parent-style-name="Standard">
      <style:paragraph-properties fo:margin-left="1.389in" fo:margin-right="0.4165in" fo:margin-top="0in" fo:margin-bottom="0in" loext:contextual-spacing="false" fo:line-height="100%" fo:text-align="start" style:justify-single-word="false" fo:keep-together="auto" fo:orphans="0" fo:widows="0" fo:text-indent="0.3929in" style:auto-text-indent="false" fo:break-before="auto" fo:break-after="auto" fo:padding="0in" fo:border="none" fo:keep-with-next="auto"/>
    </style:style>
    <style:style style:name="P10" style:family="paragraph" style:parent-style-name="Standard">
      <style:paragraph-properties fo:margin-left="1.389in" fo:margin-right="0.4165in" fo:margin-top="0in" fo:margin-bottom="0in" loext:contextual-spacing="false" fo:line-height="100%" fo:text-align="start" style:justify-single-word="false" fo:keep-together="auto" fo:orphans="0" fo:widows="0" fo:text-indent="0.3929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0.3937in" style:auto-text-indent="false" fo:break-before="auto" fo:break-after="auto" fo:padding="0in" fo:border="none" fo:keep-with-next="auto"/>
    </style:style>
    <style:style style:name="P12"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13"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14"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15"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0.278in" style:auto-text-indent="false" fo:break-before="auto" fo:break-after="auto" fo:padding="0in" fo:border="none" fo:keep-with-next="auto"/>
    </style:style>
    <style:style style:name="P16"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1.1811in" fo:margin-right="0.4165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3%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fo:font-size="11pt" fo:font-style="italic" style:text-underline-style="none" fo:font-weight="bold" style:font-name-asian="Times New Roman1" style:font-size-asian="11pt" style:font-style-asian="italic" style:font-weight-asian="bold"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3" style:family="text">
      <style:text-properties fo:font-variant="normal" fo:text-transform="none" fo:color="#000000" style:text-line-through-style="none" style:text-line-through-type="none" style:text-position="sub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Александр Куприн</text:span></text:p>
      <text:p text:style-name="P1"><text:span text:style-name="T2">Поединок</text:span></text:p>
      <text:p text:style-name="P3"/>
      <text:p text:style-name="P1"><text:span text:style-name="T3">I</text:span></text:p>
      <text:p text:style-name="P3"/>
      <text:p text:style-name="P6"><text:span text:style-name="T4">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span></text:p>
      <text:p text:style-name="P6"><text:span text:style-name="T4">—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span></text:p>
      <text:p text:style-name="P6"><text:span text:style-name="T4">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span></text:p>
      <text:p text:style-name="P6"><text:span text:style-name="T4">— З-заколу!</text:span></text:p>
      <text:p text:style-name="P6"><text:span text:style-name="T4">— Да постой… да дурак ты… — уговаривал его унтер-офицер Бобылев. — Ведь я кто? Я же твой караульный начальник, стало быть…</text:span></text:p>
      <text:p text:style-name="P6"><text:span text:style-name="T4">—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span></text:p>
      <text:p text:style-name="P6"><text:span text:style-name="T4">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span></text:p>
      <text:p text:style-name="P6"><text:span text:style-name="T4">— Свинство, — сказал Веткин, взглянув на свои мельхиоровые часы и сердито щелкнув крышкой. — Какого черта он держит до сих пор роту? Эфиоп!</text:span></text:p>
      <text:p text:style-name="P6"><text:span text:style-name="T4">— А вы бы ему это объяснили, Павел Павлыч, — посоветовал с хитрым лицом Лбов.</text:span></text:p>
      <text:p text:style-name="P6"><text:span text:style-name="T4">—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span></text:p>
      <text:p text:style-name="P6"><text:span text:style-name="T4">—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span></text:p>
      <text:p text:style-name="P6"><text:span text:style-name="T4">— Все надоело, Кука! — сказал Веткин и зевнул. — Постойте-ка, кто это едет верхом? Кажется, Бек?</text:span></text:p>
      <text:p text:style-name="P6"><text:span text:style-name="T4">— Да. Бек-Агамалов, — решил зоркий Лбов. — Как красиво сидит.</text:span></text:p>
      <text:p text:style-name="P6"><text:span text:style-name="T4">— Очень красиво, — согласился Ромашов. — По-моему, он лучше всякого кавалериста ездит. О-о-о! Заплясала. Кокетничает Бек.</text:span></text:p>
      <text:p text:style-name="P6"><text:span text:style-name="T4">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span></text:p>
      <text:p text:style-name="P6"><text:span text:style-name="T4">— Павел Павлыч, это правда, что он природный черкес? — спросил Ромашов у Веткина.</text:span></text:p>
      <text:p text:style-name="P6"><text:span text:style-name="T4">— Я думаю, правда. Иногда действительно армяшки выдают себя за черкесов и за лезгин, но Бек вообще, кажется, не врет. Да вы посмотрите, каков он на лошади!</text:span></text:p>
      <text:p text:style-name="P6"><text:span text:style-name="T4">— Подожди, я ему крикну, — сказал Лбов.</text:span></text:p>
      <text:p text:style-name="P6"><text:span text:style-name="T4">Он приложил руки ко рту и закричал сдавленным голосом, так, чтобы не слышал ротный командир:</text:span></text:p>
      <text:p text:style-name="P6"><text:span text:style-name="T4">— Поручик Агамалов! Бек!</text:span></text:p>
      <text:p text:style-name="P6"><text:span text:style-name="T4">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span></text:p>
      <text:p text:style-name="P6"><text:soft-page-break/><text:span text:style-name="T4">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span></text:p>
      <text:p text:style-name="P6"><text:span text:style-name="T4">— Здравствуй, Бек, — сказал Веткин. — Ты перед кем там выфинчивал? Дэвыцы?</text:span></text:p>
      <text:p text:style-name="P6"><text:span text:style-name="T4">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span></text:p>
      <text:p text:style-name="P4"/>
      <text:p text:style-name="P5"/>
      <text:p text:style-name="P5"/>
      <text:p text:style-name="P6"><text:span text:style-name="T4">— Ходили там две хорошенькие жидовочки. Да мне что? Я нуль внимания.</text:span></text:p>
      <text:p text:style-name="P6"><text:span text:style-name="T4">— Знаем мы, как вы плохо в шашки играете! — мотнул головой Веткин.</text:span></text:p>
      <text:p text:style-name="P6"><text:span text:style-name="T4">—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span></text:p>
      <text:p text:style-name="P6"><text:span text:style-name="T4">— Не ври, фендрик! — сказал Бек-Агамалов.</text:span></text:p>
      <text:p text:style-name="P6"><text:span text:style-name="T4">Он толкнул лошадь шенкелями и сделал вид, что хочет наехать на подпрапорщика.</text:span></text:p>
      <text:p text:style-name="P6"><text:span text:style-name="T4">—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span></text:p>
      <text:p text:style-name="P6"><text:span text:style-name="T4">— Что слышно нового, Бек? — спросил Веткин.</text:span></text:p>
      <text:p text:style-name="P6"><text:span text:style-name="T4">—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span></text:p>
      <text:p text:style-name="P6"><text:span text:style-name="T4">—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span></text:p>
      <text:p text:style-name="P6"><text:span text:style-name="T4">Лбов вдруг опять засмеялся своим мыслям.</text:span></text:p>
      <text:p text:style-name="P6"><text:span text:style-name="T4">— А вот еще, господа, был случай с адъютантом в N-ском полку…</text:span></text:p>
      <text:p text:style-name="P6"><text:span text:style-name="T4">— Заткнитесь, Лбов, — серьезно заметил ему Веткин. — Эко вас прорвало сегодня.</text:span></text:p>
      <text:p text:style-name="P6"><text:span text:style-name="T4">—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span></text:p>
      <text:p text:style-name="P6"><text:span text:style-name="T4">—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span></text:p>
      <text:p text:style-name="P6"><text:span text:style-name="T4">—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span></text:p>
      <text:p text:style-name="P6"><text:span text:style-name="T4">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span></text:p>
      <text:p text:style-name="P6"><text:span text:style-name="T4">— Что же вы? Рубили? — спросил с любопытством Бек-Агамалов. — Ромашов, вы не пробовали?</text:span></text:p>
      <text:p text:style-name="P6"><text:span text:style-name="T4">— Нет еще.</text:span></text:p>
      <text:p text:style-name="P6"><text:span text:style-name="T4">—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span></text:p>
      <text:p text:style-name="P6"><text:span text:style-name="T4">— Чудак. Да ведь надо же офицеру уметь владеть шашкой.</text:span></text:p>
      <text:p text:style-name="P6"><text:span text:style-name="T4">—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span></text:p>
      <text:p text:style-name="P6"><text:soft-page-break/><text:span text:style-name="T4">— Ну, хорошо, а в мирное время? Мало ли сколько может быть случаев. Бунт, возмущение там или что…</text:span></text:p>
      <text:p text:style-name="P6"><text:span text:style-name="T4">— Так что же? При чем же здесь опять-таки шашка? Не буду же я заниматься черной работой, сечь людям головы. Ро-ота, пли! — и дело в шляпе…</text:span></text:p>
      <text:p text:style-name="P6"><text:span text:style-name="T4">Бек-Агамалов сделал недовольное лицо.</text:span></text:p>
      <text:p text:style-name="P6"><text:span text:style-name="T4">—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span></text:p>
      <text:p text:style-name="P6"><text:span text:style-name="T4">Веткин поднял кверху плечи и презрительно поджал губы.</text:span></text:p>
      <text:p text:style-name="P6"><text:span text:style-name="T4">— Н-ну! Во-первых, меня никакой шпак не ударит, потому что бьют только того, кто боится, что его побьют. А во-вторых… ну, что же я сделаю? Бацну в него из револьвера.</text:span></text:p>
      <text:p text:style-name="P6"><text:span text:style-name="T4">— А если револьвер дома остался? — спросил Лбов.</text:span></text:p>
      <text:p text:style-name="P6"><text:span text:style-name="T4">—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span></text:p>
      <text:p text:style-name="P6"><text:span text:style-name="T4">Бек-Агамалов с досадой покачал головой.</text:span></text:p>
      <text:p text:style-name="P6"><text:span text:style-name="T4">—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span></text:p>
      <text:p text:style-name="P6"><text:span text:style-name="T4">Он не договорил, но так крепко сжал в кулак свою маленькую руку, державшую поводья, что она задрожала. Лбов вдруг затрясся от смеха и прыснул.</text:span></text:p>
      <text:p text:style-name="P6"><text:span text:style-name="T4">— Опять! — строго заметил Веткин.</text:span></text:p>
      <text:p text:style-name="P6"><text:span text:style-name="T4">—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span></text:p>
      <text:p text:style-name="P6"><text:span text:style-name="T4">— «Подпрапорщик Краузе, умереть под знаменем!» Лег и прострелил себе руку. Потом суд его оправдал.</text:span></text:p>
      <text:p text:style-name="P6"><text:span text:style-name="T4">— Молодчина! — сказал Бек-Агамалов.</text:span></text:p>
      <text:p text:style-name="P6"><text:span text:style-name="T4">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span></text:p>
      <text:p text:style-name="P6"><text:span text:style-name="T4">Ромашов, который до сих пор молчал, вдруг, краснея от замешательства, без надобности поправляя очки и откашливаясь, вмешался в разговор:</text:span></text:p>
      <text:p text:style-name="P6"><text:span text:style-name="T4">—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span></text:p>
      <text:p text:style-name="P6"><text:span text:style-name="T4">—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span></text:p>
      <text:p text:style-name="P6"><text:span text:style-name="T4">Бек-Агамалов широко улыбнулся своей сияющей улыбкой.</text:span></text:p>
      <text:p text:style-name="P6"><text:span text:style-name="T4">— Что? Ага! Соглашаешься со мной? Я тебе, Веткин, говорю: учись рубке. У нас на Кавказе все с детства учатся. На прутьях, на бараньих тушах, на воде…</text:span></text:p>
      <text:p text:style-name="P6"><text:span text:style-name="T4">— А на людях? — вставил Лбов.</text:span></text:p>
      <text:p text:style-name="P6"><text:span text:style-name="T4">— И на людях, — спокойно ответил Бек-Агамалов. — Да еще как рубят! Одним ударом рассекают человека от плеча к бедру, наискось. Вот это удар! А то что и мараться.</text:span></text:p>
      <text:p text:style-name="P6"><text:span text:style-name="T4">— А ты, Век, можешь так?</text:span></text:p>
      <text:p text:style-name="P6"><text:span text:style-name="T4">Бек-Агамалов вздохнул с сожалением:</text:span></text:p>
      <text:p text:style-name="P6"><text:span text:style-name="T4">—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span></text:p>
      <text:p text:style-name="P6"><text:span text:style-name="T4">— А ну-ка, господа, пойдемте попробуем, — сказал Лбов молящим тоном, с загоревшимися глазами. — Бек, милочка, пожалуйста, пойдем…</text:span></text:p>
      <text:p text:style-name="P6"><text:soft-page-break/><text:span text:style-name="T4">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span></text:p>
      <text:p text:style-name="P6"><text:span text:style-name="T4">— Плохо! — заметил, покачав головой, Бек-Агамалов. — Вы, Ромашов…</text:span></text:p>
      <text:p text:style-name="P6"><text:span text:style-name="T4">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span></text:p>
      <text:p text:style-name="P6"><text:span text:style-name="T4">— Руку! — крикнул Бек-Агамалов.</text:span></text:p>
      <text:p text:style-name="P6"><text:span text:style-name="T4">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span></text:p>
      <text:p text:style-name="P6"><text:span text:style-name="T4">—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span></text:p>
      <text:p text:style-name="P6"><text:span text:style-name="T4">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span></text:p>
      <text:p text:style-name="P6"><text:span text:style-name="T4">— Ах, черт! Вот это удар! — воскликнул восхищенный Лбов. — Бек, голубчик, пожалуйста, еще раз.</text:span></text:p>
      <text:p text:style-name="P6"><text:span text:style-name="T4">— А ну-ка, Бек, еще, — попросил Веткин.</text:span></text:p>
      <text:p text:style-name="P6"><text:span text:style-name="T4">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span></text:p>
      <text:p text:style-name="P6"><text:span text:style-name="T4">—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span></text:p>
      <text:p text:style-name="P6"><text:span text:style-name="T4">К Веткину подбежал с испуганным видом унтер-офицер Бобылев.</text:span></text:p>
      <text:p text:style-name="P6"><text:span text:style-name="T4">— Ваше благородие… Командир полка едут!</text:span></text:p>
      <text:p text:style-name="P6"><text:span text:style-name="T4">— Сми-иррна! — закричал протяжно, строго и возбужденно капитан Слива с другого конца площади.</text:span></text:p>
      <text:p text:style-name="P6"><text:span text:style-name="T4">Офицеры торопливо разошлись по своим взводам.</text:span></text:p>
      <text:p text:style-name="P4"/>
      <text:p text:style-name="P5"/>
      <text:p text:style-name="P5"/>
      <text:p text:style-name="P6"><text:span text:style-name="T4">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span></text:p>
      <text:p text:style-name="P6"><text:span text:style-name="T4">— Здорово, шестая! — послышался густой, спокойный голос полковника.</text:span></text:p>
      <text:p text:style-name="P6"><text:span text:style-name="T4">Солдаты громко и нестройно закричали с разных углов плаца:</text:span></text:p>
      <text:p text:style-name="P6"><text:span text:style-name="T4">— Здравия желаем, ваш-о-о-о!</text:span></text:p>
      <text:p text:style-name="P6"><text:span text:style-name="T4">Офицеры приложили руки к козырькам фуражек.</text:span></text:p>
      <text:p text:style-name="P6"><text:span text:style-name="T4">— Прошу продолжать занятия, — сказал командир полка и подошел к ближайшему взводу.</text:span></text:p>
      <text:p text:style-name="P6"><text:span text:style-name="T4">—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span></text:p>
      <text:p text:style-name="P6"><text:span text:style-name="T4">— Ты кто такой? — отрывисто спросил полковник, внезапно остановившись перед молодым солдатом Шарафутдиновым, стоявшим у гимнастического забора.</text:span></text:p>
      <text:p text:style-name="P6"><text:span text:style-name="T4">— Рядовой шестой роты Шарафутдинов, ваша высокоблагородия! — старательно, хрипло крикнул татарин.</text:span></text:p>
      <text:p text:style-name="P6"><text:soft-page-break/><text:span text:style-name="T4">— Дурак! Я тебя спрашиваю, на какой пост ты наряжен?</text:span></text:p>
      <text:p text:style-name="P6"><text:span text:style-name="T4">Солдат, растерявшись от окрика и сердитого командирского вида, молчал и только моргал веками.</text:span></text:p>
      <text:p text:style-name="P6"><text:span text:style-name="T4">— Н-ну? — возвысил голос Шульгович.</text:span></text:p>
      <text:p text:style-name="P6"><text:span text:style-name="T4">— Который лицо часовой… неприкосновенно… — залепетал наобум татарин. — Не могу знать, ваша высокоблагородия, — закончил он вдруг тихо и решительно.</text:span></text:p>
      <text:p text:style-name="P6"><text:span text:style-name="T4">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span></text:p>
      <text:p text:style-name="P6"><text:span text:style-name="T4">— Кто здесь младший офицер?</text:span></text:p>
      <text:p text:style-name="P6"><text:span text:style-name="T4">Ромашов выдвинулся вперед и приложил руку к фуражке.</text:span></text:p>
      <text:p text:style-name="P6"><text:span text:style-name="T4">— Я, господин полковник.</text:span></text:p>
      <text:p text:style-name="P6"><text:span text:style-name="T4">—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span></text:p>
      <text:p text:style-name="P6"><text:span text:style-name="T4">— Не могу знать, — ответил с унынием, но поспешно и твердо татарин.</text:span></text:p>
      <text:p text:style-name="P6"><text:span text:style-name="T4">— У!.. Я тебя спрашиваю, кто твой командир полка? Кто — я? Понимаешь, я, я, я, я, я!.. — И Шульгович несколько раз изо всей силы ударил себя ладонью по груди.</text:span></text:p>
      <text:p text:style-name="P6"><text:span text:style-name="T4">— Не могу знать…</text:span></text:p>
      <text:p text:style-name="P6"><text:span text:style-name="T4">—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span></text:p>
      <text:p text:style-name="P6"><text:span text:style-name="T4">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span></text:p>
      <text:p text:style-name="P6"><text:span text:style-name="T4">— Это — татарин, господин полковник. Он ничего не понимает по-русски, и кроме того…</text:span></text:p>
      <text:p text:style-name="P6"><text:span text:style-name="T4">У Шульговича мгновенно побледнело лицо, запрыгали дряблые щеки и глаза сделались совсем пустыми и страшными.</text:span></text:p>
      <text:p text:style-name="P6"><text:span text:style-name="T4">—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span></text:p>
      <text:p text:style-name="P6"><text:span text:style-name="T4">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span></text:p>
      <text:p text:style-name="P6"><text:span text:style-name="T4">—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span></text:p>
      <text:p text:style-name="P6"><text:span text:style-name="T4">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span></text:p>
      <text:p text:style-name="P6"><text:span text:style-name="T4">—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span></text:p>
      <text:p text:style-name="P6"><text:span text:style-name="T4">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span></text:p>
      <text:p text:style-name="P6"><text:span text:style-name="T4">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span></text:p>
      <text:p text:style-name="P6"><text:span text:style-name="T4">«Его добрые, выразительные глаза подернулись облаком грусти…»</text:span></text:p>
      <text:p text:style-name="P4"/>
      <text:p text:style-name="P1"><text:span text:style-name="T3">II</text:span></text:p>
      <text:p text:style-name="P3"/>
      <text:p text:style-name="P6"><text:soft-page-break/><text:span text:style-name="T4">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span></text:p>
      <text:p text:style-name="P6"><text:span text:style-name="T4">«Пойду на вокзал, — сказал сам себе Ромашов. — Все равно».</text:span></text:p>
      <text:p text:style-name="P6"><text:span text:style-name="T4">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span></text:p>
      <text:p text:style-name="P6"><text:span text:style-name="T4">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span></text:p>
      <text:p text:style-name="P6"><text:span text:style-name="T4">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span></text:p>
      <text:p text:style-name="P4"/>
      <text:p text:style-name="P5"/>
      <text:p text:style-name="P5"/>
      <text:p text:style-name="P6"><text:span text:style-name="T4">«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span></text:p>
      <text:p text:style-name="P6"><text:span text:style-name="T4">— Нет, куда уж на вокзал, — прошептал с горькой безнадежностью Ромашов.</text:span></text:p>
      <text:p text:style-name="P6"><text:span text:style-name="T4">— Похожу немного, а потом домой…</text:span></text:p>
      <text:p text:style-name="P6"><text:span text:style-name="T4">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span></text:p>
      <text:p text:style-name="P6"><text:span text:style-name="T4">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span></text:p>
      <text:p text:style-name="P6"><text:span text:style-name="T4">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span></text:p>
      <text:p text:style-name="P6"><text:span text:style-name="T4">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span></text:p>
      <text:p text:style-name="P6"><text:span text:style-name="T4">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span></text:p>
      <text:p text:style-name="P6"><text:span text:style-name="T4">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span></text:p>
      <text:p text:style-name="P6"><text:span text:style-name="T4">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span></text:p>
      <text:p text:style-name="P6"><text:span text:style-name="T4">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span></text:p>
      <text:p text:style-name="P4"/>
      <text:p text:style-name="P5"/>
      <text:p text:style-name="P5"/>
      <text:p text:style-name="P6"><text:span text:style-name="T4">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span></text:p>
      <text:p text:style-name="P6"><text:span text:style-name="T4">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span></text:p>
      <text:p text:style-name="P6"><text:span text:style-name="T4">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span></text:p>
      <text:p text:style-name="P6"><text:span text:style-name="T4">— Какие, однако, глупости лезут в башку! — прошептал он сконфуженно. И его голова робко ушла в приподнятые кверху плечи.</text:span></text:p>
      <text:p text:style-name="P4"/>
      <text:p text:style-name="P1"><text:soft-page-break/><text:span text:style-name="T3">III</text:span></text:p>
      <text:p text:style-name="P3"/>
      <text:p text:style-name="P6"><text:span text:style-name="T4">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span></text:p>
      <text:p text:style-name="P6"><text:span text:style-name="T4">За окном мягко гасли грустные и нежные зеленоватые апрельские сумерки. В сенях тихо возился денщик, осторожно гремя чем-то металлическим.</text:span></text:p>
      <text:p text:style-name="P6"><text:span text:style-name="T4">«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span></text:p>
      <text:p text:style-name="P6"><text:span text:style-name="T4">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span></text:p>
      <text:p text:style-name="P6"><text:span text:style-name="T4">— Гайнан!..</text:span></text:p>
      <text:p text:style-name="P6"><text:span text:style-name="T4">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span></text:p>
      <text:p text:style-name="P6"><text:span text:style-name="T4">— Я, ваше благородие! — крикнул Гайнан испуганным голосом.</text:span></text:p>
      <text:p text:style-name="P6"><text:span text:style-name="T4">— От поручика Николаева никто не был?</text:span></text:p>
      <text:p text:style-name="P6"><text:span text:style-name="T4">— Никак нет, ваше благородие! — крикнул Гайнан.</text:span></text:p>
      <text:p text:style-name="P6"><text:span text:style-name="T4">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span></text:p>
      <text:p text:style-name="P6"><text:span text:style-name="T4">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span></text:p>
      <text:p text:style-name="P6"><text:span text:style-name="T4">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span></text:p>
      <text:p text:style-name="P6"><text:span text:style-name="T4">—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span></text:p>
      <text:p text:style-name="P6"><text:span text:style-name="T4">— Ну, хорошо… ступай себе…</text:span></text:p>
      <text:p text:style-name="P6"><text:span text:style-name="T4">— Суртук тебе новый приготовить, ваше благородие? — заботливо спросил Гайнан.</text:span></text:p>
      <text:p text:style-name="P6"><text:span text:style-name="T4">Ромашов молчал и колебался. Ему хотелось сказать — да… потом — нет, потом опять — да. Он глубоко, по-детски, в несколько приемов, вздохнул и ответил уныло:</text:span></text:p>
      <text:p text:style-name="P6"><text:span text:style-name="T4">— Нет уж, Гайнан… зачем уж… бог с ним… Давай, братец, самовар, да потом сбегаешь в собрание за ужином. Что уж!</text:span></text:p>
      <text:p text:style-name="P6"><text:span text:style-name="T4">«Сегодня нарочно не пойду, — упрямо, но бессильно подумал он. — Невозможно каждый день надоедать людям, да и… вовсе мне там, кажется, не рады».</text:span></text:p>
      <text:p text:style-name="P6"><text:span text:style-name="T4">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span></text:p>
      <text:p text:style-name="P6"><text:span text:style-name="T4">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span></text:p>
      <text:p text:style-name="P6"><text:span text:style-name="T4">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span></text:p>
      <text:p text:style-name="P6"><text:span text:style-name="T4">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span></text:p>
      <text:p text:style-name="P6"><text:span text:style-name="T4">—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span></text:p>
      <text:p text:style-name="P6"><text:span text:style-name="T4">Ромашов, поморщившись, разорвал длинный, узкий розовый конверт, на углу которого летел голубь с письмом в клюве.</text:span></text:p>
      <text:p text:style-name="P6"><text:span text:style-name="T4">— Зажги лампу, Гайнан, — приказал он денщику.</text:span></text:p>
      <text:p text:style-name="P3"><text:soft-page-break/></text:p>
      <text:p text:style-name="P8"><text:span text:style-name="T8">«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span></text:p>
      <text:p text:style-name="P3"/>
      <text:p text:style-name="P9"><text:span text:style-name="T4">Вся твоя </text:span><text:span text:style-name="T6">Раиса</text:span><text:span text:style-name="T4"> .</text:span></text:p>
      <text:p text:style-name="P10"/>
      <text:p text:style-name="P3"/>
      <text:p text:style-name="P9"><text:span text:style-name="T4">P.S. Помнишь ли, милая, ветки могучие</text:span></text:p>
      <text:p text:style-name="P9"><text:span text:style-name="T4">Ивы над этой рекой,</text:span></text:p>
      <text:p text:style-name="P9"><text:span text:style-name="T4">Ты мне дарила лобзания жгучие,</text:span></text:p>
      <text:p text:style-name="P9"><text:span text:style-name="T4">Их разделял я с тобой.</text:span></text:p>
      <text:p text:style-name="P10"/>
      <text:p text:style-name="P8"><text:span text:style-name="T8">P.P.S. Вы непременно, непременно должны быть в собрании на вечере в следующую субботу. Я вас заранее приглашаю на 3-ю кадриль. По значению!!!!!!</text:span></text:p>
      <text:p text:style-name="P11"><text:span text:style-name="T10">Д.Р.»</text:span></text:p>
      <text:p text:style-name="P3"/>
      <text:p text:style-name="P6"><text:span text:style-name="T4">И наконец в самом низу четвертой страницы было изображено следующее:</text:span></text:p>
      <text:p text:style-name="P3"/>
      <text:p text:style-name="P3"/>
      <text:p text:style-name="P1"><text:span text:style-name="T7">»Я</text:span><text:span text:style-name="T5"> </text:span></text:p>
      <text:p text:style-name="P1"><text:span text:style-name="T7">здесь</text:span><text:span text:style-name="T5"> </text:span></text:p>
      <text:p text:style-name="P1"><text:span text:style-name="T7">поцеловала</text:span><text:span text:style-name="T5"> ».</text:span></text:p>
      <text:p text:style-name="P3"/>
      <text:p text:style-name="P6"><text:span text:style-name="T4">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span></text:p>
      <text:p text:style-name="P6"><text:span text:style-name="T4">«И он рассмеялся горьким, презрительным смехом».</text:span></text:p>
      <text:p text:style-name="P6"><text:span text:style-name="T4">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span></text:p>
      <text:p text:style-name="P6"><text:span text:style-name="T4">— Гайнан, одеваться!</text:span></text:p>
      <text:p text:style-name="P6"><text:span text:style-name="T4">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span></text:p>
      <text:p text:style-name="P6"><text:span text:style-name="T4">—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span></text:p>
      <text:p text:style-name="P6"><text:soft-page-break/><text:span text:style-name="T4">— Что тебе еще?</text:span></text:p>
      <text:p text:style-name="P6"><text:span text:style-name="T4">— Ваше благородие, хочу тебе, поджаласта, очеяь попросить. Подари мне белый господин.</text:span></text:p>
      <text:p text:style-name="P6"><text:span text:style-name="T4">— Что такое? Какой белый господин?</text:span></text:p>
      <text:p text:style-name="P6"><text:span text:style-name="T4">— А который велел выбросить. Вот этот, вот…</text:span></text:p>
      <text:p text:style-name="P6"><text:span text:style-name="T4">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span></text:p>
      <text:p text:style-name="P6"><text:span text:style-name="T4">— Зачем он тебе? — спросил подпоручик смеясь. — Да бери, сделай милость, бери. Я очень рад. Мне не нужно. Только зачем тебе?</text:span></text:p>
      <text:p text:style-name="P6"><text:span text:style-name="T4">Гайнан молчал и переминался с ноги на ногу.</text:span></text:p>
      <text:p text:style-name="P6"><text:span text:style-name="T4">— Ну, да ладно, бог с тобой, — сказал Ромашов. — Только ты знаешь, кто это?</text:span></text:p>
      <text:p text:style-name="P6"><text:span text:style-name="T4">Гайнан ласково и смущенно улыбнулся и затанцевал пуще прежнего.</text:span></text:p>
      <text:p text:style-name="P6"><text:span text:style-name="T4">— Я не знай… — И утер рукавом губы.</text:span></text:p>
      <text:p text:style-name="P6"><text:span text:style-name="T4">— Не знаешь — так знай. Это — Пушкин. Александр Сергеич Пушкин. Понял? Повтори за мной: Александр Сергеич…</text:span></text:p>
      <text:p text:style-name="P6"><text:span text:style-name="T4">— Бесиев, — повторил решительно Гайнан.</text:span></text:p>
      <text:p text:style-name="P6"><text:span text:style-name="T4">—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span></text:p>
      <text:p text:style-name="P6"><text:span text:style-name="T4">Он дружелюбно хлопнул по плечу черемиса, который в ответ молча улыбнулся ему широко, радостно и фамильярно.</text:span></text:p>
      <text:p text:style-name="P4"/>
      <text:p text:style-name="P1"><text:span text:style-name="T3">IV</text:span></text:p>
      <text:p text:style-name="P3"/>
      <text:p text:style-name="P6"><text:span text:style-name="T4">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span></text:p>
      <text:p text:style-name="P6"><text:span text:style-name="T4">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span></text:p>
      <text:p text:style-name="P6"><text:span text:style-name="T4">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span></text:p>
      <text:p text:style-name="P4"/>
      <text:p text:style-name="P5"/>
      <text:p text:style-name="P5"/>
      <text:p text:style-name="P6"><text:span text:style-name="T4">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span></text:p>
      <text:p text:style-name="P6"><text:span text:style-name="T4">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span></text:p>
      <text:p text:style-name="P6"><text:span text:style-name="T4">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span></text:p>
      <text:p text:style-name="P6"><text:span text:style-name="T4">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span></text:p>
      <text:p text:style-name="P6"><text:soft-page-break/><text:span text:style-name="T4">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span></text:p>
      <text:p text:style-name="P6"><text:span text:style-name="T4">— Степан, это приказ принесли?</text:span></text:p>
      <text:p text:style-name="P6"><text:span text:style-name="T4">«Это она нарочно! — подумал, точно казня себя, подпоручик. — Знает ведь, что я всегда в такое время прихожу».</text:span></text:p>
      <text:p text:style-name="P6"><text:span text:style-name="T4">— Нет, это я, Александра Петровна! — крикнул он в дверь фальшивым голосом.</text:span></text:p>
      <text:p text:style-name="P6"><text:span text:style-name="T4">— А! Ромочка! Ну, входите, входите. Чего вы там застряли? Володя, это Ромашов пришел.</text:span></text:p>
      <text:p text:style-name="P6"><text:span text:style-name="T4">Ромашов вошел, смущенно и неловко сгорбившись и без нужды потирая руки.</text:span></text:p>
      <text:p text:style-name="P6"><text:span text:style-name="T4">— Воображаю, как я вам надоел, Александра Петровна.</text:span></text:p>
      <text:p text:style-name="P6"><text:span text:style-name="T4">Он сказал это, думая, что у него выйдет весело и развязно, но вышло неловко и, как ему тотчас же показалось, страшно неестественно.</text:span></text:p>
      <text:p text:style-name="P6"><text:span text:style-name="T4">— Опять за глупости! — воскликнула Александра Петровна. — Садитесь, будем чай пить.</text:span></text:p>
      <text:p text:style-name="P6"><text:span text:style-name="T4">Глядя ему в глаза внимательно и ясно, она, по обыкновению энергично пожала своей маленькой, теплой и мягкой рукой его холодную руку.</text:span></text:p>
      <text:p text:style-name="P6"><text:span text:style-name="T4">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span></text:p>
      <text:p text:style-name="P6"><text:span text:style-name="T4">Не оборачиваясь назад, глядя в раскрытую перед ним книгу, Николаев протянул Ромашову руку через плечо и сказал спокойным, густым голосом:</text:span></text:p>
      <text:p text:style-name="P6"><text:span text:style-name="T4">— Здравствуйте, Юрий Алексеич. Новостей нет? Шурочка! Дай ему чаю. Уж простите меня, я занят.</text:span></text:p>
      <text:p text:style-name="P6"><text:span text:style-name="T4">«Конечно, я напрасно пришел, — опять с отчаянием подумал Ромашов. — О, я дурак!»</text:span></text:p>
      <text:p text:style-name="P6"><text:span text:style-name="T4">—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span></text:p>
      <text:p text:style-name="P6"><text:span text:style-name="T4">— Да? — рассеянно переспросил Николаев. — Скажите пожалуйста.</text:span></text:p>
      <text:p text:style-name="P6"><text:span text:style-name="T4">— Мне тоже влетело — на четверо суток… Одним словом; новости старые.</text:span></text:p>
      <text:p text:style-name="P6"><text:span text:style-name="T4">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span></text:p>
      <text:p text:style-name="P6"><text:span text:style-name="T4">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span></text:p>
      <text:p text:style-name="P6"><text:span text:style-name="T4">Ромашов осторожно взял пальцами нитку, шедшую от клубка к ее руке, и спросил:</text:span></text:p>
      <text:p text:style-name="P6"><text:span text:style-name="T4">— Как называется это вязанье?</text:span></text:p>
      <text:p text:style-name="P6"><text:span text:style-name="T4">— Гипюр. Вы в десятый раз спрашиваете.</text:span></text:p>
      <text:p text:style-name="P6"><text:span text:style-name="T4">Шурочка вдруг быстро, внимательно взглянула на подпоручика и так же быстро опустила глаза на вязанье. Но сейчас же опять подняла их и засмеялась.</text:span></text:p>
      <text:p text:style-name="P6"><text:span text:style-name="T4">— Да вы ничего, Юрий Алексеич… вы посидите и оправьтесь немного. «Оправьсь!» — как у вас командуют.</text:span></text:p>
      <text:p text:style-name="P6"><text:span text:style-name="T4">Ромашов вздохнул и покосился на могучую шею Николаева, резко белевшую над воротником серой тужурки.</text:span></text:p>
      <text:p text:style-name="P6"><text:span text:style-name="T4">— Счастливец Владимир Ефимыч, — сказал он. — Вот летом в Петербург поедет… в академию поступит.</text:span></text:p>
      <text:p text:style-name="P6"><text:span text:style-name="T4">— Ну, это еще надо посмотреть! — задорно, по адресу мужа, воскликнула Шурочка. — Два раза с позором возвращались в полк. Теперь уж в последний.</text:span></text:p>
      <text:p text:style-name="P6"><text:soft-page-break/><text:span text:style-name="T4">Николаев обернулся назад. Его воинственное и доброе лицо с пушистыми усами покраснело, а большие, темные, воловьи глаза сердито блеснули.</text:span></text:p>
      <text:p text:style-name="P6"><text:span text:style-name="T4">— Не болтай глупостей, Шурочка! Я сказал: выдержу — и выдержу. — Он крепко стукнул ребром ладони по столу. — Ты только сидишь и каркаешь. Я сказал!..</text:span></text:p>
      <text:p text:style-name="P6"><text:span text:style-name="T4">—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span></text:p>
      <text:p text:style-name="P6"><text:span text:style-name="T4">— Глупости, Шурочка, отстань, — недовольно буркнул Николаев.</text:span></text:p>
      <text:p text:style-name="P6"><text:span text:style-name="T4">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span></text:p>
      <text:p text:style-name="P6"><text:span text:style-name="T4">—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span></text:p>
      <text:p text:style-name="P6"><text:span text:style-name="T4">— За постой деньги платят, — торжествующе перебила Шурочка.</text:span></text:p>
      <text:p text:style-name="P6"><text:span text:style-name="T4">И она заговорила скороговоркой, точно первая ученица, опустив веки и покачиваясь:</text:span></text:p>
      <text:p text:style-name="P6"><text:span text:style-name="T4">—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span></text:p>
      <text:p text:style-name="P6"><text:span text:style-name="T4">Она открыла глаза, с трудом перевела дух и, обратив смеющееся, подвижное лицо к Ромашову, спросила:</text:span></text:p>
      <text:p text:style-name="P6"><text:span text:style-name="T4">— Хорошо?</text:span></text:p>
      <text:p text:style-name="P6"><text:span text:style-name="T4">— Черт, какая память! — завистливо, но с восхищением произнес Николаев, углубляясь в свои тетрадки.</text:span></text:p>
      <text:p text:style-name="P6"><text:span text:style-name="T4">—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span></text:p>
      <text:p text:style-name="P6"><text:span text:style-name="T4">— А русский? — спросил Ромашов из вежливости.</text:span></text:p>
      <text:p text:style-name="P6"><text:span text:style-name="T4">— Русский? Это — пустое. Правописание по Гроту мы уже одолели. А сочинения ведь известно какие. Одни и те же каждый год. «Para pacem, para bellum». «Характеристика Онегина в связи с его эпохой»…</text:span></text:p>
      <text:p text:style-name="P6"><text:span text:style-name="T4">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span></text:p>
      <text:p text:style-name="P6"><text:span text:style-name="T4">—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span></text:p>
      <text:p text:style-name="P6"><text:span text:style-name="T4">И она, поспешно закрыв лицо платком, вдруг расплакалась злыми, самолюбивыми, гордыми слезами.</text:span></text:p>
      <text:p text:style-name="P6"><text:span text:style-name="T4">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span></text:p>
      <text:p text:style-name="P6"><text:span text:style-name="T4">— Ничего, Володя, ничего, милый, — отстранила она его рукой.</text:span></text:p>
      <text:p text:style-name="P6"><text:span text:style-name="T4">И, уже со смехом обращаясь к Ромашову и опять отнимая у него из рук нитку, она спросила с капризным и кокетливым смехом:</text:span></text:p>
      <text:p text:style-name="P6"><text:span text:style-name="T4">— Отвечайте же, неуклюжий Ромочка, хороша я или нет? Если женщина напрашивается на комплимент, то не ответить ей — верх невежливости!</text:span></text:p>
      <text:p text:style-name="P6"><text:span text:style-name="T4">— Шурочка, ну как тебе не стыдно, — рассудительно произнес с своего места Николаев.</text:span></text:p>
      <text:p text:style-name="P6"><text:span text:style-name="T4">Ромашов страдальчески-застенчиво улыбнулся, но вдруг ответил чуть-чуть задрожавшим голосом, серьезно и печально:</text:span></text:p>
      <text:p text:style-name="P6"><text:span text:style-name="T4">— Очень красивы!..</text:span></text:p>
      <text:p text:style-name="P6"><text:span text:style-name="T4">Шурочка крепко зажмурила глаза и шаловливо затрясла головой, так что разбившиеся волосы запрыгали у нее по лбу.</text:span></text:p>
      <text:p text:style-name="P6"><text:span text:style-name="T4">— Ро-омочка, какой вы смешно-ой! — пропела она тоненьким детским голоском.</text:span></text:p>
      <text:p text:style-name="P6"><text:soft-page-break/><text:span text:style-name="T4">А подпоручик, покраснев, подумал про себя, по обыкновению: «Его сердце было жестоко разбито…»</text:span></text:p>
      <text:p text:style-name="P4"/>
      <text:p text:style-name="P5"/>
      <text:p text:style-name="P5"/>
      <text:p text:style-name="P6"><text:span text:style-name="T4">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span></text:p>
      <text:p text:style-name="P6"><text:span text:style-name="T4">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span></text:p>
      <text:p text:style-name="P6"><text:span text:style-name="T4">«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span></text:p>
      <text:p text:style-name="P6"><text:span text:style-name="T4">— Вы не читали в газетах об офицерском поединке? — спросила вдруг Шурочка.</text:span></text:p>
      <text:p text:style-name="P6"><text:span text:style-name="T4">Ромашов встрепенулся и с трудом отвел от нее глаза.</text:span></text:p>
      <text:p text:style-name="P6"><text:span text:style-name="T4">— Нет, не читал. Но слышал. А что?</text:span></text:p>
      <text:p text:style-name="P6"><text:span text:style-name="T4">—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span></text:p>
      <text:p text:style-name="P6"><text:span text:style-name="T4">— Однако вы кровожадны, Александра Петровна! — вставил Ромашов.</text:span></text:p>
      <text:p text:style-name="P6"><text:span text:style-name="T4">—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span></text:p>
      <text:p text:style-name="P6"><text:span text:style-name="T4">Она капризно оборвала свою речь и с сердцем ушла в работу. Опять стало тихо.</text:span></text:p>
      <text:p text:style-name="P6"><text:span text:style-name="T4">— Шурочка, как перевести по-немецки — соперник? — спросил Николаев, подымая голову от книги.</text:span></text:p>
      <text:p text:style-name="P6"><text:span text:style-name="T4">— Соперник? — Шурочка задумчиво потрогала крючком пробор своих мягких волос. — А скажи всю фразу.</text:span></text:p>
      <text:p text:style-name="P6"><text:span text:style-name="T4">— Тут сказано… сейчас, сейчас… Наш заграничный соперник…</text:span></text:p>
      <text:p text:style-name="P6"><text:span text:style-name="T4">— Unser auslandischer Nebenbuhler, — быстро, тотчас же перевела Шурочка.</text:span></text:p>
      <text:p text:style-name="P6"><text:span text:style-name="T4">—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span></text:p>
      <text:p text:style-name="P6"><text:span text:style-name="T4">— Что вы шепчете, Ромочка? — вдруг строго спросила Александра Петровна.</text:span></text:p>
      <text:p text:style-name="P6"><text:span text:style-name="T4">— Не смейте бредить в моем присутствии.</text:span></text:p>
      <text:p text:style-name="P6"><text:span text:style-name="T4">Он улыбнулся рассеянной улыбкой.</text:span></text:p>
      <text:p text:style-name="P6"><text:span text:style-name="T4">— Я не брежу… Я все повторял про себя: унзер, унзер. Какое смешное слово…</text:span></text:p>
      <text:p text:style-name="P6"><text:span text:style-name="T4">— Что за глупости… Унзер? Отчего смешное?</text:span></text:p>
      <text:p text:style-name="P6"><text:span text:style-name="T4">—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span></text:p>
      <text:p text:style-name="P6"><text:span text:style-name="T4">— Ах, знаю, знаю! — торопливо и радостно перебила его Шурочка. — Но только это теперь не так легко делать, а вот раньше, в детстве, — ах как это было забавно!..</text:span></text:p>
      <text:p text:style-name="P6"><text:span text:style-name="T4">— Да, да, именно в детстве. Да.</text:span></text:p>
      <text:p text:style-name="P6"><text:soft-page-break/><text:span text:style-name="T4">—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span></text:p>
      <text:p text:style-name="P6"><text:span text:style-name="T4">Ромашов с нежностью поглядел на нее.</text:span></text:p>
      <text:p text:style-name="P6"><text:span text:style-name="T4">—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span></text:p>
      <text:p text:style-name="P6"><text:span text:style-name="T4">— Унзер? — Шурочка подняла голову и, прищурясь, посмотрела вдаль, в темный угол комнаты, стараясь представить себе то, о чем говорил Ромашов.</text:span></text:p>
      <text:p text:style-name="P6"><text:span text:style-name="T4">— Нет, погодите: это что-то зеленое, острое. Ну да, ну да, конечно же — насекомое! Вроде кузнечика, только противнее и злее… Фу, какие мы с вами глупые, Ромочка.</text:span></text:p>
      <text:p text:style-name="P6"><text:span text:style-name="T4">—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span></text:p>
      <text:p text:style-name="P6"><text:span text:style-name="T4">—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span></text:p>
      <text:p text:style-name="P6"><text:span text:style-name="T4">Ромашов глядел на нее восхищенными глазами и повторял глухим, счастливым, тихим голосом:</text:span></text:p>
      <text:p text:style-name="P6"><text:span text:style-name="T4">— Да, да… этого нельзя объяснить… Это странно… Это необъяснимо…</text:span></text:p>
      <text:p text:style-name="P6"><text:span text:style-name="T4">— Ну, однако, господа психологи, или как вас там, довольно, пора ужинать, — сказал Николаев, вставая со стула.</text:span></text:p>
      <text:p text:style-name="P6"><text:span text:style-name="T4">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span></text:p>
      <text:p text:style-name="P6"><text:span text:style-name="T4">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span></text:p>
      <text:p text:style-name="P6"><text:span text:style-name="T4">— Вы, конечно, не можете без этой гадости обойтись?</text:span></text:p>
      <text:p text:style-name="P6"><text:span text:style-name="T4">Ромашов виновато улыбнулся и от замешательства поперхнулся водкой и закашлялся.</text:span></text:p>
      <text:p text:style-name="P6"><text:span text:style-name="T4">—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span></text:p>
      <text:p text:style-name="P6"><text:span text:style-name="T4">Ее муж, читавший в это время только что принесенный приказ, вдруг воскликнул:</text:span></text:p>
      <text:p text:style-name="P6"><text:span text:style-name="T4">—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span></text:p>
      <text:p text:style-name="P6"><text:span text:style-name="T4">Ромашов смущенно заморгал веками.</text:span></text:p>
      <text:p text:style-name="P6"><text:span text:style-name="T4">— Нет, я не заметил. Впрочем, кажется, пьет…</text:span></text:p>
      <text:p text:style-name="P6"><text:span text:style-name="T4">—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span></text:p>
      <text:p text:style-name="P6"><text:span text:style-name="T4">Тотчас же после ужина Николаев, который ел так же много и усердно, как и занимался своими науками, стал зевать и, наконец, откровенно заметил:</text:span></text:p>
      <text:p text:style-name="P6"><text:span text:style-name="T4">— Господа, а что, если бы на минутку пойти поспать? «Соснуть», как говорилось в старых добрых романах.</text:span></text:p>
      <text:p text:style-name="P6"><text:span text:style-name="T4">—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span></text:p>
      <text:p text:style-name="P6"><text:span text:style-name="T4">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span></text:p>
      <text:p text:style-name="P6"><text:span text:style-name="T4">— Вы, смотрите, не забывайте нас. Здесь вам всегда рады. Чем пьянствовать со своим Назанским, сидите лучше у нас. Только помните: мы с вами не церемонимся.</text:span></text:p>
      <text:p text:style-name="P6"><text:span text:style-name="T4">Он услышал эти слова в своем сознании и понял их, только выйдя на улицу.</text:span></text:p>
      <text:p text:style-name="P6"><text:span text:style-name="T4">— Да, со мной не церемонятся, — прошептал он с той горькой обидчивостью, к которой так болезненно склонны молодые и самолюбивые люди его возраста.</text:span></text:p>
      <text:p text:style-name="P4"><text:soft-page-break/></text:p>
      <text:p text:style-name="P1"><text:span text:style-name="T3">V</text:span></text:p>
      <text:p text:style-name="P3"/>
      <text:p text:style-name="P6"><text:span text:style-name="T4">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span></text:p>
      <text:p text:style-name="P6"><text:span text:style-name="T4">— Ходить, ходить кажын день. И чего ходить, черт его знает!..</text:span></text:p>
      <text:p text:style-name="P6"><text:span text:style-name="T4">А другой солдатский голос, незнакомый подпоручику, ответил равнодушно, вместе с продолжительным, ленивым зевком:</text:span></text:p>
      <text:p text:style-name="P6"><text:span text:style-name="T4">— Дела, братец ты мой… С жиру это все. Ну, прощевай, что ли, Степан.</text:span></text:p>
      <text:p text:style-name="P6"><text:span text:style-name="T4">— Прощай, Баулин. Заходи когда.</text:span></text:p>
      <text:p text:style-name="P6"><text:span text:style-name="T4">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span></text:p>
      <text:p text:style-name="P6"><text:span text:style-name="T4">—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span></text:p>
      <text:p text:style-name="P6"><text:span text:style-name="T4">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span></text:p>
      <text:p text:style-name="P6"><text:span text:style-name="T4">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text:span text:style-name="T6">назло ей</text:span><text:span text:style-name="T4">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span></text:p>
      <text:p text:style-name="P6"><text:span text:style-name="T4">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span></text:p>
      <text:p text:style-name="P6"><text:span text:style-name="T4">И сейчас же, по своей привычке, прибавил мысленно:</text:span></text:p>
      <text:p text:style-name="P6"><text:span text:style-name="T4">«Его выразительные черные глаза сверкали решимостью и презрением!»</text:span></text:p>
      <text:p text:style-name="P6"><text:span text:style-name="T4">Хотя глаза у него были вовсе не черные, а самые обыкновенные — желтоватые, с зеленым ободком.</text:span></text:p>
      <text:p text:style-name="P6"><text:span text:style-name="T4">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span></text:p>
      <text:p text:style-name="P6"><text:span text:style-name="T4">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span></text:p>
      <text:p text:style-name="P6"><text:span text:style-name="T4">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span></text:p>
      <text:p text:style-name="P6"><text:span text:style-name="T4">— Это я, Адам Иванович. Отворите-ка на секунду, — сказал Ромашов.</text:span></text:p>
      <text:p text:style-name="P6"><text:span text:style-name="T4">Зегржт влез на подоконник и просунул в форточку свой лысый лоб и свалявшуюся на один бок жидкую бороду.</text:span></text:p>
      <text:p text:style-name="P6"><text:span text:style-name="T4">— Это вы, подпоручик Ромашов? А что?</text:span></text:p>
      <text:p text:style-name="P6"><text:span text:style-name="T4">— Назанский дома?</text:span></text:p>
      <text:p text:style-name="P6"><text:span text:style-name="T4">—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span></text:p>
      <text:p text:style-name="P6"><text:span text:style-name="T4">— Да, да, да… это… в самом деле… — перебил рассеянно Ромашов. — А, скажите, каков он? Можно его видеть?</text:span></text:p>
      <text:p text:style-name="P6"><text:span text:style-name="T4">—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span></text:p>
      <text:p text:style-name="P6"><text:span text:style-name="T4">— Извините, Адам Иванович, я сейчас, — прервал его Ромашов. — Если позволите, я зайду в другой раз. Очень спешное дело…</text:span></text:p>
      <text:p text:style-name="P6"><text:soft-page-break/><text:span text:style-name="T4">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span></text:p>
      <text:p text:style-name="P6"><text:span text:style-name="T4">—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span></text:p>
      <text:p text:style-name="P4"/>
      <text:p text:style-name="P5"/>
      <text:p text:style-name="P5"/>
      <text:p text:style-name="P6"><text:span text:style-name="T4">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span></text:p>
      <text:p text:style-name="P6"><text:span text:style-name="T4">—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span></text:p>
      <text:p text:style-name="P6"><text:span text:style-name="T4">— Да. Мне сейчас об этом говорил Николаев.</text:span></text:p>
      <text:p text:style-name="P6"><text:span text:style-name="T4">Опять Ромашову вспомнились ужасные слова денщика Степана, и лицо его страдальчески сморщилось.</text:span></text:p>
      <text:p text:style-name="P6"><text:span text:style-name="T4">— А! Вы были у Николаевых? — вдруг с живостью и с видимым интересом спросил Назанский. — Вы часто бываете у них?</text:span></text:p>
      <text:p text:style-name="P6"><text:span text:style-name="T4">Какой-то смутный инстинкт осторожности, вызванный необычным тоном этого вопроса, заставил Ромашова солгать, и он ответил небрежно:</text:span></text:p>
      <text:p text:style-name="P6"><text:span text:style-name="T4">— Нет, совсем не часто. Так, случайно зашел.</text:span></text:p>
      <text:p text:style-name="P6"><text:span text:style-name="T4">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span></text:p>
      <text:p text:style-name="P6"><text:span text:style-name="T4">—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span></text:p>
      <text:p text:style-name="P6"><text:span text:style-name="T4">— Спасибо. Я потом.</text:span></text:p>
      <text:p text:style-name="P6"><text:span text:style-name="T4">Назанский прошелся по комнате, засунув руки в карманы. Сделав два конца, он заговорил, точно продолжая только что прерванную беседу:</text:span></text:p>
      <text:p text:style-name="P6"><text:span text:style-name="T4">—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span></text:p>
      <text:p text:style-name="P6"><text:span text:style-name="T4">— Но это — главное в жизни, — задумчиво произнес Ромашов.</text:span></text:p>
      <text:p text:style-name="P6"><text:span text:style-name="T4">—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span></text:p>
      <text:p text:style-name="P6"><text:span text:style-name="T4">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span></text:p>
      <text:p text:style-name="P6"><text:span text:style-name="T4">А Назанский все ходил по комнате и говорил, не глядя на Ромашова, точно обращаясь к стенам и к углам комнаты:</text:span></text:p>
      <text:p text:style-name="P6"><text:span text:style-name="T4">—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span></text:p>
      <text:p text:style-name="P6"><text:span text:style-name="T4">Назанский опять подошел к поставцу и, выпив, аккуратно притворил дверцы. Ромашов лениво, почти бессознательно, встал и сделал то же самое.</text:span></text:p>
      <text:p text:style-name="P6"><text:span text:style-name="T4">— О чем же вы думали перед моим приходом, Василий Нилыч? — спросил он, садясь по-прежнему на подоконник.</text:span></text:p>
      <text:p text:style-name="P6"><text:span text:style-name="T4">Но Назанский почти не слыхал его вопроса.</text:span></text:p>
      <text:p text:style-name="P6"><text:span text:style-name="T4">—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span></text:p>
      <text:p text:style-name="P6"><text:span text:style-name="T4">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span></text:p>
      <text:p text:style-name="P6"><text:soft-page-break/><text:span text:style-name="T4">— Любовь! К женщине! Какая бездна тайны! Какое наслаждение и какое острое, сладкое страдание! — вдруг воскликнул восторженно Назанский.</text:span></text:p>
      <text:p text:style-name="P6"><text:span text:style-name="T4">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span></text:p>
      <text:p text:style-name="P6"><text:span text:style-name="T4">—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span></text:p>
      <text:p text:style-name="P3"/>
      <text:p text:style-name="P9"><text:span text:style-name="T4">Лю-юбовь — что такое?</text:span></text:p>
      <text:p text:style-name="P9"><text:span text:style-name="T4">Что тако-ое любовь?</text:span></text:p>
      <text:p text:style-name="P9"><text:span text:style-name="T4">Это чувство неземное,</text:span></text:p>
      <text:p text:style-name="P9"><text:span text:style-name="T4">Что волнует нашу кровь.</text:span></text:p>
      <text:p text:style-name="P10"/>
      <text:p text:style-name="P6"><text:span text:style-name="T4">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span></text:p>
      <text:p text:style-name="P6"><text:span text:style-name="T4">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span></text:p>
      <text:p text:style-name="P6"><text:span text:style-name="T4">— Вы говорили о женской любви — о бездне, о тайне, о радости, — напомнил Ромашов.</text:span></text:p>
      <text:p text:style-name="P6"><text:span text:style-name="T4">—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span></text:p>
      <text:p text:style-name="P6"><text:span text:style-name="T4">— Это правда, — тихо и печально согласился Ромашов.</text:span></text:p>
      <text:p text:style-name="P6"><text:span text:style-name="T4">—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span></text:p>
      <text:p text:style-name="P6"><text:span text:style-name="T4">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span></text:p>
      <text:p text:style-name="P6"><text:span text:style-name="T4">—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span></text:p>
      <text:p text:style-name="P6"><text:span text:style-name="T4">— И кончить сумасшествием, — мрачно сказал Ромашов.</text:span></text:p>
      <text:p text:style-name="P6"><text:span text:style-name="T4">—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span></text:p>
      <text:p text:style-name="P6"><text:span text:style-name="T4">—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span></text:p>
      <text:p text:style-name="P6"><text:span text:style-name="T4">—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span></text:p>
      <text:p text:style-name="P6"><text:span text:style-name="T4">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span></text:p>
      <text:p text:style-name="P6"><text:span text:style-name="T4">—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span></text:p>
      <text:p text:style-name="P6"><text:span text:style-name="T4">Назанский остановился и долго смотрел в раскрытое окно.</text:span></text:p>
      <text:p text:style-name="P6"><text:span text:style-name="T4">—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span></text:p>
      <text:p text:style-name="P6"><text:span text:style-name="T4">Он сел на корточки перед чемоданом и стал неторопливо переворачивать в нем какие-то бумаги. В то же время он продолжал говорить:</text:span></text:p>
      <text:p text:style-name="P6"><text:span text:style-name="T4">—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span></text:p>
      <text:p text:style-name="P6"><text:soft-page-break/><text:span text:style-name="T4">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span></text:p>
      <text:p text:style-name="P3"/>
      <text:p text:style-name="P8"><text:span text:style-name="T8">«…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text:span text:style-name="T11">вы</text:span><text:span text:style-name="T8"> <text:s/>их во мне возбуждали. Я не хочу, чтобы </text:span><text:span text:style-name="T11">вы</text:span><text:span text:style-name="T8"> <text:s/>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span></text:p>
      <text:p text:style-name="P8"><text:span text:style-name="T8">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span></text:p>
      <text:p text:style-name="P3"/>
      <text:p text:style-name="P6"><text:span text:style-name="T4">— Дальше вам не интересно, — сказал Назанский, вынимая из рук Ромашова письмо. — Это было ее единственное письмо ко мне.</text:span></text:p>
      <text:p text:style-name="P6"><text:span text:style-name="T4">— Что же было потом? — с трудом спросил Ромашов.</text:span></text:p>
      <text:p text:style-name="P6"><text:span text:style-name="T4">— Потом? Потом мы не видались больше. Она… она уехала куда-то и, кажется, вышла замуж за… одного инженера. Это второстепенное.</text:span></text:p>
      <text:p text:style-name="P6"><text:span text:style-name="T4">— И вы никогда не бываете у Александры Петровны?</text:span></text:p>
      <text:p text:style-name="P6"><text:span text:style-name="T4">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span></text:p>
      <text:p text:style-name="P6"><text:span text:style-name="T4">— Как? И вы — тоже? — тихо, с выражением безумного страха в глазах, произнес наконец Назанский.</text:span></text:p>
      <text:p text:style-name="P6"><text:span text:style-name="T4">Но он тотчас же опомнился и с натянутым смехом воскликнул:</text:span></text:p>
      <text:p text:style-name="P6"><text:span text:style-name="T4">—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span></text:p>
      <text:p text:style-name="P6"><text:span text:style-name="T4">— Мне пора домой, Василий Нилыч. Поздно, — сказал Ромашов, вставая.</text:span></text:p>
      <text:p text:style-name="P6"><text:span text:style-name="T4">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span></text:p>
      <text:p text:style-name="P6"><text:span text:style-name="T4">Ветер утих.</text:span></text:p>
      <text:p text:style-name="P6"><text:span text:style-name="T4">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span></text:p>
      <text:p text:style-name="P6"><text:span text:style-name="T4">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span></text:p>
      <text:p text:style-name="P3"/>
      <text:p text:style-name="P8"><text:span text:style-name="T8">«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text:span text:style-name="T11">там</text:span><text:span text:style-name="T8"> <text:s/>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span></text:p>
      <text:p text:style-name="P3"/>
      <text:p text:style-name="P9"><text:span text:style-name="T4">Владеть кинжалом я умею,</text:span></text:p>
      <text:p text:style-name="P9"><text:span text:style-name="T4">Я близ Кавказа рождена!!!</text:span></text:p>
      <text:p text:style-name="P10"/>
      <text:p text:style-name="P12"><text:span text:style-name="T9">Прежде ваша, теперь ничья </text:span><text:span text:style-name="T10">Раиса</text:span><text:span text:style-name="T9"> .</text:span></text:p>
      <text:p text:style-name="P13"/>
      <text:p text:style-name="P14"><text:span text:style-name="T8">P.S. Непременно будьте в ту субботу в собрании. Нам надо объясниться. Я для вас оставлю 3-ю кадриль, но уж теперь </text:span><text:span text:style-name="T11">не по значению</text:span><text:span text:style-name="T8"> .</text:span></text:p>
      <text:p text:style-name="P15"><text:soft-page-break/><text:span text:style-name="T10">Р.П.</text:span><text:span text:style-name="T9"> »</text:span></text:p>
      <text:p text:style-name="P3"/>
      <text:p text:style-name="P6"><text:span text:style-name="T4">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span></text:p>
      <text:p text:style-name="P6"><text:span text:style-name="T4">«Его мысли были серы, как солдатское сукно».</text:span></text:p>
      <text:p text:style-name="P6"><text:span text:style-name="T4">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span></text:p>
      <text:p text:style-name="P6"><text:span text:style-name="T4">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span></text:p>
      <text:p text:style-name="P4"/>
      <text:p text:style-name="P1"><text:span text:style-name="T3">VI</text:span></text:p>
      <text:p text:style-name="P3"/>
      <text:p text:style-name="P6"><text:span text:style-name="T4">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span></text:p>
      <text:p text:style-name="P6"><text:span text:style-name="T4">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span></text:p>
      <text:p text:style-name="P6"><text:span text:style-name="T4">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span></text:p>
      <text:p text:style-name="P6"><text:span text:style-name="T4">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span></text:p>
      <text:p text:style-name="P6"><text:span text:style-name="T4">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span></text:p>
      <text:p text:style-name="P6"><text:span text:style-name="T4">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span></text:p>
      <text:p text:style-name="P6"><text:span text:style-name="T4">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span></text:p>
      <text:p text:style-name="P6"><text:span text:style-name="T4">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span></text:p>
      <text:p text:style-name="P6"><text:span text:style-name="T4">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span></text:p>
      <text:p text:style-name="P6"><text:span text:style-name="T4">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span></text:p>
      <text:p text:style-name="P6"><text:span text:style-name="T4">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span></text:p>
      <text:p text:style-name="P6"><text:span text:style-name="T4">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span></text:p>
      <text:p text:style-name="P6"><text:span text:style-name="T4">«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text:span text:style-name="T6">я</text:span><text:span text:style-name="T4"> <text:s/>сижу. Я. Ведь это — Я! Но ведь это только он решил, что я должен сидеть. Я не давал своего согласия».</text:span></text:p>
      <text:p text:style-name="P6"><text:span text:style-name="T4">—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span></text:p>
      <text:p text:style-name="P6"><text:span text:style-name="T4">— Я. О, как странно!.. Я-а, — протянул он медленно, вникая всем сознанием в этот звук.</text:span></text:p>
      <text:p text:style-name="P6"><text:span text:style-name="T4">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text:span text:style-name="T6">это</text:span><text:span text:style-name="T4"> <text:s/>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span></text:p>
      <text:p text:style-name="P6"><text:span text:style-name="T4">«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span></text:p>
      <text:p text:style-name="P6"><text:span text:style-name="T4">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span></text:p>
      <text:p text:style-name="P6"><text:soft-page-break/><text:span text:style-name="T4">Загремела дверь, и в комнату вскочил Гайнан. Переминаясь с ноги на ногу и вздергивая плечами, точно приплясывая, он крикнул:</text:span></text:p>
      <text:p text:style-name="P6"><text:span text:style-name="T4">— Ваша благородия. Буфенчик больше на даваит папиросов. Говорит, поручик Скрябин не велел тебе в долг давать.</text:span></text:p>
      <text:p text:style-name="P6"><text:span text:style-name="T4">— Ах, черт! — вырвалось у Ромашова. — Ну, иди, иди себе… Как же я буду без папирос?.. Ну, все равно, можешь идти, Гайнан.</text:span></text:p>
      <text:p text:style-name="P6"><text:span text:style-name="T4">«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text:span text:style-name="T6">Меня</text:span><text:span text:style-name="T4"> <text:s/>привязывала… Да, да… У солдата тоже — Я… Полковник Шульгович… Вспомнил… Ну, теперь дальше, дальше…</text:span></text:p>
      <text:p text:style-name="P6"><text:span text:style-name="T4">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span></text:p>
      <text:p text:style-name="P6"><text:span text:style-name="T4">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text:span text:style-name="T6">Меня</text:span><text:span text:style-name="T4"> . Меня!!! Почему же мое Я подчинялось призракам?»</text:span></text:p>
      <text:p text:style-name="P6"><text:span text:style-name="T4">Ромашов сел к столу, облокотился на него и сжал голову руками. Он с трудом удерживал эти необычные для него, разбегающиеся мысли.</text:span></text:p>
      <text:p text:style-name="P6"><text:span text:style-name="T4">«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span></text:p>
      <text:p text:style-name="P6"><text:span text:style-name="T4">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span></text:p>
      <text:p text:style-name="P6"><text:span text:style-name="T4">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span></text:p>
      <text:p text:style-name="P6"><text:span text:style-name="T4">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span></text:p>
      <text:p text:style-name="P6"><text:span text:style-name="T4">— Что тебе надо, черт!..</text:span></text:p>
      <text:p text:style-name="P6"><text:span text:style-name="T4">Гайнан положил на стол коричневую бумажную пачку.</text:span></text:p>
      <text:p text:style-name="P6"><text:span text:style-name="T4">— Тебе! — сказал он фамильярно и ласково, и Ромашов почувствовал, что он дружески улыбается за его спиной. — Тебе папиросы. Куры!</text:span></text:p>
      <text:p text:style-name="P6"><text:span text:style-name="T4">Ромашов посмотрел на пачку. На ней было напечатано: папиросы «Трубач», цена 3 коп. 20 шт.</text:span></text:p>
      <text:p text:style-name="P6"><text:span text:style-name="T4">— Что это такое? Зачем? — спросил он с удивлением. — Откуда ты взял?</text:span></text:p>
      <text:p text:style-name="P6"><text:span text:style-name="T4">— Вижу, тебе папиросов нет. Купил за свой деньга. Куры, пожалюста, куры. Ничего. Дару тебе.</text:span></text:p>
      <text:p text:style-name="P6"><text:span text:style-name="T4">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span></text:p>
      <text:p text:style-name="P6"><text:span text:style-name="T4">«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span></text:p>
      <text:p text:style-name="P6"><text:span text:style-name="T4">Он опять встал и, заложив руки за спину, зашагал по комнате.</text:span></text:p>
      <text:p text:style-name="P6"><text:span text:style-name="T4">«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span></text:p>
      <text:p text:style-name="P6"><text:span text:style-name="T4">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span></text:p>
      <text:p text:style-name="P6"><text:span text:style-name="T4">— Ваше высокоблагородие, молодых пригнали!..</text:span></text:p>
      <text:p text:style-name="P6"><text:span text:style-name="T4">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text:span text:style-name="T6">солдаты</text:span><text:span text:style-name="T4"> ! Они не хотели идти. </text:span><text:span text:style-name="T6">Их Я не хотело</text:span><text:span text:style-name="T4">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span></text:p>
      <text:p text:style-name="P4"/>
      <text:p text:style-name="P5"/>
      <text:p text:style-name="P5"/>
      <text:p text:style-name="P6"><text:soft-page-break/><text:span text:style-name="T4">Ромашов дошел до кровати и повалился на нее.</text:span></text:p>
      <text:p text:style-name="P6"><text:span text:style-name="T4">«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 Ах, что же мне делать! Что же мне делать!..»</text:span></text:p>
      <text:p text:style-name="P6"><text:span text:style-name="T4">— Арестантик, арестантик! — зазвенел под окном ясный женский голос.</text:span></text:p>
      <text:p text:style-name="P6"><text:span text:style-name="T4">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span></text:p>
      <text:p text:style-name="P6"><text:span text:style-name="T4">— Пода-айте бе-едному заключенненькому…</text:span></text:p>
      <text:p text:style-name="P6"><text:span text:style-name="T4">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span></text:p>
      <text:p text:style-name="P6"><text:span text:style-name="T4">«Вот так! Вот так надо искать выхода!» — закричал в душе Ромашова смеющийся, ликующий голос.</text:span></text:p>
      <text:p text:style-name="P6"><text:span text:style-name="T4">— Ромочка! Сумасшедший! Что вы делаете?</text:span></text:p>
      <text:p text:style-name="P6"><text:span text:style-name="T4">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span></text:p>
      <text:p text:style-name="P6"><text:span text:style-name="T4">— Александра Петровна! Как мне благодарить вас? Милая!</text:span></text:p>
      <text:p text:style-name="P6"><text:span text:style-name="T4">—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span></text:p>
      <text:p text:style-name="P6"><text:span text:style-name="T4">Он смотрел на нее сияющими, влюбленными глазами, не выпуская ее руки из своей, — она опять не сопротивлялась этому, — и говорил поспешно:</text:span></text:p>
      <text:p text:style-name="P6"><text:span text:style-name="T4">— Ах, если бы вы знали, о чем я думал нынче все утро… Если бы вы только знали! Но это потом…</text:span></text:p>
      <text:p text:style-name="P6"><text:span text:style-name="T4">— Да, потом… Вот идет мой супруг и повелитель… Пустите руку. Какой вы сегодня удивительный, Юрий Алексеевич. Даже похорошели.</text:span></text:p>
      <text:p text:style-name="P6"><text:span text:style-name="T4">К окну подошел Николаев. Он хмурился и не совсем любезно поздоровался с Ромашовым.</text:span></text:p>
      <text:p text:style-name="P6"><text:span text:style-name="T4">—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span></text:p>
      <text:p text:style-name="P6"><text:span text:style-name="T4">— Заходите, Юрий Алексеевич, — повторила и Шурочка.</text:span></text:p>
      <text:p text:style-name="P6"><text:span text:style-name="T4">Она отошла от окна, но тотчас же вернулась и сказала быстрым шепотом:</text:span></text:p>
      <text:p text:style-name="P6"><text:span text:style-name="T4">—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span></text:p>
      <text:p text:style-name="P4"/>
      <text:p text:style-name="P1"><text:span text:style-name="T3">VII</text:span></text:p>
      <text:p text:style-name="P3"/>
      <text:p text:style-name="P6"><text:span text:style-name="T4">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span></text:p>
      <text:p text:style-name="P6"><text:span text:style-name="T4">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span></text:p>
      <text:p text:style-name="P6"><text:span text:style-name="T4">— Я к вам по поручению командира полка, — сказал Федоровский сухим тоном, — потрудитесь одеться и ехать со мною.</text:span></text:p>
      <text:p text:style-name="P6"><text:span text:style-name="T4">— Виноват… я сейчас… форма одежды обыкновенная? Простите, я по-домашнему.</text:span></text:p>
      <text:p text:style-name="P6"><text:span text:style-name="T4">— Пожалуйста, не стесняйтесь. Сюртук. Если вы позволите, я бы присел?</text:span></text:p>
      <text:p text:style-name="P6"><text:soft-page-break/><text:span text:style-name="T4">— Ах, извините. Прошу вас. Не угодно ли чаю? — заторопился Ромашов.</text:span></text:p>
      <text:p text:style-name="P6"><text:span text:style-name="T4">— Нет, благодарю. Пожалуйста, поскорее.</text:span></text:p>
      <text:p text:style-name="P6"><text:span text:style-name="T4">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span></text:p>
      <text:p text:style-name="P6"><text:span text:style-name="T4">— Вы не знаете, зачем меня зовут?</text:span></text:p>
      <text:p text:style-name="P6"><text:span text:style-name="T4">Адъютант пожал плечами.</text:span></text:p>
      <text:p text:style-name="P6"><text:span text:style-name="T4">—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span></text:p>
      <text:p text:style-name="P6"><text:span text:style-name="T4">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span></text:p>
      <text:p text:style-name="P6"><text:span text:style-name="T4">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span></text:p>
      <text:p text:style-name="P6"><text:span text:style-name="T4">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span></text:p>
      <text:p text:style-name="P6"><text:span text:style-name="T4">—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span></text:p>
      <text:p text:style-name="P6"><text:span text:style-name="T4">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span></text:p>
      <text:p text:style-name="P6"><text:span text:style-name="T4">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span></text:p>
      <text:p text:style-name="P6"><text:span text:style-name="T4">Он говорил отрывисто:</text:span></text:p>
      <text:p text:style-name="P6"><text:span text:style-name="T4">—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span></text:p>
      <text:p text:style-name="P6"><text:span text:style-name="T4">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span></text:p>
      <text:p text:style-name="P6"><text:span text:style-name="T4">—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span></text:p>
      <text:p text:style-name="P6"><text:span text:style-name="T4">— Не смейте никогда этого делать! Это низость!.. Однако марш, марш, марш! К черту-с, к черту-с. Мое почте ни е-с!..</text:span></text:p>
      <text:p text:style-name="P6"><text:span text:style-name="T4">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span></text:p>
      <text:p text:style-name="P6"><text:span text:style-name="T4">—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span></text:p>
      <text:p text:style-name="P6"><text:span text:style-name="T4">—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span></text:p>
      <text:p text:style-name="P6"><text:span text:style-name="T4">— Аки скимен! — шепнул Световидов с кривой улыбкой. — Прощайте, поручик. Желаю вам легкого пару.</text:span></text:p>
      <text:p text:style-name="P6"><text:span text:style-name="T4">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span></text:p>
      <text:p text:style-name="P6"><text:span text:style-name="T4">— Их высокоблагородие просят ваше благородие.</text:span></text:p>
      <text:p text:style-name="P6"><text:span text:style-name="T4">Он отворил дверь в кабинет, стоя боком, и сам попятился назад, давая дорогу. Ромашов вошел.</text:span></text:p>
      <text:p text:style-name="P6"><text:span text:style-name="T4">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span></text:p>
      <text:p text:style-name="P6"><text:span text:style-name="T4">—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span></text:p>
      <text:p text:style-name="P6"><text:span text:style-name="T4">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span></text:p>
      <text:p text:style-name="P6"><text:soft-page-break/><text:span text:style-name="T4">—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span></text:p>
      <text:p text:style-name="P6"><text:span text:style-name="T4">«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span></text:p>
      <text:p text:style-name="P6"><text:span text:style-name="T4">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span></text:p>
      <text:p text:style-name="P6"><text:span text:style-name="T4">—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text:span text:style-name="T6">смею</text:span><text:span text:style-name="T4"> <text:s/>не верить своему офицеру. Раз вы говорите — матушка, пусть будет матушка. Что ж, всяко бывает. Но знаете — все это как-то одно к одному, и, понимаете…</text:span></text:p>
      <text:p text:style-name="P6"><text:span text:style-name="T4">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span></text:p>
      <text:p text:style-name="P6"><text:span text:style-name="T4">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span></text:p>
      <text:p text:style-name="P6"><text:span text:style-name="T4">—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span></text:p>
      <text:p text:style-name="P6"><text:span text:style-name="T4">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span></text:p>
      <text:p text:style-name="P6"><text:span text:style-name="T4">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span></text:p>
      <text:p text:style-name="P6"><text:span text:style-name="T4">— Это кто же такой? Не помню что-то.</text:span></text:p>
      <text:p text:style-name="P6"><text:span text:style-name="T4">Шульгович сложил ладони рук в трубу около рта и закричал старушке в самое ухо:</text:span></text:p>
      <text:p text:style-name="P6"><text:span text:style-name="T4">—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span></text:p>
      <text:p text:style-name="P6"><text:span text:style-name="T4">— Точно так, господин полковник, пензенский.</text:span></text:p>
      <text:p text:style-name="P6"><text:span text:style-name="T4">— Ну да, ну да… Я теперь вспомнил. Ведь мы же земляки с вами. Наровчатского уезда, кажется?</text:span></text:p>
      <text:p text:style-name="P6"><text:span text:style-name="T4">— Точно так. Наровчатского.</text:span></text:p>
      <text:p text:style-name="P6"><text:span text:style-name="T4">—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span></text:p>
      <text:p text:style-name="P6"><text:span text:style-name="T4">— А-а! — Старушка многозначительно повела бровями. — Так, так, так… То-то, я думаю… Значит, вы, выходит, сынок Сергея Петровича Шишкина?</text:span></text:p>
      <text:p text:style-name="P6"><text:span text:style-name="T4">— Мамаша! Ошиблись! Подпоручика фамилия — Ромашов, а совсем не Шишкин!..</text:span></text:p>
      <text:p text:style-name="P6"><text:span text:style-name="T4">—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span></text:p>
      <text:p text:style-name="P6"><text:span text:style-name="T4">—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span></text:p>
      <text:p text:style-name="P6"><text:span text:style-name="T4">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span></text:p>
      <text:p text:style-name="P6"><text:span text:style-name="T4">— А вы водки? — спросил Шульгович. — Ведь пьете?</text:span></text:p>
      <text:p text:style-name="P6"><text:span text:style-name="T4">— Нет. Благодарю покорно. Мне что-то не хочется, — ответил Ромашов сиплым голосом и прокашлялся.</text:span></text:p>
      <text:p text:style-name="P6"><text:span text:style-name="T4">— И-и пре-екрасно. Самое лучшее. Желаю и впредь так же.</text:span></text:p>
      <text:p text:style-name="P6"><text:span text:style-name="T4">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span></text:p>
      <text:p text:style-name="P6"><text:span text:style-name="T4">— Если бы я был царь, всегда бы ел спаржу!</text:span></text:p>
      <text:p text:style-name="P6"><text:span text:style-name="T4">Но раньше, за рыбой, он не утерпел и закричал на Ромашова начальническим тоном:</text:span></text:p>
      <text:p text:style-name="P6"><text:soft-page-break/><text:span text:style-name="T4">—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span></text:p>
      <text:p text:style-name="P6"><text:span text:style-name="T4">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span></text:p>
      <text:p text:style-name="P6"><text:span text:style-name="T4">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span></text:p>
      <text:p text:style-name="P6"><text:span text:style-name="T4">—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span></text:p>
      <text:p text:style-name="P6"><text:span text:style-name="T4">Офицеры встали и вытянулись.</text:span></text:p>
      <text:p text:style-name="P6"><text:span text:style-name="T4">«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span></text:p>
      <text:p text:style-name="P6"><text:span text:style-name="T4">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span></text:p>
      <text:p text:style-name="P6"><text:span text:style-name="T4">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span></text:p>
      <text:p text:style-name="P6"><text:span text:style-name="T4">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span></text:p>
      <text:p text:style-name="P6"><text:span text:style-name="T4">— Гайнан! — окликнул его Ромашов.</text:span></text:p>
      <text:p text:style-name="P6"><text:span text:style-name="T4">Денщик вздрогнул и, вскочив с кровати, вытянулся. На лице его отразились испуг и замешательство.</text:span></text:p>
      <text:p text:style-name="P6"><text:span text:style-name="T4">— Алла? — спросил Ромашов дружелюбно.</text:span></text:p>
      <text:p text:style-name="P6"><text:span text:style-name="T4">Безусый мальчишеский рот черемиса весь растянулся в длинную улыбку, от которой при огне свечи засверкали его великолепные белые зубы.</text:span></text:p>
      <text:p text:style-name="P6"><text:span text:style-name="T4">— Алла, ваша благородия!</text:span></text:p>
      <text:p text:style-name="P6"><text:span text:style-name="T4">— Ну, ну, ну… Сиди себе, сиди. — Ромашов ласково погладил денщика по плечу. — Все равно, Гайнан, у тебя алла, у меня алла. Один, братец, алла у всех человеков.</text:span></text:p>
      <text:p text:style-name="P6"><text:span text:style-name="T4">«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span></text:p>
      <text:p text:style-name="P6"><text:span text:style-name="T4">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span></text:p>
      <text:p text:style-name="P4"/>
      <text:p text:style-name="P1"><text:span text:style-name="T3">VIII</text:span></text:p>
      <text:p text:style-name="P3"/>
      <text:p text:style-name="P6"><text:span text:style-name="T4">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span></text:p>
      <text:p text:style-name="P6"><text:span text:style-name="T4">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span></text:p>
      <text:p text:style-name="P4"/>
      <text:p text:style-name="P5"/>
      <text:p text:style-name="P5"/>
      <text:p text:style-name="P6"><text:span text:style-name="T4">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span></text:p>
      <text:p text:style-name="P6"><text:span text:style-name="T4">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span></text:p>
      <text:p text:style-name="P6"><text:soft-page-break/><text:span text:style-name="T4">—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span></text:p>
      <text:p text:style-name="P6"><text:span text:style-name="T4">— Спасибо, голубчик, — с тяжелым вздохом ответил Лещенко. — Конечно, нервы у нее… Такое время теперь.</text:span></text:p>
      <text:p text:style-name="P6"><text:span text:style-name="T4">— А отчего же вы не вместе с супругой? Или, может быть, Марья Викторовна не собирается сегодня?</text:span></text:p>
      <text:p text:style-name="P6"><text:span text:style-name="T4">—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span></text:p>
      <text:p text:style-name="P6"><text:span text:style-name="T4">— Круазе в середину! Тонкая резь. Вынимай шара из лузы, Бек! — крикнул Олизар.</text:span></text:p>
      <text:p text:style-name="P6"><text:span text:style-name="T4">— Ты сначала делай шара, а потом я выну, — сердито отозвался Бек-Агамалов.</text:span></text:p>
      <text:p text:style-name="P6"><text:span text:style-name="T4">Лещенко забрал в рот бурые кончики усов и сосредоточенно пожевал их.</text:span></text:p>
      <text:p text:style-name="P6"><text:span text:style-name="T4">— У меня к вам просьба, голубчик Юрий Алексеич, — сказал он просительно и запинаясь, — сегодня ведь вы распорядитель танцев?</text:span></text:p>
      <text:p text:style-name="P6"><text:span text:style-name="T4">—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span></text:p>
      <text:p text:style-name="P6"><text:span text:style-name="T4">— Вот я вас и хочу попросить, голубчик, — продолжал Лещенко умильным тоном. — Бог уж с ней, устройте, чтобы она не очень сидела. Знаете, прошу вас по-товарищески.</text:span></text:p>
      <text:p text:style-name="P6"><text:span text:style-name="T4">— Марья Викторовна?</text:span></text:p>
      <text:p text:style-name="P6"><text:span text:style-name="T4">— Ну да. Пожалуйста уж.</text:span></text:p>
      <text:p text:style-name="P6"><text:span text:style-name="T4">— Желтый дуплет в угол, — заказал Бек-Агамалов. — Как в аптеке будет.</text:span></text:p>
      <text:p text:style-name="P6"><text:span text:style-name="T4">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span></text:p>
      <text:p text:style-name="P6"><text:span text:style-name="T4">— Жамаис! — уверенно дразнил его Олизар. — Этого даже я не сделаю.</text:span></text:p>
      <text:p text:style-name="P6"><text:span text:style-name="T4">Кий Агамалова с сухим треском скользнул по шару, но шар не сдвинулся с места.</text:span></text:p>
      <text:p text:style-name="P6"><text:span text:style-name="T4">— Кикс! — радостно закричал Олизар и затанцевал канкан вокруг бильярда.</text:span></text:p>
      <text:p text:style-name="P6"><text:span text:style-name="T4">— Когда ты спышь — храпышь, дюша мой?</text:span></text:p>
      <text:p text:style-name="P6"><text:span text:style-name="T4">Агамалов стукнул толстым концом кия о пол.</text:span></text:p>
      <text:p text:style-name="P6"><text:span text:style-name="T4">— А ты не смей под руку говорить! — крикнул он, сверкая черными глазами. — Я игру брошу.</text:span></text:p>
      <text:p text:style-name="P6"><text:span text:style-name="T4">— Нэ кирпичись, дюша мой, кровь испортышь. Модистку в угол!..</text:span></text:p>
      <text:p text:style-name="P6"><text:span text:style-name="T4">К Ромашову подскочил один из вестовых, наряженных на дежурство в переднюю, чтобы раздевать приезжающих дам.</text:span></text:p>
      <text:p text:style-name="P6"><text:span text:style-name="T4">— Ваше благородие, вас барыня просят в залу.</text:span></text:p>
      <text:p text:style-name="P6"><text:span text:style-name="T4">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span></text:p>
      <text:p text:style-name="P6"><text:span text:style-name="T4">— Подпоручик Ромашо-ов, прикажите сыграть что-нибудь для слу-уха. Пожа-алуйста…</text:span></text:p>
      <text:p text:style-name="P6"><text:span text:style-name="T4">— Слушаю-с. — Ромашов поклонился и подошел к музыкантскому окну. — Зиссерман, — крикнул он старосте оркестра, — валяй для слуха!</text:span></text:p>
      <text:p text:style-name="P6"><text:span text:style-name="T4">Сквозь раскрытое окно галереи грянули первые раскаты увертюры из «Жизни за царя», и в такт им заколебались вверх и вниз языки свечей.</text:span></text:p>
      <text:p text:style-name="P6"><text:soft-page-break/><text:span text:style-name="T4">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span></text:p>
      <text:p text:style-name="P6"><text:span text:style-name="T4">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span></text:p>
      <text:p text:style-name="P6"><text:span text:style-name="T4">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span></text:p>
      <text:p text:style-name="P6"><text:span text:style-name="T4">— А что, подпоручик, в карточной уже винтят?</text:span></text:p>
      <text:p text:style-name="P6"><text:span text:style-name="T4">— Нет еще. Все в столовой.</text:span></text:p>
      <text:p text:style-name="P6"><text:span text:style-name="T4">— Нет еще? Знаешь, Сонечка, я того… пойду в столовую — «Инвалид» пробежать. Вы, милый Ромашов, попасите ее… ну, там какую-нибудь кадриленцию.</text:span></text:p>
      <text:p text:style-name="P6"><text:span text:style-name="T4">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span></text:p>
      <text:p text:style-name="P6"><text:span text:style-name="T4">Барышни, разнообразно картавя, смеясь и перебивая друг дружку, набросились на Ромашова:</text:span></text:p>
      <text:p text:style-name="P6"><text:span text:style-name="T4">— Отчего вы к нам не пьиходили?</text:span></text:p>
      <text:p text:style-name="P6"><text:span text:style-name="T4">— Звой, звой, звой!</text:span></text:p>
      <text:p text:style-name="P6"><text:span text:style-name="T4">— Нехолосый, нехолосый, нехолосый!</text:span></text:p>
      <text:p text:style-name="P6"><text:span text:style-name="T4">— Звой, звой!</text:span></text:p>
      <text:p text:style-name="P6"><text:span text:style-name="T4">— Пьиглашаю вас на пейвую кадъиль.</text:span></text:p>
      <text:p text:style-name="P6"><text:span text:style-name="T4">— Mesdames!.. Mesdames! — говорил Ромашов, изображая собою против воли любезного кавалера и расшаркиваясь во все стороны.</text:span></text:p>
      <text:p text:style-name="P6"><text:span text:style-name="T4">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span></text:p>
      <text:p text:style-name="P6"><text:span text:style-name="T4">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span></text:p>
      <text:p text:style-name="P6"><text:span text:style-name="T4">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span></text:p>
      <text:p text:style-name="P6"><text:span text:style-name="T4">—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span></text:p>
      <text:p text:style-name="P6"><text:span text:style-name="T4">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span></text:p>
      <text:p text:style-name="P6"><text:span text:style-name="T4">— Петр Фаддеевич, милый, пожалуйста, подирижируйте нынче за меня, — попросил Ромашов.</text:span></text:p>
      <text:p text:style-name="P6"><text:span text:style-name="T4">— Ме, мон ами! — Бобетинский поднял кверху плечи и брови и сделал глупые глаза. — Но… мой дрюг, — перевел он по-русски. — С какой стати? Пуркуа? Право, вы меня… как это говорится?.. Вы меня эдивляете!..</text:span></text:p>
      <text:p text:style-name="P6"><text:span text:style-name="T4">— Дорогой мой, пожалуйста…</text:span></text:p>
      <text:p text:style-name="P6"><text:span text:style-name="T4">— Постойте… Во-первых, без фэ-миль-ярностей. Чтэ это тэкое — дорогой, тэкой-сякой е цетера?</text:span></text:p>
      <text:p text:style-name="P6"><text:span text:style-name="T4">— Ну, умоляю вас, Петр Фаддеич… Голова болит… и горло… положительно не могу.</text:span></text:p>
      <text:p text:style-name="P6"><text:span text:style-name="T4">Ромашов долго и убедительно упрашивал товарища. Наконец он даже решил пустить в дело лесть.</text:span></text:p>
      <text:p text:style-name="P6"><text:span text:style-name="T4">Ведь никто же в полку не умеет так красиво и разнообразно вести танцы, как Петр Фаддеевич. И кроме того, об этом также просила одна дама…</text:span></text:p>
      <text:p text:style-name="P6"><text:span text:style-name="T4">—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 Ну, хорошо, я, так и быть, согласен… Я согласен.</text:span></text:p>
      <text:p text:style-name="P6"><text:soft-page-break/><text:span text:style-name="T4">И таким же разочарованным голосом он вдруг прибавил:</text:span></text:p>
      <text:p text:style-name="P6"><text:span text:style-name="T4">— Мон шер ами, а нет ли у вас… как это называется… трех рюблей?</text:span></text:p>
      <text:p text:style-name="P6"><text:span text:style-name="T4">— К сожалению!.. — вздохнул Ромашов.</text:span></text:p>
      <text:p text:style-name="P6"><text:span text:style-name="T4">— А рубля?</text:span></text:p>
      <text:p text:style-name="P6"><text:span text:style-name="T4">— Мм!..</text:span></text:p>
      <text:p text:style-name="P6"><text:span text:style-name="T4">— Дезагреабль-с… Ничего не поделаешь. Ну, пойдемте в таком случае выпьем водки.</text:span></text:p>
      <text:p text:style-name="P6"><text:span text:style-name="T4">— Увы! И кредита нет, Петр Фаддеевич.</text:span></text:p>
      <text:p text:style-name="P6"><text:span text:style-name="T4">— Да-а? О, повр анфан! Все равно, пойдем. — Бобетинский сделал широкий и небрежный жест великодушия. — Я вас приветствую.</text:span></text:p>
      <text:p text:style-name="P6"><text:span text:style-name="T4">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span></text:p>
      <text:p text:style-name="P6"><text:span text:style-name="T4">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span></text:p>
      <text:p text:style-name="P6"><text:span text:style-name="T4">—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span></text:p>
      <text:p text:style-name="P6"><text:span text:style-name="T4">—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span></text:p>
      <text:p text:style-name="P6"><text:span text:style-name="T4">— Ну, знаете, ваших случаев не переслушаешь, — развязно перебил его Арчаковский, — расскажете еще что-нибудь, что было за царя Гороха.</text:span></text:p>
      <text:p text:style-name="P6"><text:span text:style-name="T4">— Гето, братец… ах, какой ты дерзкий… Ты еще мальчишка, а я, гето… Был, я говорю, такой случай…</text:span></text:p>
      <text:p text:style-name="P6"><text:span text:style-name="T4">— Только кровь может смыть пятно обиды, — вмешался напыщенным тоном поручик Бобетинский и по-петушиному поднял кверху плечи.</text:span></text:p>
      <text:p text:style-name="P6"><text:span text:style-name="T4">— Гето, был у нас прапорщик Солуха, — силился продолжать Лех.</text:span></text:p>
      <text:p text:style-name="P6"><text:span text:style-name="T4">К столу подошел, выйдя из буфета, командир первой роты, капитан Осадчий.</text:span></text:p>
      <text:p text:style-name="P6"><text:span text:style-name="T4">—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span></text:p>
      <text:p text:style-name="P6"><text:span text:style-name="T4">— А, колосс родосский, — ласково приветствовал его Лех. — Гето… садись ты около меня, памятник ты этакий… Водочки выпьешь со мною?</text:span></text:p>
      <text:p text:style-name="P6"><text:span text:style-name="T4">— И весьма, — низкой октавой ответил Осадчий.</text:span></text:p>
      <text:p text:style-name="P6"><text:span text:style-name="T4">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span></text:p>
      <text:p text:style-name="P6"><text:span text:style-name="T4">Осадчий выпил водки, разгрыз с хрустом редиску и спросил равнодушно:</text:span></text:p>
      <text:p text:style-name="P6"><text:span text:style-name="T4">— Ну-с, итак, какое же резюме почтенного собрания?</text:span></text:p>
      <text:p text:style-name="P6"><text:span text:style-name="T4">—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span></text:p>
      <text:p text:style-name="P6"><text:span text:style-name="T4">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span></text:p>
      <text:p text:style-name="P6"><text:span text:style-name="T4">—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span></text:p>
      <text:p text:style-name="P6"><text:span text:style-name="T4">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span></text:p>
      <text:p text:style-name="P6"><text:soft-page-break/><text:span text:style-name="T4">—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span></text:p>
      <text:p text:style-name="P6"><text:span text:style-name="T4">— Эх вы, Декадент Иванович, — грубо махнул на него рукой Арчаковский, — тряпку вам сосать.</text:span></text:p>
      <text:p text:style-name="P6"><text:span text:style-name="T4">— Гето, да дайте же мне, братцы, высказаться!</text:span></text:p>
      <text:p text:style-name="P6"><text:span text:style-name="T4">Сразу покрывая все голоса могучим звуком своего голоса, заговорил Осадчий:</text:span></text:p>
      <text:p text:style-name="P6"><text:span text:style-name="T4">—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span></text:p>
      <text:p text:style-name="P6"><text:span text:style-name="T4">—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span></text:p>
      <text:p text:style-name="P6"><text:span text:style-name="T4">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span></text:p>
      <text:p text:style-name="P6"><text:span text:style-name="T4">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span></text:p>
      <text:p text:style-name="P6"><text:span text:style-name="T4">— Господа, ну что-о же это такое! Дамы уж давно съехались, а вы тут сидите и угощаетесь! Мы хочем танцевать!</text:span></text:p>
      <text:p text:style-name="P6"><text:span text:style-name="T4">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span></text:p>
      <text:p text:style-name="P6"><text:span text:style-name="T4">— Божественная! И как это начальство позволяет шущештвовать такой красоте! Рру-учку!.. Лобзнуть!..</text:span></text:p>
      <text:p text:style-name="P6"><text:span text:style-name="T4">— Юрий Алексеевич, — продолжала щебетать Петерсон, — ведь вы, кажется, на сегодня назначены? Хорош, нечего сказать, дирижер!</text:span></text:p>
      <text:p text:style-name="P6"><text:span text:style-name="T4">— Миль пардон, мадам.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span></text:p>
      <text:p text:style-name="P6"><text:span text:style-name="T4">Он понесся под руку с Петерсон, гордо закинув кверху голову, и уже из другой комнаты доносился его голос — светского, как он воображал, дирижера:</text:span></text:p>
      <text:p text:style-name="P6"><text:span text:style-name="T4">— Месье, приглашайте дам на вальс! Музыканты, вальс!</text:span></text:p>
      <text:p text:style-name="P6"><text:span text:style-name="T4">— Простите, господин подполковник, мои обязанности призывают меня, — сказал Ромашов.</text:span></text:p>
      <text:p text:style-name="P6"><text:span text:style-name="T4">—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span></text:p>
      <text:p text:style-name="P6"><text:span text:style-name="T4">— Господин подполковник, право же…</text:span></text:p>
      <text:p text:style-name="P6"><text:span text:style-name="T4">—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span></text:p>
      <text:p text:style-name="P4"/>
      <text:p text:style-name="P1"><text:span text:style-name="T3">IX</text:span></text:p>
      <text:p text:style-name="P3"/>
      <text:p text:style-name="P6"><text:span text:style-name="T4">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span></text:p>
      <text:p text:style-name="P6"><text:span text:style-name="T4">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span></text:p>
      <text:p text:style-name="P6"><text:span text:style-name="T4">— Нет, ск'жи-ите, граф, отчего мне всегда так жарко? Ум'ляю вас — ск'жи-ите!..</text:span></text:p>
      <text:p text:style-name="P6"><text:span text:style-name="T4">Олизар сделал полупоклон, звякнул шпорами и провел рукой по усам в одну и в другую сторону.</text:span></text:p>
      <text:p text:style-name="P6"><text:span text:style-name="T4">— Сударыня, этого даже Мартын Задека не скажет.</text:span></text:p>
      <text:p text:style-name="P6"><text:soft-page-break/><text:span text:style-name="T4">И так как в это время Олизар глядел на ее плоское декольте, она стала часто и неестественно глубоко дышать.</text:span></text:p>
      <text:p text:style-name="P6"><text:span text:style-name="T4">—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span></text:p>
      <text:p text:style-name="P6"><text:span text:style-name="T4">Олизар коротко и неопределенно заржал.</text:span></text:p>
      <text:p text:style-name="P6"><text:span text:style-name="T4">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span></text:p>
      <text:p text:style-name="P6"><text:span text:style-name="T4">— Да, да, да, вы не смейтесь, граф. Вы не знаете, что моя мать гречанка!</text:span></text:p>
      <text:p text:style-name="P6"><text:span text:style-name="T4">«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span></text:p>
      <text:p text:style-name="P6"><text:span text:style-name="T4">В это время Петерсон обернулась к Ромашову и вызывающе посмотрела на него прищуренными глазами.</text:span></text:p>
      <text:p text:style-name="P6"><text:span text:style-name="T4">Ромашов по привычке сказал мысленно:</text:span></text:p>
      <text:p text:style-name="P6"><text:span text:style-name="T4">«Лицо его стало непроницаемо, как маска».</text:span></text:p>
      <text:p text:style-name="P6"><text:span text:style-name="T4">— Здравствуйте, Юрий Алексеевич! Что же вы не подойдете поздороваться? — запела Раиса Александровна.</text:span></text:p>
      <text:p text:style-name="P6"><text:span text:style-name="T4">Ромашов подошел. Она со злыми зрачками глаз, ставшими вдруг необыкновенно маленькими и острыми, крепко сжала его руку.</text:span></text:p>
      <text:p text:style-name="P6"><text:span text:style-name="T4">— Я по вашей просьбе оставила вам третью кадриль. Надеюсь, вы не забыли?</text:span></text:p>
      <text:p text:style-name="P6"><text:span text:style-name="T4">Ромашов поклонился.</text:span></text:p>
      <text:p text:style-name="P6"><text:span text:style-name="T4">— Какой вы нелюбезный, — продолжала кривляться Петерсон. — Вам бы следовало сказать: аншанте, мадам («адшадте, бадаб» — услышал Ромашов)! Граф, правда, он мешок?</text:span></text:p>
      <text:p text:style-name="P6"><text:span text:style-name="T4">— Как же… Я помню, — неуверенно забормотал Ромашов. — Благодарю за честь.</text:span></text:p>
      <text:p text:style-name="P6"><text:span text:style-name="T4">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span></text:p>
      <text:p text:style-name="P6"><text:span text:style-name="T4">— Кадриль-монстр! Кавалье, ангаже во дам! Ромашов с Раисой Александровной стали недалеко от музыкантского окна, имея vis-a-vis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span></text:p>
      <text:p text:style-name="P6"><text:span text:style-name="T4">«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span></text:p>
      <text:p text:style-name="P6"><text:span text:style-name="T4">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 и, перемешав его, заставлял кавалеров отыскивать дам.</text:span></text:p>
      <text:p text:style-name="P6"><text:span text:style-name="T4">— Медам, авансе… виноват, рекуле. Кавалье, соло! Пардон, назад, балянсе авек во дам! Да назад же!</text:span></text:p>
      <text:p text:style-name="P6"><text:span text:style-name="T4">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span></text:p>
      <text:p text:style-name="P6"><text:span text:style-name="T4">— Я не позволю так со мной обращаться. Слышите? Я вам не девчонка. Да. И так порядочные люди не поступают. Да.</text:span></text:p>
      <text:p text:style-name="P6"><text:span text:style-name="T4">— Не будем сердиться, Раиса Александровна, — убедительно и мягко попросил Ромашов.</text:span></text:p>
      <text:p text:style-name="P6"><text:span text:style-name="T4">—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span></text:p>
      <text:p text:style-name="P6"><text:span text:style-name="T4">— Но меня ваше письмо не застало дома, клянусь вам.</text:span></text:p>
      <text:p text:style-name="P6"><text:span text:style-name="T4">— Ха! Вы мне морочите голову! Точно я не знаю, где вы бываете… Но будьте уверены…</text:span></text:p>
      <text:p text:style-name="P6"><text:span text:style-name="T4">— Кавалье, ан аван! Рон де кавалье. А гош! Налево, налево! Да налево же, господа! Эх, ничего не понимают! Плю де ля ви, месье! — кричал Бобетинский, увлекая танцоров в быстрый круговорот и отчаянно топая ногами.</text:span></text:p>
      <text:p text:style-name="P6"><text:soft-page-break/><text:span text:style-name="T4">—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span></text:p>
      <text:p text:style-name="P6"><text:span text:style-name="T4">— Я попросил бы при мне так не отзываться о моих знакомых, — сурово остановил Ромашов.</text:span></text:p>
      <text:p text:style-name="P6"><text:span text:style-name="T4">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span></text:p>
      <text:p text:style-name="P6"><text:span text:style-name="T4">— Да, да, у нее отец проворовался, ей нечего подымать нос! — кричала Петерсон. — Скажите пожалуйста, она нам неглижирует. Мы и про нее тоже кое-что знаем! Да!</text:span></text:p>
      <text:p text:style-name="P6"><text:span text:style-name="T4">— Я вас прошу, — лепетал Ромашов.</text:span></text:p>
      <text:p text:style-name="P6"><text:span text:style-name="T4">—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span></text:p>
      <text:p text:style-name="P6"><text:span text:style-name="T4">— Мазурка женераль! Променад! — кричал Бобетинский, проносясь вдоль залы, весь наклонившись вперед в позе летящего архангела.</text:span></text:p>
      <text:p text:style-name="P6"><text:span text:style-name="T4">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span></text:p>
      <text:p text:style-name="P6"><text:span text:style-name="T4">—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span></text:p>
      <text:p text:style-name="P6"><text:span text:style-name="T4">—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span></text:p>
      <text:p text:style-name="P6"><text:span text:style-name="T4">— Кончим же скорее, — нетерпеливо, глухим голосом, стиснув зубы, проговорил Ромашов.</text:span></text:p>
      <text:p text:style-name="P6"><text:span text:style-name="T4">— Антракт пять минут. Кавалье, оккюпе во дам! — крикнул дирижер.</text:span></text:p>
      <text:p text:style-name="P6"><text:span text:style-name="T4">—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span></text:p>
      <text:p text:style-name="P6"><text:span text:style-name="T4">— По-ло-жим!</text:span></text:p>
      <text:p text:style-name="P6"><text:span text:style-name="T4">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span></text:p>
      <text:p text:style-name="P6"><text:span text:style-name="T4">—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span></text:p>
      <text:p text:style-name="P6"><text:span text:style-name="T4">Когда они кончили фигуру, ее лицо опять сразу приняло сердитое выражение, «точно у разозленного насекомого», — подумал Ромашов.</text:span></text:p>
      <text:p text:style-name="P6"><text:span text:style-name="T4">—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span></text:p>
      <text:p text:style-name="P6"><text:span text:style-name="T4">—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span></text:p>
      <text:p text:style-name="P6"><text:span text:style-name="T4">— Ах, скажи-ите, как мне это обидно!</text:span></text:p>
      <text:p text:style-name="P6"><text:span text:style-name="T4">—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span></text:p>
      <text:p text:style-name="P6"><text:span text:style-name="T4">— Ха, это, конечно, вы — избранная натура?</text:span></text:p>
      <text:p text:style-name="P6"><text:span text:style-name="T4">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span></text:p>
      <text:p text:style-name="P6"><text:span text:style-name="T4">—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span></text:p>
      <text:p text:style-name="P6"><text:span text:style-name="T4">— Для этого я могла бы выбрать кого-нибудь получше и поинтереснее вас, — с напыщенной гордостью возразила Петерсон.</text:span></text:p>
      <text:p text:style-name="P6"><text:span text:style-name="T4">—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span></text:p>
      <text:p text:style-name="P6"><text:span text:style-name="T4">— Нет, вы еще обо мне услышите! — зло и многозначительно прошептала Раиса.</text:span></text:p>
      <text:p text:style-name="P6"><text:soft-page-break/><text:span text:style-name="T4">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span></text:p>
      <text:p text:style-name="P6"><text:span text:style-name="T4">Он еще издали неестественно улыбался своими синими, облипшими вокруг рта губами.</text:span></text:p>
      <text:p text:style-name="P6"><text:span text:style-name="T4">— Танцуешь, Раечка! Здравствуйте, дорогой Жоржик. Что вас так давно не видно! Мы так к вам привыкли, что, право, уж соскучились без вас.</text:span></text:p>
      <text:p text:style-name="P6"><text:span text:style-name="T4">— Так… как-то… все занятия, — забормотал Ромашов.</text:span></text:p>
      <text:p text:style-name="P6"><text:span text:style-name="T4">—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span></text:p>
      <text:p text:style-name="P6"><text:span text:style-name="T4">— А я, признаться, думал, что вы поссорились. Гляжу, сидите и о чем-то горячитесь. Что у вас?</text:span></text:p>
      <text:p text:style-name="P6"><text:span text:style-name="T4">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span></text:p>
      <text:p text:style-name="P6"><text:span text:style-name="T4">— Юрий Алексеевич все философствует. Говорит, что танцы отжили свое время и что танцевать глупо и смешно.</text:span></text:p>
      <text:p text:style-name="P6"><text:span text:style-name="T4">— А сам пляшет, — с ехидным добродушием заметил Петерсон. — Ну, танцуйте, дети мои, танцуйте, я вам не мешаю.</text:span></text:p>
      <text:p text:style-name="P6"><text:span text:style-name="T4">Едва он отошел, Раиса сказала с напускным чувством:</text:span></text:p>
      <text:p text:style-name="P6"><text:span text:style-name="T4">— И этого святого, необыкновенного человека я обманывала!.. И ради кого же! О, если бы он знал, если б он только знал…</text:span></text:p>
      <text:p text:style-name="P6"><text:span text:style-name="T4">— Маз-зурка женераль! — закричал Бобетинский. — Кавалеры отбивают дам!</text:span></text:p>
      <text:p text:style-name="P6"><text:span text:style-name="T4">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span></text:p>
      <text:p text:style-name="P6"><text:span text:style-name="T4">— Актриса! — хрипло зашептал Ромашов, наклоняясь близко к Раисе. — Вас смешно и жалко слушать.</text:span></text:p>
      <text:p text:style-name="P6"><text:span text:style-name="T4">— Вы, кажется, пьяны! — брезгливо воскликнула Раиса и кинула на Ромашова тот взгляд, которым в романах героини меряют злодеев с головы до ног.</text:span></text:p>
      <text:p text:style-name="P6"><text:span text:style-name="T4">—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span></text:p>
      <text:p text:style-name="P6"><text:span text:style-name="T4">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span></text:p>
      <text:p text:style-name="P6"><text:span text:style-name="T4">— Прелестно! Пехотный офицер в роли Иосифа Прекрасного!</text:span></text:p>
      <text:p text:style-name="P6"><text:span text:style-name="T4">—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span></text:p>
      <text:p text:style-name="P6"><text:span text:style-name="T4">Петерсон с величественным негодованием поднялась со стула.</text:span></text:p>
      <text:p text:style-name="P6"><text:span text:style-name="T4">—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span></text:p>
      <text:p text:style-name="P6"><text:span text:style-name="T4">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span></text:p>
      <text:p text:style-name="P6"><text:span text:style-name="T4">Раиса с треском сложила веер.</text:span></text:p>
      <text:p text:style-name="P6"><text:span text:style-name="T4">— О, подлец-мерзавец! — прошептала она трагически и быстро пошла через залу в уборную.</text:span></text:p>
      <text:p text:style-name="P6"><text:span text:style-name="T4">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span></text:p>
      <text:p text:style-name="P6"><text:span text:style-name="T4">«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span></text:p>
      <text:p text:style-name="P6"><text:span text:style-name="T4">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span></text:p>
      <text:p text:style-name="P6"><text:soft-page-break/><text:span text:style-name="T4">— Благослови, преосвященный владыка. Вррремя начатия служения…</text:span></text:p>
      <text:p text:style-name="P6"><text:span text:style-name="T4">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span></text:p>
      <text:p text:style-name="P6"><text:span text:style-name="T4">—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span></text:p>
      <text:p text:style-name="P6"><text:span text:style-name="T4">Едва он кончал, его прерывал ожидавший нетерпеливо своей очереди Василий Васильевич Липский.</text:span></text:p>
      <text:p text:style-name="P6"><text:span text:style-name="T4">— Нет, это что, господа… А вот я знаю один анекдот.</text:span></text:p>
      <text:p text:style-name="P6"><text:span text:style-name="T4">И он еще не успевал кончить, как следующий торопился со своим рассказом.</text:span></text:p>
      <text:p text:style-name="P6"><text:span text:style-name="T4">— А вот тоже, господа. Дело было в Одессе, и притом случай…</text:span></text:p>
      <text:p text:style-name="P6"><text:span text:style-name="T4">Все анекдоты были скверные, похабные и неостроумные, и, как это всегда бывает, возбуждал смех только один из рассказчиков, самый уверенный и циничный.</text:span></text:p>
      <text:p text:style-name="P6"><text:span text:style-name="T4">Веткин, вернувшийся со двора, где он усаживал Леха в экипаж, пригласил к столу Ромашова.</text:span></text:p>
      <text:p text:style-name="P6"><text:span text:style-name="T4">— Садитесь-ка, Жоржинька… Раздавим. Я сегодня богат, как жид. Вчера выиграл и сегодня опять буду метать банк.</text:span></text:p>
      <text:p text:style-name="P6"><text:span text:style-name="T4">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span></text:p>
      <text:p text:style-name="P6"><text:span text:style-name="T4">—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span></text:p>
      <text:p text:style-name="P6"><text:span text:style-name="T4">—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span></text:p>
      <text:p text:style-name="P6"><text:span text:style-name="T4">—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span></text:p>
      <text:p text:style-name="P6"><text:span text:style-name="T4">Веткин поглядел на него мутными глазами, точно сквозь какую-то пленку, икнул и вдруг запел тоненьким, дребезжащим тенорком:</text:span></text:p>
      <text:p text:style-name="P3"/>
      <text:p text:style-name="P9"><text:span text:style-name="T4">В тиши жила,</text:span></text:p>
      <text:p text:style-name="P9"><text:span text:style-name="T4">В лесу жила,</text:span></text:p>
      <text:p text:style-name="P9"><text:span text:style-name="T4">И вертено крути-ила…</text:span></text:p>
      <text:p text:style-name="P10"/>
      <text:p text:style-name="P6"><text:span text:style-name="T4">Плюнь на все, ангел, и береги здоровье.</text:span></text:p>
      <text:p text:style-name="P3"/>
      <text:p text:style-name="P9"><text:span text:style-name="T4">И от всей своей души</text:span></text:p>
      <text:p text:style-name="P9"><text:span text:style-name="T4">Прялочку любила.</text:span></text:p>
      <text:p text:style-name="P10"/>
      <text:p text:style-name="P6"><text:span text:style-name="T4">Пойдем играть, Ромашевич-Ромашовский, я тебе займу красненькую.</text:span></text:p>
      <text:p text:style-name="P6"><text:span text:style-name="T4">«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span></text:p>
      <text:p text:style-name="P6"><text:soft-page-break/><text:span text:style-name="T4">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span></text:p>
      <text:p text:style-name="P6"><text:span text:style-name="T4">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span></text:p>
      <text:p text:style-name="P4"/>
      <text:p text:style-name="P1"><text:span text:style-name="T3">X0</text:span></text:p>
      <text:p text:style-name="P3"/>
      <text:p text:style-name="P6"><text:span text:style-name="T4">Было золотое, но холодное, настоящее весеннее утро. Цвела черемуха.</text:span></text:p>
      <text:p text:style-name="P6"><text:span text:style-name="T4">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span></text:p>
      <text:p text:style-name="P6"><text:span text:style-name="T4">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span></text:p>
      <text:p text:style-name="P6"><text:span text:style-name="T4">— З-захарчук! П-прогони эту п-тицу ка-камнем. М-мешает…</text:span></text:p>
      <text:p text:style-name="P6"><text:span text:style-name="T4">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span></text:p>
      <text:p text:style-name="P6"><text:span text:style-name="T4">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span></text:p>
      <text:p text:style-name="P6"><text:span text:style-name="T4">— От, из-звольте. Уся рота, ч-черт бы ее побрал, идет не в ногу. Один п-подпоручик идет в ногу.</text:span></text:p>
      <text:p text:style-name="P6"><text:span text:style-name="T4">Иногда же, обругав всю роту матерными словами, он поспешно, но едко прибавлял:</text:span></text:p>
      <text:p text:style-name="P6"><text:span text:style-name="T4">— З-за исключением г-господ офицеров и подпрапорщика.</text:span></text:p>
      <text:p text:style-name="P6"><text:span text:style-name="T4">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span></text:p>
      <text:p text:style-name="P6"><text:span text:style-name="T4">«Эх, все равно уж! — думал с отчаянием Ромашов, подходя к роте. — И здесь плохо, и там плохо, — одно к одному. Пропала моя жизнь!»</text:span></text:p>
      <text:p text:style-name="P6"><text:span text:style-name="T4">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span></text:p>
      <text:p text:style-name="P6"><text:span text:style-name="T4">«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span></text:p>
      <text:p text:style-name="P6"><text:span text:style-name="T4">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span></text:p>
      <text:p text:style-name="P6"><text:span text:style-name="T4">— Прошу помнить, подпоручик, что вы обязаны быть в роте за пять минут до прихода старшего субалтерн-офицера и за десять до ротного командира.</text:span></text:p>
      <text:p text:style-name="P6"><text:span text:style-name="T4">— Виноват, господин капитан, — деревянным голосом ответил Ромашов.</text:span></text:p>
      <text:p text:style-name="P6"><text:span text:style-name="T4">— От, извольте, — виноват!.. Все спите. Во сне шубы не сошьешь. Прошу господ офицеров идти к своим взводам.</text:span></text:p>
      <text:p text:style-name="P6"><text:span text:style-name="T4">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span></text:p>
      <text:p text:style-name="P6"><text:span text:style-name="T4">— Подымание на носки и плавное приседание. Рук-и-и… на бедр!</text:span></text:p>
      <text:p text:style-name="P6"><text:span text:style-name="T4">И потом затянул, нараспев, низким голосом:</text:span></text:p>
      <text:p text:style-name="P6"><text:span text:style-name="T4">— Начина-а-ай!</text:span></text:p>
      <text:p text:style-name="P6"><text:span text:style-name="T4">— Ра-аз! — запели в унисон солдаты и медленно присели на корточки, а Бобылев, тоже сидя на корточках, обводил шеренгу строгим молодцеватым взглядом.</text:span></text:p>
      <text:p text:style-name="P6"><text:soft-page-break/><text:span text:style-name="T4">А рядом маленький вертлявый ефрейтор Сероштан выкрикивал тонким, резким и срывающимся, как у молодого петушка, голосом:</text:span></text:p>
      <text:p text:style-name="P6"><text:span text:style-name="T4">—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span></text:p>
      <text:p text:style-name="P6"><text:span text:style-name="T4">—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span></text:p>
      <text:p text:style-name="P6"><text:span text:style-name="T4">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span></text:p>
      <text:p text:style-name="P6"><text:span text:style-name="T4">—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span></text:p>
      <text:p text:style-name="P6"><text:span text:style-name="T4">— Слушаю, господин капитан! — весело гаркнул Лбов. — Слушаю, но не исполняю, — добавил он вполголоса, подмигнув Ромашову.</text:span></text:p>
      <text:p text:style-name="P6"><text:span text:style-name="T4">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span></text:p>
      <text:p text:style-name="P6"><text:span text:style-name="T4">— Не болтай ногами. Носки уверх!</text:span></text:p>
      <text:p text:style-name="P6"><text:span text:style-name="T4">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span></text:p>
      <text:p text:style-name="P6"><text:span text:style-name="T4">Хлебников висел на руках, безобразный, неуклюжий, точно удавленник.</text:span></text:p>
      <text:p text:style-name="P6"><text:span text:style-name="T4">— Подтягивайся, собачья морда, подтягивайся-а! — кричал унтер-офицер. — Ну, уверх!</text:span></text:p>
      <text:p text:style-name="P6"><text:span text:style-name="T4">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span></text:p>
      <text:p text:style-name="P6"><text:span text:style-name="T4">— А-а! Не желаешь делать емнастические упражнения! — заорал унтер-офицер. — Ты, подлец, мне весь взвод нарушаешь! Я т-тебе!</text:span></text:p>
      <text:p text:style-name="P6"><text:span text:style-name="T4">—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span></text:p>
      <text:p text:style-name="P6"><text:span text:style-name="T4">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span></text:p>
      <text:p text:style-name="P6"><text:span text:style-name="T4">— Слушаю, ваше благородие. Только позвольте вам доложить: никакой с им возможности нет.</text:span></text:p>
      <text:p text:style-name="P6"><text:span text:style-name="T4">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span></text:p>
      <text:p text:style-name="P6"><text:span text:style-name="T4">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span></text:p>
      <text:p text:style-name="P6"><text:span text:style-name="T4">—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span></text:p>
      <text:p text:style-name="P6"><text:span text:style-name="T4">— Ловко! — вставил Лбов.</text:span></text:p>
      <text:p text:style-name="P6"><text:span text:style-name="T4">— Потом, это уж на вашей памяти, Павел Павлыч, — стрельба при генерале Арагонском.</text:span></text:p>
      <text:p text:style-name="P6"><text:span text:style-name="T4">— А! Примостився стреляти? — засмеялся Веткин.</text:span></text:p>
      <text:p text:style-name="P6"><text:span text:style-name="T4">— Что это такое? — спросил Ромашов.</text:span></text:p>
      <text:p text:style-name="P6"><text:span text:style-name="T4">Слива презрительно махнул рукой.</text:span></text:p>
      <text:p text:style-name="P6"><text:span text:style-name="T4">—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span></text:p>
      <text:p text:style-name="P6"><text:span text:style-name="T4">—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span></text:p>
      <text:p text:style-name="P6"><text:span text:style-name="T4">—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span></text:p>
      <text:p text:style-name="P6"><text:soft-page-break/><text:span text:style-name="T4">— А при Слесареве, помните шрейберовскую гимнастику?</text:span></text:p>
      <text:p text:style-name="P6"><text:span text:style-name="T4">—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span></text:p>
      <text:p text:style-name="P6"><text:span text:style-name="T4">— Да, это не шоколад! — сочувственно кивнул головой Веткин.</text:span></text:p>
      <text:p text:style-name="P6"><text:span text:style-name="T4">—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span></text:p>
      <text:p text:style-name="P6"><text:span text:style-name="T4">—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span></text:p>
      <text:p text:style-name="P6"><text:span text:style-name="T4">—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span></text:p>
      <text:p text:style-name="P6"><text:span text:style-name="T4">—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span></text:p>
      <text:p text:style-name="P6"><text:span text:style-name="T4">Слива уничтожающе прищурился и сбоку, сверху вниз, выпятив вперед нижнюю губу под короткими седеющими усами, оглядел с ног до головы Ромашова.</text:span></text:p>
      <text:p text:style-name="P6"><text:span text:style-name="T4">— Что т-тако-е? — протянул он тоном крайнего презрения.</text:span></text:p>
      <text:p text:style-name="P6"><text:span text:style-name="T4">Ромашов побледнел. У него похолодело в груди и в животе, а сердце забилось, точно во всем теле сразу.</text:span></text:p>
      <text:p text:style-name="P6"><text:span text:style-name="T4">— Я сказал, что это нехорошо… Да, и повторяю… вот что, — сказал он несвязно, но настойчиво.</text:span></text:p>
      <text:p text:style-name="P6"><text:span text:style-name="T4">—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span></text:p>
      <text:p text:style-name="P6"><text:span text:style-name="T4">Ромашов поглядел на него в упор с ненавистью и сказал почти шепотом:</text:span></text:p>
      <text:p text:style-name="P6"><text:span text:style-name="T4">— Если вы будете бить солдат, я на вас подам рапорт командиру полка.</text:span></text:p>
      <text:p text:style-name="P6"><text:span text:style-name="T4">—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span></text:p>
      <text:p text:style-name="P6"><text:span text:style-name="T4">Он резко повернулся к офицерам спиной.</text:span></text:p>
      <text:p text:style-name="P6"><text:span text:style-name="T4">—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span></text:p>
      <text:p text:style-name="P6"><text:span text:style-name="T4">—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span></text:p>
      <text:p text:style-name="P6"><text:span text:style-name="T4">— Ну да, это, конечно, так, — подтвердил равнодушно Веткин и зевнул.</text:span></text:p>
      <text:p text:style-name="P6"><text:span text:style-name="T4">А Ромашов продолжал с горячностью:</text:span></text:p>
      <text:p text:style-name="P6"><text:span text:style-name="T4">—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span></text:p>
      <text:p text:style-name="P4"/>
      <text:p text:style-name="P1"><text:span text:style-name="T3">XI</text:span></text:p>
      <text:p text:style-name="P3"/>
      <text:p text:style-name="P6"><text:span text:style-name="T4">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span></text:p>
      <text:p text:style-name="P6"><text:span text:style-name="T4">— Бондаренко! — выкрикнул зычным голосом Сероштан.</text:span></text:p>
      <text:p text:style-name="P6"><text:span text:style-name="T4">Бондаренко, ударившись обеими ногами об пол, вскочил прямо и быстро, как деревянная кукла с заводом.</text:span></text:p>
      <text:p text:style-name="P6"><text:soft-page-break/><text:span text:style-name="T4">— Если ты, примерно, Бондаренко, стоишь у строю с ружом, а к тебе подходит начальство и спрашивает: «Что у тебя в руках, Бондаренко?» Что ты должен отвечать?</text:span></text:p>
      <text:p text:style-name="P6"><text:span text:style-name="T4">— Ружо, дяденька? — догадывается Бондаренко.</text:span></text:p>
      <text:p text:style-name="P6"><text:span text:style-name="T4">—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span></text:p>
      <text:p text:style-name="P6"><text:span text:style-name="T4">Бондаренко скороговоркой повторяет слова, которые он знал, конечно, и раньше.</text:span></text:p>
      <text:p text:style-name="P6"><text:span text:style-name="T4">— Садись! — командует милостиво Сероштан. — А для чего она тебе дана? На этот вопрос ответит мне… — Он обводит строгими глазами подчиненных поочередно: — Шевчук!</text:span></text:p>
      <text:p text:style-name="P6"><text:span text:style-name="T4">Шевчук встает с угрюмым видом и отвечает глухим басом, медленно и в нос и так отрывая фразы, точно он ставит после них точки:</text:span></text:p>
      <text:p text:style-name="P6"><text:span text:style-name="T4">—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span></text:p>
      <text:p text:style-name="P6"><text:span text:style-name="T4">—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span></text:p>
      <text:p text:style-name="P6"><text:span text:style-name="T4">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span></text:p>
      <text:p text:style-name="P6"><text:span text:style-name="T4">— Внешними врагами мы называем все те самые государствия, с которыми нам приходится вести войну. Францюзы, немцы, атальянцы, турки, ивропейцы, инди…</text:span></text:p>
      <text:p text:style-name="P6"><text:span text:style-name="T4">— Годи, — обрывает его Сероштан, — этого уже в уставе не значится. Садись, Овечкин. А теперь скажет мне… Архипов! Кого мы называем врагами у-ну-трен-ни-ми?</text:span></text:p>
      <text:p text:style-name="P6"><text:span text:style-name="T4">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span></text:p>
      <text:p text:style-name="P6"><text:span text:style-name="T4">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span></text:p>
      <text:p text:style-name="P6"><text:span text:style-name="T4">— Н-ну! Долго я тебя буду ждать, пока ты соберешься? — начинает сердиться Сероштан.</text:span></text:p>
      <text:p text:style-name="P6"><text:span text:style-name="T4">— Нутренними врагами… врагами…</text:span></text:p>
      <text:p text:style-name="P6"><text:span text:style-name="T4">—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span></text:p>
      <text:p text:style-name="P6"><text:span text:style-name="T4">Овечкин вскакивает и радостно кричит:</text:span></text:p>
      <text:p text:style-name="P6"><text:span text:style-name="T4">— Так что бунтовщики, стюденты, конокрады, жиды и поляки!</text:span></text:p>
      <text:p text:style-name="P6"><text:span text:style-name="T4">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span></text:p>
      <text:p text:style-name="P6"><text:span text:style-name="T4">— Солтыс, что такое часовой?</text:span></text:p>
      <text:p text:style-name="P6"><text:span text:style-name="T4">Солтыс, литвин, давясь и тараща глаза от старания, выкрикивает:</text:span></text:p>
      <text:p text:style-name="P6"><text:span text:style-name="T4">— Часовой есть лицо неприкосновенное.</text:span></text:p>
      <text:p text:style-name="P6"><text:span text:style-name="T4">— Ну да, так, а еще?</text:span></text:p>
      <text:p text:style-name="P6"><text:span text:style-name="T4">— Часовой есть солдат, поставленный на какой-либо пост с оружием в руках.</text:span></text:p>
      <text:p text:style-name="P6"><text:span text:style-name="T4">— Правильно. Вижу, Солтыс, что ты уже начинаешь стараться. А для чего ты поставлен на пост, Пахоруков?</text:span></text:p>
      <text:p text:style-name="P6"><text:span text:style-name="T4">— Чтобы не спал, не дремал, не курил и ни от кого не принимал никаких вещей и подарков.</text:span></text:p>
      <text:p text:style-name="P6"><text:span text:style-name="T4">— А честь?</text:span></text:p>
      <text:p text:style-name="P6"><text:soft-page-break/><text:span text:style-name="T4">— И чтобы отдавал установленную честь господам проезжающим офицерам.</text:span></text:p>
      <text:p text:style-name="P6"><text:span text:style-name="T4">— Так. Садись.</text:span></text:p>
      <text:p text:style-name="P6"><text:span text:style-name="T4">Шаповаленко давно уже заметил ироническую улыбку вольноопределяющегося Фокина и потому выкрикивает с особенной строгостью:</text:span></text:p>
      <text:p text:style-name="P6"><text:span text:style-name="T4">— Вольный определяющий! Кто же так встает? Если начальство спрашивает, то вставать надо швидко, как пружина. Что есть знамя?</text:span></text:p>
      <text:p text:style-name="P6"><text:span text:style-name="T4">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span></text:p>
      <text:p text:style-name="P6"><text:span text:style-name="T4">— Знамя есть священная воинская хоругвь, под которой…</text:span></text:p>
      <text:p text:style-name="P6"><text:span text:style-name="T4">— Брешете! — сердито обрывает его Шаповаленко и ударяет памяткой по ладони.</text:span></text:p>
      <text:p text:style-name="P6"><text:span text:style-name="T4">— Нет, я говорю верно, — упрямо, но спокойно говорит Фокин.</text:span></text:p>
      <text:p text:style-name="P6"><text:span text:style-name="T4">— Что-о?! Если начальство говорит нет, значит, нет!</text:span></text:p>
      <text:p text:style-name="P6"><text:span text:style-name="T4">— Посмотрите сами в уставе.</text:span></text:p>
      <text:p text:style-name="P6"><text:span text:style-name="T4">—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span></text:p>
      <text:p text:style-name="P6"><text:span text:style-name="T4">— Шаповаленко, не спорь, — вмешивается Ромашов. — Продолжай занятия.</text:span></text:p>
      <text:p text:style-name="P6"><text:span text:style-name="T4">— Слушаю, ваше благородие! — вытягивается Шаповаленко. — Только дозвольте вашему благородию доложить — все этот вольный определяющий умствуют.</text:span></text:p>
      <text:p text:style-name="P6"><text:span text:style-name="T4">— Ладно, ладно, дальше!</text:span></text:p>
      <text:p text:style-name="P6"><text:span text:style-name="T4">— Слушаю, вашбродь… Хлебников! Кто у нас командир корпуса?</text:span></text:p>
      <text:p text:style-name="P6"><text:span text:style-name="T4">Хлебников растерянными глазами глядит на унтер-офицера. Из его раскрытого рта вырывается, точно у осипшей вороны, одинокий шипящий звук.</text:span></text:p>
      <text:p text:style-name="P6"><text:span text:style-name="T4">— Раскачивайся! — злобно кричит на него унтер-офицер.</text:span></text:p>
      <text:p text:style-name="P6"><text:span text:style-name="T4">— Его…</text:span></text:p>
      <text:p text:style-name="P6"><text:span text:style-name="T4">— Ну, — его… Ну, что ж будет дальше?</text:span></text:p>
      <text:p text:style-name="P6"><text:span text:style-name="T4">Ромашов, который в эту минуту отвернулся в сторону, слышит, как Шаповаленко прибавляет пониженным тоном, хрипло:</text:span></text:p>
      <text:p text:style-name="P6"><text:span text:style-name="T4">— Вот погоди, я тебе после учения разглажу морду-то!</text:span></text:p>
      <text:p text:style-name="P6"><text:span text:style-name="T4">И так как Ромашов в эту секунду повертывается к нему, он произносит громко и равнодушно:</text:span></text:p>
      <text:p text:style-name="P6"><text:span text:style-name="T4">— Его высокопревосходительство… Ну, что ж ты, Хлебников, дальше!..</text:span></text:p>
      <text:p text:style-name="P6"><text:span text:style-name="T4">— Его… инфантерии… лентинант, — испуганно и отрывисто бормочет Хлебников.</text:span></text:p>
      <text:p text:style-name="P6"><text:span text:style-name="T4">—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span></text:p>
      <text:p text:style-name="P6"><text:span text:style-name="T4">«Так сегодня, так будет завтра и послезавтра. Все одно и то же до самого конца моей жизни, — думал Ромашов, ходя от взвода к взводу. — Бросить все, уйти?.. Тоска!..»</text:span></text:p>
      <text:p text:style-name="P6"><text:span text:style-name="T4">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span></text:p>
      <text:p text:style-name="P6"><text:soft-page-break/><text:span text:style-name="T4">— Пря-мо… по колонне… па-альба ротою… ать, два! Рота-а… — он затягивал последний звук, делал паузу и потом отрывисто бросал: — Пли!</text:span></text:p>
      <text:p text:style-name="P6"><text:span text:style-name="T4">Щелкали ударники. А Лбов, радостно щеголяя голосом, снова заливался:</text:span></text:p>
      <text:p text:style-name="P6"><text:span text:style-name="T4">— К но-о-о… ип!</text:span></text:p>
      <text:p text:style-name="P6"><text:span text:style-name="T4">Слива ходил от взвода к взводу, сгорбленный, вялый, поправлял стойку и делал короткие, грубые замечания.</text:span></text:p>
      <text:p text:style-name="P6"><text:span text:style-name="T4">—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span></text:p>
      <text:p text:style-name="P6"><text:span text:style-name="T4">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span></text:p>
      <text:p text:style-name="P6"><text:span text:style-name="T4">— Плюньте, Юрий Алексеевич, — сказал он Ромашову, беря его под руку. — Стоит ли? Вот кончим учение, пойдем в собрание, тяпнем по рюмке, и все пройдет. А?</text:span></text:p>
      <text:p text:style-name="P6"><text:span text:style-name="T4">— Скучно мне, милый Павел Павлыч, — тоскливо произнес Ромашов.</text:span></text:p>
      <text:p text:style-name="P6"><text:span text:style-name="T4">— Что говорить, невесело, — сказал Веткин. — Но как же иначе? Надо же людей учить делу. А вдруг война?</text:span></text:p>
      <text:p text:style-name="P6"><text:span text:style-name="T4">—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span></text:p>
      <text:p text:style-name="P6"><text:span text:style-name="T4">— Э-э, развели философию. Какого черта! А если на нас вдруг нападут немцы? Кто будет Россию защищать?</text:span></text:p>
      <text:p text:style-name="P6"><text:span text:style-name="T4">—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span></text:p>
      <text:p text:style-name="P6"><text:span text:style-name="T4">—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span></text:p>
      <text:p text:style-name="P6"><text:span text:style-name="T4">—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span></text:p>
      <text:p text:style-name="P6"><text:span text:style-name="T4">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span></text:p>
      <text:p text:style-name="P6"><text:span text:style-name="T4">Ромашов услышал, как чей-то равнодушно-задирающий голос окликнул:</text:span></text:p>
      <text:p text:style-name="P6"><text:span text:style-name="T4">— Хлебников, а Хлебников!..</text:span></text:p>
      <text:p text:style-name="P6"><text:span text:style-name="T4">— А? — угрюмо в нос отозвался Хлебников.</text:span></text:p>
      <text:p text:style-name="P6"><text:span text:style-name="T4">— Ты что дома делал?</text:span></text:p>
      <text:p text:style-name="P6"><text:span text:style-name="T4">— Робил, — сонно ответил Хлебников.</text:span></text:p>
      <text:p text:style-name="P6"><text:span text:style-name="T4">— Да что робил-то, дурья голова?</text:span></text:p>
      <text:p text:style-name="P6"><text:span text:style-name="T4">— Все. Землю пахал, за скотиной ходил.</text:span></text:p>
      <text:p text:style-name="P6"><text:span text:style-name="T4">— Чего ты к нему привязался? — вмешивается старослуживый солдат, дядька Шпынев. — Известно, чего робил: робят сиськой кормил.</text:span></text:p>
      <text:p text:style-name="P6"><text:span text:style-name="T4">Ромашов мимоходом взглянул на серое, жалкое, голое лицо Хлебникова, и опять в душе его заскребло какое-то неловкое, больное чувство.</text:span></text:p>
      <text:p text:style-name="P6"><text:span text:style-name="T4">— В ружье! — крикнул с середины плаца Слива. — Господа офицеры, по местам!</text:span></text:p>
      <text:p text:style-name="P4"/>
      <text:p text:style-name="P5"/>
      <text:p text:style-name="P5"><text:soft-page-break/></text:p>
      <text:p text:style-name="P6"><text:span text:style-name="T4">Залязгали ружья, цепляясь штыком за штык. Солдаты, суетливо одергиваясь, становились на свои места.</text:span></text:p>
      <text:p text:style-name="P6"><text:span text:style-name="T4">— Рравняйсь! — скомандовал Слива. — Смирна!</text:span></text:p>
      <text:p text:style-name="P6"><text:span text:style-name="T4">Затем, подойдя ближе к роте, он закричал нараспев:</text:span></text:p>
      <text:p text:style-name="P6"><text:span text:style-name="T4">— Ружейные приемы, по разделениям, счет вслух… Рота, ша-ай… на краул!</text:span></text:p>
      <text:p text:style-name="P6"><text:span text:style-name="T4">— Рраз! — гаркнули солдаты и коротко взбросили ружья кверху.</text:span></text:p>
      <text:p text:style-name="P6"><text:span text:style-name="T4">Слива медленно обошел строй, делая отрывистые замечания: «доверни приклад», «выше штык», «приклад на себя». Потом он опять вернулся перед роту и скомандовал:</text:span></text:p>
      <text:p text:style-name="P6"><text:span text:style-name="T4">— Дела-ай… два!</text:span></text:p>
      <text:p text:style-name="P6"><text:span text:style-name="T4">— Два! — крикнули солдаты.</text:span></text:p>
      <text:p text:style-name="P6"><text:span text:style-name="T4">И опять Слива пошел по строю проверять чистоту и правильность приема.</text:span></text:p>
      <text:p text:style-name="P6"><text:span text:style-name="T4">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span></text:p>
      <text:p text:style-name="P6"><text:span text:style-name="T4">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span></text:p>
      <text:p text:style-name="P6"><text:span text:style-name="T4">— Одно скверно, Ромашов, не умеете вы пить. Выпили рюмку и раскисли.</text:span></text:p>
      <text:p text:style-name="P6"><text:span text:style-name="T4">Потом вдруг он ударял кулаком по столу и кричал грозно:</text:span></text:p>
      <text:p text:style-name="P6"><text:span text:style-name="T4">— А велят умереть — умрем!</text:span></text:p>
      <text:p text:style-name="P6"><text:span text:style-name="T4">— Умрем, — жалобно отвечал Ромашов. — Что умереть? Это чепуха — умереть… Душа болит у меня…</text:span></text:p>
      <text:p text:style-name="P6"><text:span text:style-name="T4">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span></text:p>
      <text:p text:style-name="P6"><text:span text:style-name="T4">— Дела-ай раз!.. Дела-ай два!</text:span></text:p>
      <text:p text:style-name="P4"/>
      <text:p text:style-name="P1"><text:span text:style-name="T3">XII</text:span></text:p>
      <text:p text:style-name="P3"/>
      <text:p text:style-name="P6"><text:span text:style-name="T4">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span></text:p>
      <text:p text:style-name="P3"/>
      <text:p text:style-name="P8"><text:span text:style-name="T8">«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text:span text:style-name="T11">Несмотря ни на что</text:span><text:span text:style-name="T8"> , я все-таки хочу вас сегодня видеть! Только не приходите поздравлять днем, а прямо к пяти часам. Поедем пикником на Дубечную.</text:span></text:p>
      <text:p text:style-name="P11"><text:span text:style-name="T10">Ваша А.Н.</text:span><text:span text:style-name="T9"> »</text:span></text:p>
      <text:p text:style-name="P3"/>
      <text:p text:style-name="P6"><text:span text:style-name="T4">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span></text:p>
      <text:p text:style-name="P6"><text:soft-page-break/><text:span text:style-name="T4">— Сегодня! — громко крикнул Ромашов и босой соскочил с кровати на пол, — Гайнан, умываться!</text:span></text:p>
      <text:p text:style-name="P6"><text:span text:style-name="T4">Вошел Гайнан.</text:span></text:p>
      <text:p text:style-name="P6"><text:span text:style-name="T4">— Ваша благородия, там денщик стоит. Спрашивает: будешь писать ответ?</text:span></text:p>
      <text:p text:style-name="P6"><text:span text:style-name="T4">— Вот так так! — Ромашов вытаращил глаза и слегка присел. — Ссс… Надо бы ему на чай, а у меня ничего нет. — Он с недоумением посмотрел на денщика.</text:span></text:p>
      <text:p text:style-name="P6"><text:span text:style-name="T4">Гайнан широко и радостно улыбнулся.</text:span></text:p>
      <text:p text:style-name="P6"><text:span text:style-name="T4">— Мине тоже ничего нет!.. Тебе нет, мине нет. Э, чего там! Она и так пойдет.</text:span></text:p>
      <text:p text:style-name="P6"><text:span text:style-name="T4">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span></text:p>
      <text:p text:style-name="P6"><text:span text:style-name="T4">Ромашов судорожно и крепко потер руками лицо и даже крякнул от волнения.</text:span></text:p>
      <text:p text:style-name="P6"><text:span text:style-name="T4">— Гайнан, — сказал он шепотом, боязливо косясь на дверь. — Гайнан, ты поди скажи ему, что подпоручик вечером непременно дадут ему на чай. Слышишь: непременно.</text:span></text:p>
      <text:p text:style-name="P6"><text:span text:style-name="T4">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span></text:p>
      <text:p text:style-name="P6"><text:span text:style-name="T4">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span></text:p>
      <text:p text:style-name="P6"><text:span text:style-name="T4">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span></text:p>
      <text:p text:style-name="P6"><text:span text:style-name="T4">«Но не будем унывать! — говорил сам себе Ромашов. — Переберем в памяти всех офицеров. Начнем с ротных. По порядку. Первая рота — Осадчий».</text:span></text:p>
      <text:p text:style-name="P6"><text:span text:style-name="T4">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span></text:p>
      <text:p text:style-name="P6"><text:span text:style-name="T4">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span></text:p>
      <text:p text:style-name="P6"><text:span text:style-name="T4">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span></text:p>
      <text:p text:style-name="P6"><text:span text:style-name="T4">«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span></text:p>
      <text:p text:style-name="P6"><text:span text:style-name="T4">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span></text:p>
      <text:p text:style-name="P6"><text:span text:style-name="T4">— Рафальский. А я-то ломал голову!.. Гайнан! Сюртук, перчатки, пальто — живо!</text:span></text:p>
      <text:p text:style-name="P6"><text:span text:style-name="T4">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span></text:p>
      <text:p text:style-name="P6"><text:span text:style-name="T4">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span></text:p>
      <text:p text:style-name="P6"><text:span text:style-name="T4">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span></text:p>
      <text:p text:style-name="P6"><text:span text:style-name="T4">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span></text:p>
      <text:p text:style-name="P6"><text:span text:style-name="T4">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span></text:p>
      <text:p text:style-name="P6"><text:span text:style-name="T4">— Милое небо! Милые деревья! — прошептал он с влажными глазами.</text:span></text:p>
      <text:p text:style-name="P6"><text:span text:style-name="T4">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span></text:p>
      <text:p text:style-name="P6"><text:span text:style-name="T4">— Полковник дома?</text:span></text:p>
      <text:p text:style-name="P6"><text:soft-page-break/><text:span text:style-name="T4">— Пожалуйте, ваше благородие.</text:span></text:p>
      <text:p text:style-name="P6"><text:span text:style-name="T4">— Да ты поди доложи сначала.</text:span></text:p>
      <text:p text:style-name="P6"><text:span text:style-name="T4">— Ничего, пожалуйте так. — Денщик сонно почесал ляжку. — Они этого не любят, чтобы, например, докладать.</text:span></text:p>
      <text:p text:style-name="P6"><text:span text:style-name="T4">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span></text:p>
      <text:p text:style-name="P6"><text:span text:style-name="T4">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span></text:p>
      <text:p text:style-name="P6"><text:span text:style-name="T4">—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span></text:p>
      <text:p text:style-name="P6"><text:span text:style-name="T4">— Покорно благодарю. Пил уж. Я, господин полковник, пришел…</text:span></text:p>
      <text:p text:style-name="P6"><text:span text:style-name="T4">—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span></text:p>
      <text:p text:style-name="P6"><text:span text:style-name="T4">— Простите… Я только что заметил, — у вас на плече сидит белая мышь…</text:span></text:p>
      <text:p text:style-name="P6"><text:span text:style-name="T4">—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span></text:p>
      <text:p text:style-name="P6"><text:span text:style-name="T4">— Как они вас знают! — сказал Ромашов.</text:span></text:p>
      <text:p text:style-name="P6"><text:span text:style-name="T4">—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span></text:p>
      <text:p text:style-name="P6"><text:span text:style-name="T4">— Может быть, есть какие-нибудь труды, но мы их не знаем? — робко предположил Ромашов.</text:span></text:p>
      <text:p text:style-name="P6"><text:span text:style-name="T4">—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span></text:p>
      <text:p text:style-name="P6"><text:span text:style-name="T4">— Так отчего же они этим до сих пор не занялись, Иван Антонович? — спросил Ромашов. — Это же так просто!</text:span></text:p>
      <text:p text:style-name="P6"><text:span text:style-name="T4">Рафальский язвительно засмеялся.</text:span></text:p>
      <text:p text:style-name="P6"><text:span text:style-name="T4">—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span></text:p>
      <text:p text:style-name="P6"><text:span text:style-name="T4">Он замолчал и принялся, сердито сопя и кряхтя, возиться над гуттаперчевой трубкой, которую он прилаживал ко дну аквариума. Ромашов собрался с духом.</text:span></text:p>
      <text:p text:style-name="P6"><text:span text:style-name="T4">— Иван Антонович, у меня к вам большая, большая просьба…</text:span></text:p>
      <text:p text:style-name="P6"><text:span text:style-name="T4">— Денег?</text:span></text:p>
      <text:p text:style-name="P6"><text:span text:style-name="T4">— Право, совестно вас беспокоить. Да мне немного, рублей с десяток. Скоро отдать не обещаюсь, но…</text:span></text:p>
      <text:p text:style-name="P6"><text:span text:style-name="T4">Иван Антонович вынул руки из воды и стал вытирать их полотенцем.</text:span></text:p>
      <text:p text:style-name="P6"><text:span text:style-name="T4">— Десять могу. Больше не могу, а десять с превеликим удовольствием. Вам небось на глупости? Ну, ну, ну, я шучу. Пойдемте.</text:span></text:p>
      <text:p text:style-name="P6"><text:span text:style-name="T4">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span></text:p>
      <text:p text:style-name="P6"><text:span text:style-name="T4">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span></text:p>
      <text:p text:style-name="P6"><text:span text:style-name="T4">—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span></text:p>
      <text:p text:style-name="P6"><text:span text:style-name="T4">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span></text:p>
      <text:p text:style-name="P6"><text:soft-page-break/><text:span text:style-name="T4">— Видите, каков? А ведь целый год его кормлю…</text:span></text:p>
      <text:p text:style-name="P6"><text:span text:style-name="T4">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span></text:p>
      <text:p text:style-name="P6"><text:span text:style-name="T4">—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span></text:p>
      <text:p text:style-name="P6"><text:span text:style-name="T4">— Простите, Иван Антонович, — замялся Ромашов. — Я бы с радостью. Н-э только, ей-богу, нет времени.</text:span></text:p>
      <text:p text:style-name="P6"><text:span text:style-name="T4">Рафальский ударил себя ладонью по лбу.</text:span></text:p>
      <text:p text:style-name="P6"><text:span text:style-name="T4">— Ах, батюшки! Извините вы меня, ради бога. Я-то, старый, разболтался… Ну, ну, ну, идем скорее.</text:span></text:p>
      <text:p text:style-name="P6"><text:span text:style-name="T4">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span></text:p>
      <text:p text:style-name="P6"><text:span text:style-name="T4">— Очень рад служить вам, подпоручик, очень рад. Ну, вот… какие еще там благодарности!.. Пустое… Я рад… Заходите, когда есть время. Потолкуем.</text:span></text:p>
      <text:p text:style-name="P6"><text:span text:style-name="T4">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span></text:p>
      <text:p text:style-name="P6"><text:span text:style-name="T4">— А-а! Принц Гамлег! — крикнул радостно Веткин. — Откуда и куда? Фу, черт, вы сияете, точно именинник.</text:span></text:p>
      <text:p text:style-name="P6"><text:span text:style-name="T4">— Я и есть именинник, — улыбнулся Ромашов.</text:span></text:p>
      <text:p text:style-name="P6"><text:span text:style-name="T4">— Да? А ведь и верно; Георгий и Александра. Божественно. Позвольте заключить в пылкие объятия!</text:span></text:p>
      <text:p text:style-name="P6"><text:span text:style-name="T4">Они тут же, на улице, крепко расцеловались.</text:span></text:p>
      <text:p text:style-name="P6"><text:span text:style-name="T4">— Может быть, по этому случаю зайдем в собрание? Вонзим точно по единой, как говорит наш великосветский друг Арчаковский? — предложил Веткин.</text:span></text:p>
      <text:p text:style-name="P6"><text:span text:style-name="T4">— Не могу, Павел Павлыч. Тороплюсь. Впрочем, кажется, вы сегодня уже подрезвились?</text:span></text:p>
      <text:p text:style-name="P6"><text:span text:style-name="T4">—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span></text:p>
      <text:p text:style-name="P6"><text:span text:style-name="T4">— Именно?</text:span></text:p>
      <text:p text:style-name="P6"><text:span text:style-name="T4">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span></text:p>
      <text:p text:style-name="P6"><text:span text:style-name="T4">—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span></text:p>
      <text:p text:style-name="P6"><text:span text:style-name="T4">— Ловко! — согласился Ромашов. — Приму к сведению в следующий раз. Однако прощайте, Павел Павлыч. Желаю счастливой карты.</text:span></text:p>
      <text:p text:style-name="P6"><text:span text:style-name="T4">Они разошлись. Но через минуту Веткин окликнул товарища. Ромашов обернулся.</text:span></text:p>
      <text:p text:style-name="P6"><text:span text:style-name="T4">— Зверинец смотрели? — лукаво спросил Веткин, указывая через плечо большим пальцем на дом Рафальского.</text:span></text:p>
      <text:p text:style-name="P6"><text:span text:style-name="T4">Ромашов кивнул головой и сказал с убеждением:</text:span></text:p>
      <text:p text:style-name="P6"><text:span text:style-name="T4">— Брем у нас славный человек. Такой милый!</text:span></text:p>
      <text:p text:style-name="P6"><text:span text:style-name="T4">— Что и говорить! — согласился Веткин. — Только — псих!</text:span></text:p>
      <text:p text:style-name="P4"/>
      <text:p text:style-name="P1"><text:span text:style-name="T3">XIII</text:span></text:p>
      <text:p text:style-name="P3"><text:soft-page-break/></text:p>
      <text:p text:style-name="P6"><text:span text:style-name="T4">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span></text:p>
      <text:p text:style-name="P6"><text:span text:style-name="T4">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span></text:p>
      <text:p text:style-name="P6"><text:span text:style-name="T4">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span></text:p>
      <text:p text:style-name="P6"><text:span text:style-name="T4">«Ах — письмо! — вдруг вспыхнуло в памяти Ромашова. — Эта странная фраза: </text:span><text:span text:style-name="T6">несмотря ни на что</text:span><text:span text:style-name="T4">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span></text:p>
      <text:p text:style-name="P6"><text:span text:style-name="T4">— Дальше! — крикнул он извозчику.</text:span></text:p>
      <text:p text:style-name="P6"><text:span text:style-name="T4">Но тотчас же он — не услышал и не увидел, а скорее почувствовал, как дверь в доме отворилась, — почувствовал по сладкому и бурному биению своего сердца.</text:span></text:p>
      <text:p text:style-name="P6"><text:span text:style-name="T4">— Ромочка! Куда же это вы? — раздался сзади него веселый, звонкий голос Александры Петровны.</text:span></text:p>
      <text:p text:style-name="P6"><text:span text:style-name="T4">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span></text:p>
      <text:p text:style-name="P6"><text:span text:style-name="T4">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span></text:p>
      <text:p text:style-name="P6"><text:span text:style-name="T4">—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span></text:p>
      <text:p text:style-name="P6"><text:span text:style-name="T4">— Александра Петровна… сегодня ваше письмо так смутило меня. Там есть одна фраза…</text:span></text:p>
      <text:p text:style-name="P6"><text:span text:style-name="T4">—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span></text:p>
      <text:p text:style-name="P6"><text:span text:style-name="T4">—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span></text:p>
      <text:p text:style-name="P6"><text:span text:style-name="T4">Она смущенно засмеялась и покачала головой.</text:span></text:p>
      <text:p text:style-name="P6"><text:span text:style-name="T4">—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span></text:p>
      <text:p text:style-name="P6"><text:span text:style-name="T4">— Вот, позвольте вам… Скромный дар…</text:span></text:p>
      <text:p text:style-name="P6"><text:span text:style-name="T4">—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span></text:p>
      <text:p text:style-name="P6"><text:span text:style-name="T4">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span></text:p>
      <text:p text:style-name="P6"><text:span text:style-name="T4">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span></text:p>
      <text:p text:style-name="P6"><text:span text:style-name="T4">— Очень рад, очень рад, — говорил Николаев, идя навстречу Ромашову, — тем лучше. Отчего же вы утром не приехали к пирогу?</text:span></text:p>
      <text:p text:style-name="P6"><text:span text:style-name="T4">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span></text:p>
      <text:p text:style-name="P6"><text:span text:style-name="T4">«Он меня не любит, — решил быстро про себя Ромашов. — Что он? Сердится? Ревнует? Надоел я ему?»</text:span></text:p>
      <text:p text:style-name="P6"><text:span text:style-name="T4">— Знаете… у нас идет в роте осмотр оружия, — отважно солгал Ромашов.</text:span></text:p>
      <text:p text:style-name="P6"><text:span text:style-name="T4">—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span></text:p>
      <text:p text:style-name="P6"><text:span text:style-name="T4">Николаев широко улыбнулся и с оскорбительной любезностью потрепал Ромашова по плечу.</text:span></text:p>
      <text:p text:style-name="P6"><text:span text:style-name="T4">— О нет, что вы, мой любезный… Больше народу — веселее… что за китайские церемонии!.. Только, вот не знаю, как насчет мест в фаэтонах. Ну, да рассядемся как-нибудь.</text:span></text:p>
      <text:p text:style-name="P6"><text:soft-page-break/><text:span text:style-name="T4">—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span></text:p>
      <text:p text:style-name="P6"><text:span text:style-name="T4">Он оглянулся и встретился глазами с Шурочкой.</text:span></text:p>
      <text:p text:style-name="P6"><text:span text:style-name="T4">«Спасибо, милый!» — сказал ее теплый, по-прежнему странно-внимательный взгляд.</text:span></text:p>
      <text:p text:style-name="P6"><text:span text:style-name="T4">«Какая она сегодня удивительная!» — подумал Ромашов.</text:span></text:p>
      <text:p text:style-name="P6"><text:span text:style-name="T4">— Ну вот и чудесно. — Николаев посмотрел на часы. — Что ж, господа, — сказал он вопросительно, — можно, пожалуй, и ехать?</text:span></text:p>
      <text:p text:style-name="P6"><text:span text:style-name="T4">— Ехать так ехать, сказал попугай, когда его кот Васька тащил за хвост из клетки! — шутовски воскликнул Олизар.</text:span></text:p>
      <text:p text:style-name="P6"><text:span text:style-name="T4">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span></text:p>
      <text:p text:style-name="P6"><text:span text:style-name="T4">Маленький Михин отвел Ромашова в сторону.</text:span></text:p>
      <text:p text:style-name="P6"><text:span text:style-name="T4">—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span></text:p>
      <text:p text:style-name="P6"><text:span text:style-name="T4">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span></text:p>
      <text:p text:style-name="P6"><text:span text:style-name="T4">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span></text:p>
      <text:p text:style-name="P6"><text:span text:style-name="T4">Наконец все расселись. Где-то впереди Олизар, паясничая и вертясь на своем старом, ленивом мерине, запел из оперетки:</text:span></text:p>
      <text:p text:style-name="P3"/>
      <text:p text:style-name="P9"><text:span text:style-name="T4">Сядем в почтовую карету скорей,</text:span></text:p>
      <text:p text:style-name="P9"><text:span text:style-name="T4">Сядем в почтовую карету поскоре-е-е-ей.</text:span></text:p>
      <text:p text:style-name="P10"/>
      <text:p text:style-name="P6"><text:span text:style-name="T4">— Рысью ма-а-аррш! — скомандовал громовым голосом Осадчий.</text:span></text:p>
      <text:p text:style-name="P6"><text:span text:style-name="T4">Экипажи тронулись.</text:span></text:p>
      <text:p text:style-name="P4"/>
      <text:p text:style-name="P1"><text:span text:style-name="T3">XIV</text:span></text:p>
      <text:p text:style-name="P3"/>
      <text:p text:style-name="P6"><text:span text:style-name="T4">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span></text:p>
      <text:p text:style-name="P4"/>
      <text:p text:style-name="P5"/>
      <text:p text:style-name="P5"/>
      <text:p text:style-name="P6"><text:span text:style-name="T4">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span></text:p>
      <text:p text:style-name="P6"><text:span text:style-name="T4">— Мы теперь возлежим, точно древнеримские греки.</text:span></text:p>
      <text:p text:style-name="P6"><text:soft-page-break/><text:span text:style-name="T4">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span></text:p>
      <text:p text:style-name="P6"><text:span text:style-name="T4">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span></text:p>
      <text:p text:style-name="P6"><text:span text:style-name="T4">— Ну-с, господа… Выпьем же первую чару за здоровье нашей прекрасной хозяйки и дорогой именинницы. Дай ей бог всякого счастья и чин генеральши.</text:span></text:p>
      <text:p text:style-name="P6"><text:span text:style-name="T4">И, высоко подняв кверху большую рюмку, он заревел во всю мочь своей страшной глотки:</text:span></text:p>
      <text:p text:style-name="P6"><text:span text:style-name="T4">— Урра!</text:span></text:p>
      <text:p text:style-name="P6"><text:span text:style-name="T4">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span></text:p>
      <text:p text:style-name="P6"><text:span text:style-name="T4">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span></text:p>
      <text:p text:style-name="P6"><text:span text:style-name="T4">Тальман, уже достаточно пьяный, поднялся и закричал сипло, но растроганно:</text:span></text:p>
      <text:p text:style-name="P6"><text:span text:style-name="T4">—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span></text:p>
      <text:p text:style-name="P6"><text:span text:style-name="T4">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span></text:p>
      <text:p text:style-name="P6"><text:span text:style-name="T4">— Гимн, гимн! — восторженно потребовала маленькая толстушка Андрусевич.</text:span></text:p>
      <text:p text:style-name="P6"><text:span text:style-name="T4">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span></text:p>
      <text:p text:style-name="P4"/>
      <text:p text:style-name="P5"/>
      <text:p text:style-name="P5"/>
      <text:p text:style-name="P6"><text:span text:style-name="T4">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span></text:p>
      <text:p text:style-name="P6"><text:span text:style-name="T4">—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span></text:p>
      <text:p text:style-name="P6"><text:span text:style-name="T4">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span></text:p>
      <text:p text:style-name="P6"><text:span text:style-name="T4">— Вы сегодня необыкновенны. Что с вами? — спросил он шепотом.</text:span></text:p>
      <text:p text:style-name="P6"><text:span text:style-name="T4">Она вдруг ответила с каким-то наивным и кротким удивлением:</text:span></text:p>
      <text:p text:style-name="P6"><text:span text:style-name="T4">—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span></text:p>
      <text:p text:style-name="P6"><text:span text:style-name="T4">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span></text:p>
      <text:p text:style-name="P6"><text:span text:style-name="T4">—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span></text:p>
      <text:p text:style-name="P6"><text:span text:style-name="T4">— Однако вы не очень распространяйтесь, — заметила шутливо Софья Павловна Тальман.</text:span></text:p>
      <text:p text:style-name="P6"><text:span text:style-name="T4">—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span></text:p>
      <text:p text:style-name="P6"><text:span text:style-name="T4">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span></text:p>
      <text:p text:style-name="P6"><text:span text:style-name="T4">— О, о!.. Вот это… вот, я понимаю!! А! — Он с судорожной силой, точно со злобой, сжал и встряхнул руку Осадчего. — К черту эту кислятину! К черту жалость! А! Р-руби!</text:span></text:p>
      <text:p text:style-name="P6"><text:soft-page-break/><text:span text:style-name="T4">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span></text:p>
      <text:p text:style-name="P6"><text:span text:style-name="T4">— Бек! Сумасшедший! Дикарь! — закричали дамы.</text:span></text:p>
      <text:p text:style-name="P6"><text:span text:style-name="T4">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span></text:p>
      <text:p text:style-name="P6"><text:span text:style-name="T4">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text:span text:style-name="T6">как будто</text:span><text:span text:style-name="T4"> <text:s/>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span></text:p>
      <text:p text:style-name="P6"><text:span text:style-name="T4">«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span></text:p>
      <text:p text:style-name="P6"><text:span text:style-name="T4">Темнело. Тихие лиловые тени от деревьев легли на полянку. Младшая Михина вдруг спохватилась:</text:span></text:p>
      <text:p text:style-name="P6"><text:span text:style-name="T4">— Господа, а что же фиалки? Здесь, говорят, пропасть фиалок. Пойдемте собирать.</text:span></text:p>
      <text:p text:style-name="P6"><text:span text:style-name="T4">— Поздно, — заметил кто-то. — Теперь в траве ничего не увидишь.</text:span></text:p>
      <text:p text:style-name="P6"><text:span text:style-name="T4">— Теперь в траве легче потерять, чем найти, — сказал Диц, скверно засмеявшись.</text:span></text:p>
      <text:p text:style-name="P6"><text:span text:style-name="T4">— Ну, тогда давайте разложим костер, — предложил Андрусевич.</text:span></text:p>
      <text:p text:style-name="P6"><text:span text:style-name="T4">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span></text:p>
      <text:p text:style-name="P6"><text:span text:style-name="T4">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span></text:p>
      <text:p text:style-name="P6"><text:span text:style-name="T4">—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span></text:p>
      <text:p text:style-name="P6"><text:span text:style-name="T4">Он быстро, при общем хохоте, вынул из кармана две новые колоды карт и с треском распечатал их одну за другой.</text:span></text:p>
      <text:p text:style-name="P6"><text:span text:style-name="T4">— Винт, господа? — предложил он. — На свежем воздухе? А?</text:span></text:p>
      <text:p text:style-name="P6"><text:span text:style-name="T4">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span></text:p>
      <text:p text:style-name="P6"><text:span text:style-name="T4">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span></text:p>
      <text:p text:style-name="P6"><text:span text:style-name="T4">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span></text:p>
      <text:p text:style-name="P6"><text:span text:style-name="T4">— Сядем, — сказала Шурочка.</text:span></text:p>
      <text:p text:style-name="P6"><text:span text:style-name="T4">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span></text:p>
      <text:p text:style-name="P6"><text:span text:style-name="T4">Вдруг она спросила тихим, вздрагивающим голосом:</text:span></text:p>
      <text:p text:style-name="P6"><text:span text:style-name="T4">— Ромочка, хорошо вам?</text:span></text:p>
      <text:p text:style-name="P6"><text:span text:style-name="T4">—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span></text:p>
      <text:p text:style-name="P6"><text:span text:style-name="T4">— Какая?</text:span></text:p>
      <text:p text:style-name="P6"><text:span text:style-name="T4">Она наклонилась к нему ближе, вглядываясь в его глаза, и все ее лицо стало сразу видимым Ромашову.</text:span></text:p>
      <text:p text:style-name="P6"><text:span text:style-name="T4">—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span></text:p>
      <text:p text:style-name="P6"><text:span text:style-name="T4">Она тихо засмеялась, и этот низкий, ласковый смех отозвался в груди Ромашова радостной дрожью.</text:span></text:p>
      <text:p text:style-name="P6"><text:soft-page-break/><text:span text:style-name="T4">—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span></text:p>
      <text:p text:style-name="P6"><text:span text:style-name="T4">Ромашов протянул к ней руки, ища ее тела.</text:span></text:p>
      <text:p text:style-name="P6"><text:span text:style-name="T4">— Александра Петровна… Шурочка… Саша! — произнес он умоляюще.</text:span></text:p>
      <text:p text:style-name="P6"><text:span text:style-name="T4">—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span></text:p>
      <text:p text:style-name="P6"><text:span text:style-name="T4">— О милая! — сказал Ромашов страстно.</text:span></text:p>
      <text:p text:style-name="P6"><text:span text:style-name="T4">—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span></text:p>
      <text:p text:style-name="P6"><text:span text:style-name="T4">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span></text:p>
      <text:p text:style-name="P6"><text:span text:style-name="T4">—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span></text:p>
      <text:p text:style-name="P6"><text:span text:style-name="T4">Шурочка совсем опустилась на землю, оперлась о нее локтем и положила на ладонь голову. Помолчав немного, она продолжала задумчиво:</text:span></text:p>
      <text:p text:style-name="P6"><text:span text:style-name="T4">—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span></text:p>
      <text:p text:style-name="P6"><text:span text:style-name="T4">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span></text:p>
      <text:p text:style-name="P6"><text:span text:style-name="T4">— Ромочка… Не надо, — услышал он над собой ее слабый, протяжный и точно ленивый голос.</text:span></text:p>
      <text:p text:style-name="P6"><text:span text:style-name="T4">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span></text:p>
      <text:p text:style-name="P6"><text:span text:style-name="T4">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span></text:p>
      <text:p text:style-name="P6"><text:span text:style-name="T4">— Это сказка! — прошептал он тихо одним движением рта.</text:span></text:p>
      <text:p text:style-name="P6"><text:span text:style-name="T4">— Да, милый, сказка…</text:span></text:p>
      <text:p text:style-name="P6"><text:span text:style-name="T4">Он стал целовать ее платье, отыскал ее руку и приник лицом к узкой, теплой, душистой ладони, и в то же время он говорил, задыхаясь, обрывающимся голосом:</text:span></text:p>
      <text:p text:style-name="P6"><text:span text:style-name="T4">— Саша… я люблю вас… Я люблю…</text:span></text:p>
      <text:p text:style-name="P6"><text:span text:style-name="T4">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span></text:p>
      <text:p text:style-name="P6"><text:span text:style-name="T4">— Нет, нет, нет… Мой милый, нет…</text:span></text:p>
      <text:p text:style-name="P6"><text:span text:style-name="T4">—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span></text:p>
      <text:p text:style-name="P6"><text:span text:style-name="T4">Но она говорила шепотом: «нет, нет», тяжело дыша, лежа всем телом на земле. Наконец она заговорила еле слышным голосом, точно с трудом:</text:span></text:p>
      <text:p text:style-name="P6"><text:span text:style-name="T4">—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span></text:p>
      <text:p text:style-name="P6"><text:span text:style-name="T4">— Я сделаю, я сделаю это! — тихо воскликнул Ромашов. — Будьте только моей. Идите ко мне. Я всю жизнь…</text:span></text:p>
      <text:p text:style-name="P6"><text:span text:style-name="T4">Она перебила его, с ласковой и грустной улыбкой, которую он услышал в ее тоне:</text:span></text:p>
      <text:p text:style-name="P6"><text:span text:style-name="T4">—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span></text:p>
      <text:p text:style-name="P6"><text:span text:style-name="T4">— Да, я знаю.</text:span></text:p>
      <text:p text:style-name="P6"><text:soft-page-break/><text:span text:style-name="T4">— Он говорил тебе? — спросила Шурочка быстро.</text:span></text:p>
      <text:p text:style-name="P6"><text:span text:style-name="T4">— Нет, это вышло случайно. Я знаю.</text:span></text:p>
      <text:p text:style-name="P6"><text:span text:style-name="T4">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span></text:p>
      <text:p text:style-name="P6"><text:span text:style-name="T4">—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span></text:p>
      <text:p text:style-name="P4"/>
      <text:p text:style-name="P5"/>
      <text:p text:style-name="P5"/>
      <text:p text:style-name="P6"><text:span text:style-name="T4">Когда она говорила, ее голос поминутно вздрагивал, и вздрагивала ее рука, гладившая его голову.</text:span></text:p>
      <text:p text:style-name="P6"><text:span text:style-name="T4">— Тебе холодно? — спросил Ромашов.</text:span></text:p>
      <text:p text:style-name="P6"><text:span text:style-name="T4">— Нет, милый, мне хорошо, — сказала она кротко.</text:span></text:p>
      <text:p text:style-name="P6"><text:span text:style-name="T4">И вдруг с неожиданной, неудержимой страстью она воскликнула:</text:span></text:p>
      <text:p text:style-name="P6"><text:span text:style-name="T4">— Ах, мне так хорошо с тобой, любовь моя!</text:span></text:p>
      <text:p text:style-name="P6"><text:span text:style-name="T4">Тогда он начал робко, неуверенным тоном, взяв ее руку в свою и тихонько прикасаясь к ее тонким пальцам:</text:span></text:p>
      <text:p text:style-name="P6"><text:span text:style-name="T4">— Скажи мне… Прошу тебя. Ты ведь сама говоришь, что не любишь его… Зачем же вы вместе?..</text:span></text:p>
      <text:p text:style-name="P6"><text:span text:style-name="T4">Но она резко приподнялась с земли, села и нервно провела руками по лбу и по щекам, точно просыпаясь.</text:span></text:p>
      <text:p text:style-name="P6"><text:span text:style-name="T4">— Однако поздно. Пойдемте. Еще начнут разыскивать, пожалуй, — сказала она другим, совершенно спокойным голосом.</text:span></text:p>
      <text:p text:style-name="P6"><text:span text:style-name="T4">Они встали с травы и стояли друг против друга молча, слыша дыхание друг друга, глядя в глаза и не видя их.</text:span></text:p>
      <text:p text:style-name="P6"><text:span text:style-name="T4">— Прощай! — вдруг воскликнула она звенящим голосом. — Прощай, мое счастье, мое недолгое счастье!</text:span></text:p>
      <text:p text:style-name="P6"><text:span text:style-name="T4">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span></text:p>
      <text:p text:style-name="P6"><text:span text:style-name="T4">Потом она с усилием освободилась из его рук и сказала твердо:</text:span></text:p>
      <text:p text:style-name="P6"><text:span text:style-name="T4">— Прощай. Довольно. Теперь пойдем.</text:span></text:p>
      <text:p text:style-name="P6"><text:span text:style-name="T4">Ромашов упал перед ней на траву, почти лег, обнял ее ноги и стал целовать ее колени долгими, крепкими поцелуями.</text:span></text:p>
      <text:p text:style-name="P6"><text:span text:style-name="T4">— Саша, Сашенька! — лепетал он бессмысленно. — Отчего ты не хочешь отдаться мне? Отчего? Отдайся мне!..</text:span></text:p>
      <text:p text:style-name="P6"><text:span text:style-name="T4">— Пойдем, пойдем, — торопила она его. — Да встаньте же, Георгий Алексеевич. Нас хватятся. Пойдемте!</text:span></text:p>
      <text:p text:style-name="P6"><text:span text:style-name="T4">Они пошли по тому направлению, где слышались голоса. У Ромашова подгибались и дрожали ноги и било в виски. Он шатался на ходу.</text:span></text:p>
      <text:p text:style-name="P6"><text:span text:style-name="T4">—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span></text:p>
      <text:p text:style-name="P6"><text:span text:style-name="T4">Ромашов с недоумением посмотрел на нее.</text:span></text:p>
      <text:p text:style-name="P6"><text:soft-page-break/><text:span text:style-name="T4">— Но ведь у вас муж… Это же неизбежно, — сказал он нерешительно.</text:span></text:p>
      <text:p text:style-name="P6"><text:span text:style-name="T4">Шурочка громко рассмеялась. В этом смехе было что-то инстинктивно неприятное, от чего пахнуло холодком в душу Ромашова.</text:span></text:p>
      <text:p text:style-name="P6"><text:span text:style-name="T4">—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span></text:p>
      <text:p text:style-name="P6"><text:span text:style-name="T4">Он растерянно пожал плечами. Ему стало как будто неловко за свою наивность.</text:span></text:p>
      <text:p text:style-name="P6"><text:span text:style-name="T4">— Извините… но я должен сознаться… честное слово…</text:span></text:p>
      <text:p text:style-name="P6"><text:span text:style-name="T4">—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span></text:p>
      <text:p text:style-name="P6"><text:span text:style-name="T4">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span></text:p>
      <text:p text:style-name="P6"><text:span text:style-name="T4">— Ну, а если я возьму себя в руки? — спросил Ромашов. — Если я достигну того же, чего хочет твой муж, или еще большего? Тогда?</text:span></text:p>
      <text:p text:style-name="P6"><text:span text:style-name="T4">Она прижалась крепко к его плечу щекой и ответила порывисто:</text:span></text:p>
      <text:p text:style-name="P6"><text:span text:style-name="T4">— Тогда — да. Да, да, да…</text:span></text:p>
      <text:p text:style-name="P6"><text:span text:style-name="T4">Они уже вышли на поляну. Стал виден весь костер и маленькие черные фигуры людей вокруг него.</text:span></text:p>
      <text:p text:style-name="P6"><text:span text:style-name="T4">—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span></text:p>
      <text:p text:style-name="P6"><text:span text:style-name="T4">Он остановился изумленный, растерянный.</text:span></text:p>
      <text:p text:style-name="P6"><text:span text:style-name="T4">— Почему же? О Саша!..</text:span></text:p>
      <text:p text:style-name="P6"><text:span text:style-name="T4">— Идемте, идемте… Я не знаю, </text:span><text:span text:style-name="T6">кто</text:span><text:span text:style-name="T4"> <text:s/>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span></text:p>
      <text:p text:style-name="P6"><text:span text:style-name="T4">— Саша! — умоляюще простонал Ромашов, протягивая к ней руки.</text:span></text:p>
      <text:p text:style-name="P6"><text:span text:style-name="T4">—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span></text:p>
      <text:p text:style-name="P6"><text:span text:style-name="T4">— Хорошо, — произнес печально Ромашов.</text:span></text:p>
      <text:p text:style-name="P6"><text:span text:style-name="T4">—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span></text:p>
      <text:p text:style-name="P6"><text:span text:style-name="T4">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span></text:p>
      <text:p text:style-name="P6"><text:span text:style-name="T4">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span></text:p>
      <text:p text:style-name="P6"><text:span text:style-name="T4">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span></text:p>
      <text:p text:style-name="P6"><text:span text:style-name="T4">«Его красивое лицо было подернуто облаком скорби».</text:span></text:p>
      <text:p text:style-name="P4"/>
      <text:p text:style-name="P1"><text:span text:style-name="T3">XV</text:span></text:p>
      <text:p text:style-name="P3"/>
      <text:p text:style-name="P6"><text:span text:style-name="T4">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span></text:p>
      <text:p text:style-name="P6"><text:soft-page-break/><text:span text:style-name="T4">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span></text:p>
      <text:p text:style-name="P6"><text:span text:style-name="T4">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span></text:p>
      <text:p text:style-name="P3"/>
      <text:p text:style-name="P9"><text:span text:style-name="T4">Для расейского солдата</text:span></text:p>
      <text:p text:style-name="P9"><text:span text:style-name="T4">Пули, бонбы ничего,</text:span></text:p>
      <text:p text:style-name="P9"><text:span text:style-name="T4">С ними он запанибрата,</text:span></text:p>
      <text:p text:style-name="P9"><text:span text:style-name="T4">Все безделки для него.</text:span></text:p>
      <text:p text:style-name="P10"/>
      <text:p text:style-name="P6"><text:span text:style-name="T4">А потом играли на гармонии плясовую, и фельдфебель командовал:</text:span></text:p>
      <text:p text:style-name="P6"><text:span text:style-name="T4">— Грегораш, Скворцов, у круг! Пляши, сукины дети!.. Веселись!</text:span></text:p>
      <text:p text:style-name="P6"><text:span text:style-name="T4">Они плясали, но в этой пляске, как и в пении, было что-то деревянное, мертвое, от чего хотелось плакать.</text:span></text:p>
      <text:p text:style-name="P6"><text:span text:style-name="T4">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span></text:p>
      <text:p text:style-name="P4"/>
      <text:p text:style-name="P6"><text:span text:style-name="T4">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span></text:p>
      <text:p text:style-name="P6"><text:span text:style-name="T4">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span></text:p>
      <text:p text:style-name="P6"><text:span text:style-name="T4">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span></text:p>
      <text:p text:style-name="P6"><text:span text:style-name="T4">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span></text:p>
      <text:p text:style-name="P6"><text:span text:style-name="T4">— В приказе сказано собраться к десяти. Теперь без трех минут десять. Я не считаю себя вправе морить людей зря.</text:span></text:p>
      <text:p text:style-name="P6"><text:span text:style-name="T4">— Не разговарива-а-ать! — завопил Лех, махая руками и задерживая лошадь. — Прошу, гето, молчать, когда вам делают замечания по службе-е!..</text:span></text:p>
      <text:p text:style-name="P6"><text:span text:style-name="T4">Но он все-таки понял, что был неправ, и потому сейчас же отъехал и с ожесточением набросился на восьмую роту, в которой офицеры проверяли выкладку ранцев:</text:span></text:p>
      <text:p text:style-name="P6"><text:span text:style-name="T4">— Гет-то, что за безобразие! Гето, базар устроили? Мелочную лавочку? Гето, на охоту ехать — собак кормить? О чем раньше думали! Одеваться-а!</text:span></text:p>
      <text:p text:style-name="P6"><text:span text:style-name="T4">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span></text:p>
      <text:p text:style-name="P6"><text:span text:style-name="T4">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span></text:p>
      <text:p text:style-name="P6"><text:span text:style-name="T4">— Здорово, красавцы-ы-ы!..</text:span></text:p>
      <text:p text:style-name="P6"><text:span text:style-name="T4">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span></text:p>
      <text:p text:style-name="P6"><text:span text:style-name="T4">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span></text:p>
      <text:p text:style-name="P6"><text:span text:style-name="T4">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span></text:p>
      <text:p text:style-name="P6"><text:soft-page-break/><text:span text:style-name="T4">— Смиррна! Желонеры, по места-ам! — скомандовал Шульгович.</text:span></text:p>
      <text:p text:style-name="P6"><text:span text:style-name="T4">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span></text:p>
      <text:p text:style-name="P6"><text:span text:style-name="T4">— По-олк, слуш-а-ай! На крра-а-а…</text:span></text:p>
      <text:p text:style-name="P6"><text:span text:style-name="T4">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span></text:p>
      <text:p text:style-name="P6"><text:span text:style-name="T4">— …ул!..</text:span></text:p>
      <text:p text:style-name="P6"><text:span text:style-name="T4">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span></text:p>
      <text:p text:style-name="P6"><text:span text:style-name="T4">Шульгович, держа обнаженную шашку у самого лица, тяжелым галопом поскакал навстречу.</text:span></text:p>
      <text:p text:style-name="P6"><text:span text:style-name="T4">Сквозь грубо-веселые, воинственные звуки музыки послышался спокойный, круглый голос генерала:</text:span></text:p>
      <text:p text:style-name="P6"><text:span text:style-name="T4">— Здорово, первая рота!</text:span></text:p>
      <text:p text:style-name="P6"><text:span text:style-name="T4">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span></text:p>
      <text:p text:style-name="P6"><text:span text:style-name="T4">— Здорово, шестая!</text:span></text:p>
      <text:p text:style-name="P6"><text:span text:style-name="T4">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span></text:p>
      <text:p text:style-name="P6"><text:span text:style-name="T4">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span></text:p>
      <text:p text:style-name="P6"><text:span text:style-name="T4">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span></text:p>
      <text:p text:style-name="P6"><text:span text:style-name="T4">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span></text:p>
      <text:p text:style-name="P6"><text:span text:style-name="T4">— Капитан Осадчий! Выводите роту-у! Жива-а!..</text:span></text:p>
      <text:p text:style-name="P6"><text:span text:style-name="T4">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span></text:p>
      <text:p text:style-name="P6"><text:span text:style-name="T4">— Рота, на плечо! Равнение на середину, шагом марш!</text:span></text:p>
      <text:p text:style-name="P6"><text:span text:style-name="T4">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span></text:p>
      <text:p text:style-name="P6"><text:span text:style-name="T4">Но не успела первая рота сделать и пятидесяти шагов, как раздался нетерпеливый окрик корпусного командира:</text:span></text:p>
      <text:p text:style-name="P6"><text:span text:style-name="T4">—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span></text:p>
      <text:p text:style-name="P6"><text:span text:style-name="T4">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span></text:p>
      <text:p text:style-name="P6"><text:span text:style-name="T4">— Небось людей совсем задергали шагистикой. Эх, вы, Аники-воины. А спроси у вас… да вот, позвольте, как этого молодчика фамилия?</text:span></text:p>
      <text:p text:style-name="P6"><text:span text:style-name="T4">Генерал показал пальцем на второго от правого фланга солдата.</text:span></text:p>
      <text:p text:style-name="P6"><text:span text:style-name="T4">— Игнатий Михайлов, ваше превосходительство, — безучастным солдатским деревянным басом ответил Осадчий.</text:span></text:p>
      <text:p text:style-name="P6"><text:span text:style-name="T4">— Хорошо-с. А что вы о нем знаете? Холост он? Женат? Есть у него дети? Может быть, у него есть там в деревне какое-нибудь горе? Беда? Нуждишка? Что?</text:span></text:p>
      <text:p text:style-name="P6"><text:span text:style-name="T4">— Не могу знать, ваше превосходительство. Сто человек. Трудно запомнить.</text:span></text:p>
      <text:p text:style-name="P6"><text:soft-page-break/><text:span text:style-name="T4">—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span></text:p>
      <text:p text:style-name="P6"><text:span text:style-name="T4">И, мгновенно раздражаясь, перебирая нервно и без нужды поводья, генерал закричал через голову Осадчего на полкового командира:</text:span></text:p>
      <text:p text:style-name="P6"><text:span text:style-name="T4">— Полковник, уберите эту роту. И смотреть не буду. Уберите, уберите сейчас же! Петрушки! Картонные паяцы! Чугунные мозги!</text:span></text:p>
      <text:p text:style-name="P6"><text:span text:style-name="T4">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span></text:p>
      <text:p text:style-name="P6"><text:span text:style-name="T4">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span></text:p>
      <text:p text:style-name="P6"><text:span text:style-name="T4">— Вот объяви мне кто-нибудь претензию! Я ему потом таку объявлю претензию!</text:span></text:p>
      <text:p text:style-name="P6"><text:span text:style-name="T4">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span></text:p>
      <text:p text:style-name="P6"><text:span text:style-name="T4">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span></text:p>
      <text:p text:style-name="P6"><text:span text:style-name="T4">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span></text:p>
      <text:p text:style-name="P6"><text:span text:style-name="T4">—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span></text:p>
      <text:p text:style-name="P6"><text:span text:style-name="T4">— Тошно так, ваше превосходительство, Михаила Борийчук! — весело, с довольной детской улыбкой крикнул солдат.</text:span></text:p>
      <text:p text:style-name="P6"><text:span text:style-name="T4">— Ишь ты, а я думал, Коваль. Ну, значит, ошибся, — пошутил генерал. — Ничего не поделаешь. Не удалось… — прибавил он веселую, циничную фразу.</text:span></text:p>
      <text:p text:style-name="P6"><text:span text:style-name="T4">Лицо солдата совсем расплылось в глупой и радостной улыбке.</text:span></text:p>
      <text:p text:style-name="P6"><text:span text:style-name="T4">— Никак нет, ваше превосходительство! — крикнул он еще громче. — Так что у себя в деревне займался кузнечным мастерством. Ковалем был.</text:span></text:p>
      <text:p text:style-name="P6"><text:span text:style-name="T4">— А, вот видишь! — генерал дружелюбно кивнул головой. Он гордился своим знанием солдата. — Что, капитан, он у вас хороший солдат?</text:span></text:p>
      <text:p text:style-name="P6"><text:span text:style-name="T4">— Очень хороший. У меня все они хороши, — ответил Стельковский своим обычным, самоуверенным тоном.</text:span></text:p>
      <text:p text:style-name="P6"><text:span text:style-name="T4">Брови генерала сердито дрогнули, но губы улыбнулись, и от этого все его лицо стало добрым и старчески-милым.</text:span></text:p>
      <text:p text:style-name="P6"><text:span text:style-name="T4">— Ну, это вы, капитан, кажется, того… Есть же штрафованные?</text:span></text:p>
      <text:p text:style-name="P6"><text:span text:style-name="T4">— Ни одного, ваше превосходительство. Пятый год ни одного.</text:span></text:p>
      <text:p text:style-name="P6"><text:span text:style-name="T4">Генерал грузно нагнулся на седле и протянул Стельковскому свою пухлую руку в белой незастегнутой перчатке.</text:span></text:p>
      <text:p text:style-name="P6"><text:span text:style-name="T4">—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span></text:p>
      <text:p text:style-name="P6"><text:span text:style-name="T4">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span></text:p>
      <text:p text:style-name="P6"><text:span text:style-name="T4">—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span></text:p>
      <text:p text:style-name="P6"><text:span text:style-name="T4">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span></text:p>
      <text:p text:style-name="P6"><text:span text:style-name="T4">— Ну, это… недоноски какие-то.</text:span></text:p>
      <text:p text:style-name="P6"><text:span text:style-name="T4">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span></text:p>
      <text:p text:style-name="P6"><text:span text:style-name="T4">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span></text:p>
      <text:p text:style-name="P6"><text:soft-page-break/><text:span text:style-name="T4">— Полк, смиррна-а… Музыканты, на лннию-у! — донеслась издали команда Шульговича.</text:span></text:p>
      <text:p text:style-name="P6"><text:span text:style-name="T4">И все полторы тысячи человек на секунду зашевелились с глухим, торопливым ропотом и вдруг неподвижно затихли, нервно и сторожко вытянувшись.</text:span></text:p>
      <text:p text:style-name="P6"><text:span text:style-name="T4">Шульговича не было видно. Опять докатился его зычный, разливающийся голос:</text:span></text:p>
      <text:p text:style-name="P6"><text:span text:style-name="T4">— Полк, на плечо-о-о!..</text:span></text:p>
      <text:p text:style-name="P6"><text:span text:style-name="T4">Четверо батальонных командиров, повернувшись на лошадях к своим частям, скомандовали вразброд:</text:span></text:p>
      <text:p text:style-name="P6"><text:span text:style-name="T4">— Батальон, на пле… — и напряженно впились глазами в полкового командира.</text:span></text:p>
      <text:p text:style-name="P6"><text:span text:style-name="T4">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span></text:p>
      <text:p text:style-name="P6"><text:span text:style-name="T4">— …чо!</text:span></text:p>
      <text:p text:style-name="P6"><text:span text:style-name="T4">Полк с глухим дребезгом нестройно вскинул ружья. Где-то залязгали штыки.</text:span></text:p>
      <text:p text:style-name="P6"><text:span text:style-name="T4">Тогда Шульгович, преувеличенно растягивая слова, торжественно, сурово, радостно и громко, во всю мочь своих огромных легких, скомандовал:</text:span></text:p>
      <text:p text:style-name="P6"><text:span text:style-name="T4">— К це-ре-мо-ни-аль-но-му маршу-у!..</text:span></text:p>
      <text:p text:style-name="P6"><text:span text:style-name="T4">Теперь уже все шестнадцать ротных командиров невпопад и фальшиво, разными голосами запели:</text:span></text:p>
      <text:p text:style-name="P6"><text:span text:style-name="T4">— К церемониальному маршу!</text:span></text:p>
      <text:p text:style-name="P6"><text:span text:style-name="T4">И где-то, в хвосте колонны, один отставший ротный крикнул, уже после других, заплетающимся и стыдливым голосом, не договаривая команды:</text:span></text:p>
      <text:p text:style-name="P6"><text:span text:style-name="T4">— К цериальному… — и тотчас же робко оборвался.</text:span></text:p>
      <text:p text:style-name="P6"><text:span text:style-name="T4">— Попо-лу-ротна-а! — раскатился Шульгович.</text:span></text:p>
      <text:p text:style-name="P6"><text:span text:style-name="T4">— Пополуротно! — тотчас же подхватили ротные.</text:span></text:p>
      <text:p text:style-name="P6"><text:span text:style-name="T4">— На двух-взво-одную дистанцию! — заливался Шульгович.</text:span></text:p>
      <text:p text:style-name="P6"><text:span text:style-name="T4">— На двухвзводную дистанцию!..</text:span></text:p>
      <text:p text:style-name="P6"><text:span text:style-name="T4">— Ра-внение на-права-а!</text:span></text:p>
      <text:p text:style-name="P6"><text:span text:style-name="T4">— Равнение направо! — повторило многоголосое пестрое эхо.</text:span></text:p>
      <text:p text:style-name="P6"><text:span text:style-name="T4">Шульгович выждал две-три секунды и отрывисто бросил:</text:span></text:p>
      <text:p text:style-name="P6"><text:span text:style-name="T4">— Первая полурота — шагом!</text:span></text:p>
      <text:p text:style-name="P6"><text:span text:style-name="T4">Глухо доносясь сквозь плотные ряды, низко стелясь по самой земле, раздалась впереди густая команда Осадчего:</text:span></text:p>
      <text:p text:style-name="P6"><text:span text:style-name="T4">— Пер-рвая полурота. Равнение направо. Шагом… арш!</text:span></text:p>
      <text:p text:style-name="P6"><text:span text:style-name="T4">Дружно загрохотали впереди полковые барабанщики.</text:span></text:p>
      <text:p text:style-name="P6"><text:span text:style-name="T4">Видно было сзади, как от наклонного леса штыков отделилась правильная длинная линия и равномерно закачалась в воздухе.</text:span></text:p>
      <text:p text:style-name="P6"><text:soft-page-break/><text:span text:style-name="T4">— Вторая полурота, прямо! — услыхал Ромашов высокий бабий голос Арчаковского.</text:span></text:p>
      <text:p text:style-name="P6"><text:span text:style-name="T4">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span></text:p>
      <text:p text:style-name="P6"><text:span text:style-name="T4">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span></text:p>
      <text:p text:style-name="P6"><text:span text:style-name="T4">— П-первая полурота… п-прямо!</text:span></text:p>
      <text:p text:style-name="P6"><text:span text:style-name="T4">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span></text:p>
      <text:p text:style-name="P6"><text:span text:style-name="T4">— Втор-ая полуро-ота-а…</text:span></text:p>
      <text:p text:style-name="P6"><text:span text:style-name="T4">«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span></text:p>
      <text:p text:style-name="P6"><text:span text:style-name="T4">— Пряма!</text:span></text:p>
      <text:p text:style-name="P6"><text:span text:style-name="T4">И, уже повернувшись, точно на пружине, на одной ноге, он, не оборачиваясь назад, добавляет певуче и двумя тонами ниже:</text:span></text:p>
      <text:p text:style-name="P6"><text:span text:style-name="T4">— Ра-авне-ние направа-а!</text:span></text:p>
      <text:p text:style-name="P6"><text:span text:style-name="T4">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span></text:p>
      <text:p text:style-name="P6"><text:span text:style-name="T4">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span></text:p>
      <text:p text:style-name="P6"><text:span text:style-name="T4">Но первая полурота уже вступила в эту черту.</text:span></text:p>
      <text:p text:style-name="P6"><text:span text:style-name="T4">—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span></text:p>
      <text:p text:style-name="P6"><text:span text:style-name="T4">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span></text:p>
      <text:p text:style-name="P6"><text:span text:style-name="T4">«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span></text:p>
      <text:p text:style-name="P4"/>
      <text:p text:style-name="P5"/>
      <text:p text:style-name="P5"/>
      <text:p text:style-name="P6"><text:span text:style-name="T4">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span></text:p>
      <text:p text:style-name="P6"><text:span text:style-name="T4">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span></text:p>
      <text:p text:style-name="P6"><text:span text:style-name="T4">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span></text:p>
      <text:p text:style-name="P6"><text:span text:style-name="T4">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span></text:p>
      <text:p text:style-name="P6"><text:span text:style-name="T4">—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span></text:p>
      <text:p text:style-name="P6"><text:span text:style-name="T4">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span></text:p>
      <text:p text:style-name="P6"><text:span text:style-name="T4">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span></text:p>
      <text:p text:style-name="P6"><text:span text:style-name="T4">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span></text:p>
      <text:p text:style-name="P6"><text:soft-page-break/><text:span text:style-name="T4">— С-сегодня же из-звольте подать рапорт о п-переводе в другую роту.</text:span></text:p>
      <text:p text:style-name="P6"><text:span text:style-name="T4">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span></text:p>
      <text:p text:style-name="P6"><text:span text:style-name="T4">— Пойдем покурим, Юрий Алексеевич, — сказал Веткин.</text:span></text:p>
      <text:p text:style-name="P6"><text:span text:style-name="T4">И, чмокнув языком и качнув головой, он прибавил с досадой:</text:span></text:p>
      <text:p text:style-name="P6"><text:span text:style-name="T4">— Эх, голубчик!..</text:span></text:p>
      <text:p text:style-name="P6"><text:span text:style-name="T4">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span></text:p>
      <text:p text:style-name="P6"><text:span text:style-name="T4">— Нет уж… что уж тут… я не хочу…</text:span></text:p>
      <text:p text:style-name="P6"><text:span text:style-name="T4">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span></text:p>
      <text:p text:style-name="P6"><text:span text:style-name="T4">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span></text:p>
      <text:p text:style-name="P6"><text:span text:style-name="T4">«Ты смешной, презренный, гадкий человек! — крикнул он самому себе мысленно. — Знайте же все, что я сегодня застрелюсь!»</text:span></text:p>
      <text:p text:style-name="P6"><text:span text:style-name="T4">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span></text:p>
      <text:p text:style-name="P6"><text:span text:style-name="T4">— Господа офицеры, к корпусному командиру! — пронеслось по рядам.</text:span></text:p>
      <text:p text:style-name="P6"><text:span text:style-name="T4">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span></text:p>
      <text:p text:style-name="P6"><text:span text:style-name="T4">—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span></text:p>
      <text:p text:style-name="P6"><text:span text:style-name="T4">«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span></text:p>
      <text:p text:style-name="P6"><text:span text:style-name="T4">—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span></text:p>
      <text:p text:style-name="P6"><text:span text:style-name="T4">— Ваше превосходительство, — выступил вперед Шульгович, — осмелюсь предложить от имени общества господ офицеров отобедать в нашем собрании. Мы будем…</text:span></text:p>
      <text:p text:style-name="P6"><text:span text:style-name="T4">— Нет, уж зачем! — сухо оборвал его генерал. — Премного благодарен, я приглашен сегодня к графу Ледоховскому.</text:span></text:p>
      <text:p text:style-name="P6"><text:span text:style-name="T4">Сквозь широкую дорогу, очищенную офицерами, он галопом поскакал к полку. Люди сами, без приказания, встрепенулись, вытянулись и затихли.</text:span></text:p>
      <text:p text:style-name="P6"><text:span text:style-name="T4">— Спасибо, N-цы! — твердо и приветливо крикнул генерал. — Даю вам два дня отдыха. А теперь… — он весело возвысил голос, — по палаткам бегом марш! Ура!</text:span></text:p>
      <text:p text:style-name="P6"><text:span text:style-name="T4">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span></text:p>
      <text:p text:style-name="P4"/>
      <text:p text:style-name="P6"><text:span text:style-name="T4">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span></text:p>
      <text:p text:style-name="P6"><text:span text:style-name="T4">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span></text:p>
      <text:p text:style-name="P6"><text:span text:style-name="T4">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span></text:p>
      <text:p text:style-name="P4"/>
      <text:p text:style-name="P1"><text:span text:style-name="T3">XVI</text:span></text:p>
      <text:p text:style-name="P3"><text:soft-page-break/></text:p>
      <text:p text:style-name="P6"><text:span text:style-name="T4">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span></text:p>
      <text:p text:style-name="P6"><text:span text:style-name="T4">«Сейчас будет самое неприятное!» — подумал Ромашов. Сердце у него тоскливо заныло от тревожного предчувствия. Но он все-таки покорно подымался кверху.</text:span></text:p>
      <text:p text:style-name="P6"><text:span text:style-name="T4">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span></text:p>
      <text:p text:style-name="P6"><text:span text:style-name="T4">— Я нарочно ждал вас здесь, Юрий Алексеич, — сказал Николаев, глядя куда-то вдаль, на лагерь, через плечо Ромашова.</text:span></text:p>
      <text:p text:style-name="P6"><text:span text:style-name="T4">—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span></text:p>
      <text:p text:style-name="P6"><text:span text:style-name="T4">— Я вас не задержу, мне только два слова, — сказал Николаев.</text:span></text:p>
      <text:p text:style-name="P6"><text:span text:style-name="T4">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span></text:p>
      <text:p text:style-name="P6"><text:span text:style-name="T4">— Так пойдемте?</text:span></text:p>
      <text:p text:style-name="P6"><text:span text:style-name="T4">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span></text:p>
      <text:p text:style-name="P6"><text:span text:style-name="T4">— Я прежде всего должен поставить вопрос: относитесь ли вы с должным уважением к моей жене… к Александре Петровне?</text:span></text:p>
      <text:p text:style-name="P6"><text:span text:style-name="T4">— Я не понимаю, Владимир Ефимович… — возразил Ромашов. — Я, с своей стороны, тоже должен спросить вас…</text:span></text:p>
      <text:p text:style-name="P6"><text:span text:style-name="T4">—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span></text:p>
      <text:p text:style-name="P6"><text:span text:style-name="T4">Ромашов оступился в рыхлую землю, неуклюже споткнулся и пробормотал стыдливо:</text:span></text:p>
      <text:p text:style-name="P6"><text:span text:style-name="T4">— Поверьте, я всегда буду благодарен вам и Александре Петровне…</text:span></text:p>
      <text:p text:style-name="P6"><text:span text:style-name="T4">—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span></text:p>
      <text:p text:style-name="P6"><text:span text:style-name="T4">Он злобно заскрипел зубами и сплюнул.</text:span></text:p>
      <text:p text:style-name="P6"><text:span text:style-name="T4">— Я знаю, кто писал, — тихо сказал Ромашов, отворачиваясь в сторону.</text:span></text:p>
      <text:p text:style-name="P6"><text:span text:style-name="T4">— Знаете?</text:span></text:p>
      <text:p text:style-name="P6"><text:span text:style-name="T4">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span></text:p>
      <text:p text:style-name="P6"><text:span text:style-name="T4">—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span></text:p>
      <text:p text:style-name="P6"><text:span text:style-name="T4">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span></text:p>
      <text:p text:style-name="P6"><text:span text:style-name="T4">— Я попрошу вас не кричать на меня, — глухо и протяжно произнес Ромашов. — Говорите приличнее, я не позволю вам кричать.</text:span></text:p>
      <text:p text:style-name="P6"><text:span text:style-name="T4">—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span></text:p>
      <text:p text:style-name="P6"><text:span text:style-name="T4">— Хорошо, я сделаю все, что могу, — сухо ответил Ромашов.</text:span></text:p>
      <text:p text:style-name="P6"><text:span text:style-name="T4">Он повернулся и пошел вперед, посередине тропинки. Николаев тотчас же догнал его.</text:span></text:p>
      <text:p text:style-name="P6"><text:span text:style-name="T4">—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span></text:p>
      <text:p text:style-name="P6"><text:soft-page-break/><text:span text:style-name="T4">— Да? — полувопросительно произнес Ромашов.</text:span></text:p>
      <text:p text:style-name="P6"><text:span text:style-name="T4">—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span></text:p>
      <text:p text:style-name="P6"><text:span text:style-name="T4">—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span></text:p>
      <text:p text:style-name="P6"><text:span text:style-name="T4">— Да… так вот… — сказал неопределенно Николаев и смущенно замолчал.</text:span></text:p>
      <text:p text:style-name="P6"><text:span text:style-name="T4">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span></text:p>
      <text:p text:style-name="P6"><text:span text:style-name="T4">Наконец около первых домов города им попался навстречу извозчик. Николаев окликнул его.</text:span></text:p>
      <text:p text:style-name="P6"><text:span text:style-name="T4">— Да… так вот… — опять нелепо промолвил он, обращаясь к Ромашову. — Итак, до свидания, Юрий Алексеевич.</text:span></text:p>
      <text:p text:style-name="P6"><text:span text:style-name="T4">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span></text:p>
      <text:p text:style-name="P6"><text:span text:style-name="T4">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span></text:p>
      <text:p text:style-name="P6"><text:span text:style-name="T4">— Твоя не обедал? — спрашивал он с участливой фамильярностью. — Небось голодный? Сейчас побежу в собранию, принесу тебе обед.</text:span></text:p>
      <text:p text:style-name="P6"><text:span text:style-name="T4">—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span></text:p>
      <text:p text:style-name="P6"><text:span text:style-name="T4">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span></text:p>
      <text:p text:style-name="P6"><text:span text:style-name="T4">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span></text:p>
      <text:p text:style-name="P6"><text:span text:style-name="T4">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span></text:p>
      <text:p text:style-name="P6"><text:span text:style-name="T4">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span></text:p>
      <text:p text:style-name="P6"><text:span text:style-name="T4">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span></text:p>
      <text:p text:style-name="P6"><text:span text:style-name="T4">— В-вся рота идет, к-как один ч-человек — ать! ать! ать! — говорил Слива, плавно подымая и опуская протянутую ладонь, — а </text:span><text:span text:style-name="T6">оно одно</text:span><text:span text:style-name="T4">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span></text:p>
      <text:p text:style-name="P6"><text:span text:style-name="T4">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span></text:p>
      <text:p text:style-name="P6"><text:span text:style-name="T4">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span></text:p>
      <text:p text:style-name="P6"><text:span text:style-name="T4">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span></text:p>
      <text:p text:style-name="P6"><text:span text:style-name="T4">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span></text:p>
      <text:p text:style-name="P6"><text:span text:style-name="T4">«Посмотри в окно… Подойди к занавеске. Встань с дивана и подойди к занавеске. Выгляни, выгляни, выгляни. Слышишь, я тебе приказываю, сейчас же подойди к окну».</text:span></text:p>
      <text:p text:style-name="P6"><text:span text:style-name="T4">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span></text:p>
      <text:p text:style-name="P6"><text:span text:style-name="T4">Он вздохнул и утомленной походкой, низко опустив голову, побрел дальше.</text:span></text:p>
      <text:p text:style-name="P6"><text:span text:style-name="T4">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span></text:p>
      <text:p text:style-name="P6"><text:span text:style-name="T4">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span></text:p>
      <text:p text:style-name="P6"><text:span text:style-name="T4">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span></text:p>
      <text:p text:style-name="P6"><text:soft-page-break/><text:span text:style-name="T4">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span></text:p>
      <text:p text:style-name="P6"><text:span text:style-name="T4">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span></text:p>
      <text:p text:style-name="P6"><text:span text:style-name="T4">«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text:span text:style-name="T6">мы</text:span><text:span text:style-name="T4"> <text:s/>его убийцы!“</text:span></text:p>
      <text:p text:style-name="P6"><text:span text:style-name="T4">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span></text:p>
      <text:p text:style-name="P6"><text:span text:style-name="T4">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text:span text:style-name="T6">там</text:span><text:span text:style-name="T4"> !»</text:span></text:p>
      <text:p text:style-name="P6"><text:span text:style-name="T4">Слезы выступили на глаза, но Ромашов не вытирал их. Было так отрадно воображать себя оплакиваемым, несправедливо обиженным!</text:span></text:p>
      <text:p text:style-name="P6"><text:span text:style-name="T4">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span></text:p>
      <text:p text:style-name="P6"><text:span text:style-name="T4">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span></text:p>
      <text:p text:style-name="P6"><text:span text:style-name="T4">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span></text:p>
      <text:p text:style-name="P6"><text:span text:style-name="T4">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span></text:p>
      <text:p text:style-name="P6"><text:span text:style-name="T4">—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span></text:p>
      <text:p text:style-name="P6"><text:span text:style-name="T4">Но ему стало страшно, и он зашептал поспешно и горячо:</text:span></text:p>
      <text:p text:style-name="P6"><text:span text:style-name="T4">— Нет, нет, добрый, милый, прости меня, прости меня! Я не стану больше.</text:span></text:p>
      <text:p text:style-name="P6"><text:span text:style-name="T4">— И он прибавил с кроткой, обезоруживающей покорностью: — Делай со мной все, что тебе угодно. Я всему повинуюсь с благодарностью.</text:span></text:p>
      <text:p text:style-name="P6"><text:span text:style-name="T4">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span></text:p>
      <text:p text:style-name="P6"><text:span text:style-name="T4">«Где ты ту-ут?» — сердито и торопливо закричал паровоз.</text:span></text:p>
      <text:p text:style-name="P6"><text:span text:style-name="T4">А другой подхватил низким тоном, протяжно и с угрозой:</text:span></text:p>
      <text:p text:style-name="P6"><text:span text:style-name="T4">«Я — ва-ас!»</text:span></text:p>
      <text:p text:style-name="P6"><text:span text:style-name="T4">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span></text:p>
      <text:p text:style-name="P6"><text:span text:style-name="T4">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span></text:p>
      <text:p text:style-name="P6"><text:span text:style-name="T4">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span></text:p>
      <text:p text:style-name="P6"><text:span text:style-name="T4">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span></text:p>
      <text:p text:style-name="P6"><text:span text:style-name="T4">— Хлебников! Ты? — окликнул его Ромашов.</text:span></text:p>
      <text:p text:style-name="P6"><text:span text:style-name="T4">— Ах! — вскрикнул солдат и вдруг, остановившись, весь затрепетал на одном месте от испуга.</text:span></text:p>
      <text:p text:style-name="P6"><text:span text:style-name="T4">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span></text:p>
      <text:p text:style-name="P6"><text:span text:style-name="T4">— Куда ты, голубчик? Что с тобой? — спросил ласково Ромашов и, сам не зная зачем, положил обе руки на плечи солдату.</text:span></text:p>
      <text:p text:style-name="P6"><text:span text:style-name="T4">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span></text:p>
      <text:p text:style-name="P6"><text:soft-page-break/><text:span text:style-name="T4">— Тебя били? Да? Ну, скажи же. Да? Сядь здесь, сядь со мною.</text:span></text:p>
      <text:p text:style-name="P6"><text:span text:style-name="T4">Он потянул Хлебникова за рукав вниз. Солдат, точно складной манекен, как-то нелепо-легко и послушно упал на мокрую траву, рядом с подпоручиком.</text:span></text:p>
      <text:p text:style-name="P6"><text:span text:style-name="T4">— Куда ты шел? — спросил Ромашов.</text:span></text:p>
      <text:p text:style-name="P6"><text:span text:style-name="T4">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span></text:p>
      <text:p text:style-name="P6"><text:span text:style-name="T4">—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span></text:p>
      <text:p text:style-name="P6"><text:span text:style-name="T4">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span></text:p>
      <text:p text:style-name="P6"><text:span text:style-name="T4">—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span></text:p>
      <text:p text:style-name="P6"><text:span text:style-name="T4">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span></text:p>
      <text:p text:style-name="P6"><text:span text:style-name="T4">—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span></text:p>
      <text:p text:style-name="P6"><text:span text:style-name="T4">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span></text:p>
      <text:p text:style-name="P6"><text:span text:style-name="T4">— Брат мой!</text:span></text:p>
      <text:p text:style-name="P6"><text:span text:style-name="T4">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span></text:p>
      <text:p text:style-name="P6"><text:span text:style-name="T4">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span></text:p>
      <text:p text:style-name="P6"><text:span text:style-name="T4">Ромашов приказал ему сейчас же сменить Хлебникова с дневальства. Шаповаленко пробовал было возражать:</text:span></text:p>
      <text:p text:style-name="P6"><text:span text:style-name="T4">— Так что, ваше благородие, им еще не подошла смена!..</text:span></text:p>
      <text:p text:style-name="P6"><text:span text:style-name="T4">—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span></text:p>
      <text:p text:style-name="P6"><text:span text:style-name="T4">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span></text:p>
      <text:p text:style-name="P6"><text:span text:style-name="T4">—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span></text:p>
      <text:p text:style-name="P6"><text:span text:style-name="T4">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span></text:p>
      <text:p text:style-name="P6"><text:span text:style-name="T4">— Ты! Старый обманщик! Если ты что-нибудь можешь и смеешь, то… ну вот: сделай так, чтобы я сейчас сломал себе ногу.</text:span></text:p>
      <text:p text:style-name="P6"><text:span text:style-name="T4">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span></text:p>
      <text:p text:style-name="P4"/>
      <text:p text:style-name="P1"><text:span text:style-name="T3">XVII</text:span></text:p>
      <text:p text:style-name="P3"/>
      <text:p text:style-name="P6"><text:span text:style-name="T4">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span></text:p>
      <text:p text:style-name="P6"><text:span text:style-name="T4">Солдат Хлебников зашел к нему, но лишь по второму напоминанию. Потом он стал заходить чаще.</text:span></text:p>
      <text:p text:style-name="P6"><text:span text:style-name="T4">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span></text:p>
      <text:p text:style-name="P6"><text:soft-page-break/><text:span text:style-name="T4">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span></text:p>
      <text:p text:style-name="P6"><text:span text:style-name="T4">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span></text:p>
      <text:p text:style-name="P6"><text:span text:style-name="T4">— От-т из-звольте. Либералы п-пошли. Развращают роту. Их д-драть, подлецов, надо, а они с-сюсюкают с ними.</text:span></text:p>
      <text:p text:style-name="P6"><text:span text:style-name="T4">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span></text:p>
      <text:p text:style-name="P6"><text:span text:style-name="T4">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span></text:p>
      <text:p text:style-name="P6"><text:span text:style-name="T4">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span></text:p>
      <text:p text:style-name="P6"><text:span text:style-name="T4">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span></text:p>
      <text:p text:style-name="P6"><text:span text:style-name="T4">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span></text:p>
      <text:p text:style-name="P6"><text:span text:style-name="T4">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span></text:p>
      <text:p text:style-name="P6"><text:span text:style-name="T4">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span></text:p>
      <text:p text:style-name="P6"><text:span text:style-name="T4">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span></text:p>
      <text:p text:style-name="P6"><text:span text:style-name="T4">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span></text:p>
      <text:p text:style-name="P6"><text:span text:style-name="T4">— Спи, моя прекрасная, спи, любовь моя. Я — возле, я стерегу тебя!</text:span></text:p>
      <text:p text:style-name="P6"><text:span text:style-name="T4">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span></text:p>
      <text:p text:style-name="P6"><text:span text:style-name="T4">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span></text:p>
      <text:p text:style-name="P6"><text:span text:style-name="T4">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span></text:p>
      <text:p text:style-name="P6"><text:span text:style-name="T4">На другой день он получил от Шурочки короткую сердитую записку:</text:span></text:p>
      <text:p text:style-name="P3"/>
      <text:p text:style-name="P8"><text:span text:style-name="T8">«Не смейте никогда больше этого делать. Нежности во вкусе Ромео и Джульетты смешны, особенно если они происходят в пехотном армейском полку».</text:span></text:p>
      <text:p text:style-name="P3"/>
      <text:p text:style-name="P6"><text:span text:style-name="T4">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span></text:p>
      <text:p text:style-name="P4"/>
      <text:p text:style-name="P1"><text:span text:style-name="T3">XVIII</text:span></text:p>
      <text:p text:style-name="P3"/>
      <text:p text:style-name="P6"><text:span text:style-name="T4">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span></text:p>
      <text:p text:style-name="P6"><text:span text:style-name="T4">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span></text:p>
      <text:p text:style-name="P6"><text:span text:style-name="T4">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span></text:p>
      <text:p text:style-name="P6"><text:soft-page-break/><text:span text:style-name="T4">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span></text:p>
      <text:p text:style-name="P6"><text:span text:style-name="T4">Вдруг у крыльца его дома чей-то голос запел громко, с воодушевлением, но фальшиво:</text:span></text:p>
      <text:p text:style-name="P3"/>
      <text:p text:style-name="P9"><text:span text:style-name="T4">Бесятся кони, бренчат мундштуками,</text:span></text:p>
      <text:p text:style-name="P9"><text:span text:style-name="T4">Пенятся, рвутся, храпя-а-ат…</text:span></text:p>
      <text:p text:style-name="P10"/>
      <text:p text:style-name="P6"><text:span text:style-name="T4">С грохотом распахнулись обе входные двери, и в комнату ввалился Веткин. С трудом удерживая равновесие, он продолжал петь:</text:span></text:p>
      <text:p text:style-name="P3"/>
      <text:p text:style-name="P9"><text:span text:style-name="T4">Барыни, барышни взором отчаянным</text:span></text:p>
      <text:p text:style-name="P9"><text:span text:style-name="T4">Вслед уходящим глядят.</text:span></text:p>
      <text:p text:style-name="P10"/>
      <text:p text:style-name="P6"><text:span text:style-name="T4">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span></text:p>
      <text:p text:style-name="P6"><text:span text:style-name="T4">— Р-ромуальд! Анахорет сирийский, дай я тебя лобзну! — завопил он на всю комнату. — Ну, чего ты киснешь? Пойдем, брат. Там весело: играют, поют. Пойдем!</text:span></text:p>
      <text:p text:style-name="P6"><text:span text:style-name="T4">Он крепко и продолжительно поцеловал Ромашова в губы, смочив его лицо своими усами.</text:span></text:p>
      <text:p text:style-name="P6"><text:span text:style-name="T4">— Ну, будет, будет, Павел Павлович, — слабо сопротивлялся Ромашов, — к чему телячьи восторги?</text:span></text:p>
      <text:p text:style-name="P6"><text:span text:style-name="T4">—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span></text:p>
      <text:p text:style-name="P6"><text:span text:style-name="T4">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span></text:p>
      <text:p text:style-name="P6"><text:span text:style-name="T4">— Постой, зачем я к тебе пришел?.. — кричал Веткин, икая и пошатываясь.</text:span></text:p>
      <text:p text:style-name="P6"><text:span text:style-name="T4">—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span></text:p>
      <text:p text:style-name="P6"><text:span text:style-name="T4">— Зачем это, Павел Павлович? Спрячьте.</text:span></text:p>
      <text:p text:style-name="P6"><text:span text:style-name="T4">—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span></text:p>
      <text:p text:style-name="P6"><text:span text:style-name="T4">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span></text:p>
      <text:p text:style-name="P6"><text:span text:style-name="T4">— Будет, Павел Павлович, не стоит, — слабо останавливал его Ромашов.</text:span></text:p>
      <text:p text:style-name="P6"><text:span text:style-name="T4">— Э, чепуха! Какой-то шпак. Вот мы его сейчас поставим на табуретку. Стой смирно, каналья! — погрозил Веткин пальцем на бюст. — Слышишь? Я тебе задам!</text:span></text:p>
      <text:p text:style-name="P6"><text:span text:style-name="T4">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span></text:p>
      <text:p text:style-name="P6"><text:span text:style-name="T4">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span></text:p>
      <text:p text:style-name="P6"><text:span text:style-name="T4">—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span></text:p>
      <text:p text:style-name="P6"><text:soft-page-break/><text:span text:style-name="T4">— Павел Павлович, право ж, не стоит, право же, лучше не нужно, — бессильно умолял его Ромашов.</text:span></text:p>
      <text:p text:style-name="P6"><text:span text:style-name="T4">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span></text:p>
      <text:p text:style-name="P4"/>
      <text:p text:style-name="P6"><text:span text:style-name="T4">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span></text:p>
      <text:p text:style-name="P6"><text:span text:style-name="T4">Час за часом пробегали, как секунды, и только потому, что в столовой зажгли лампы, Ромашов смутно понял, что прошло много времени и наступила ночь.</text:span></text:p>
      <text:p text:style-name="P6"><text:span text:style-name="T4">— Господа, поедемте к девочкам, — предложил кто-то. — Поедемте все к Шлейферше.</text:span></text:p>
      <text:p text:style-name="P6"><text:span text:style-name="T4">— К Шлейферше, к Шлейферше. Ура!</text:span></text:p>
      <text:p text:style-name="P6"><text:span text:style-name="T4">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span></text:p>
      <text:p text:style-name="P6"><text:span text:style-name="T4">— Врешь, Веткин, я знаю, брат, куда мы едем, — сказал он с пьяным лукавством. — Ты, брат, меня везешь к женщинам. Я, брат, знаю.</text:span></text:p>
      <text:p text:style-name="P6"><text:span text:style-name="T4">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span></text:p>
      <text:p text:style-name="P6"><text:span text:style-name="T4">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span></text:p>
      <text:p text:style-name="P6"><text:span text:style-name="T4">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span></text:p>
      <text:p text:style-name="P6"><text:span text:style-name="T4">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span></text:p>
      <text:p text:style-name="P6"><text:span text:style-name="T4">— Куда мы едем? — спросил опять Ромашов.</text:span></text:p>
      <text:p text:style-name="P6"><text:span text:style-name="T4">— В Завалье! — крикнул сидевший впереди, и Ромашов с удивлением подумал: «Ах, да ведь это поручик Епифанов. Мы едем к Шлейферше».</text:span></text:p>
      <text:p text:style-name="P6"><text:span text:style-name="T4">— Неужели вы ни разу не были? — спросил Веткин.</text:span></text:p>
      <text:p text:style-name="P6"><text:span text:style-name="T4">— Убирайтесь вы оба к черту! — крикнул Ромашов.</text:span></text:p>
      <text:p text:style-name="P6"><text:span text:style-name="T4">Но Епифанов смеялся и говорил:</text:span></text:p>
      <text:p text:style-name="P6"><text:span text:style-name="T4">— Послушайте, Юрий Алексеич, хотите, мы шепнем, что вы в первый раз в жизни? А? Ну, миленький, ну, душечка. Они это любят. Что вам стоит?</text:span></text:p>
      <text:p text:style-name="P6"><text:span text:style-name="T4">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span></text:p>
      <text:p text:style-name="P6"><text:span text:style-name="T4">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span></text:p>
      <text:p text:style-name="P6"><text:span text:style-name="T4">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span></text:p>
      <text:p text:style-name="P6"><text:span text:style-name="T4">— Мужчина, что вы такой скучный? Пойдемте в комнату, — сказала она низким голосом.</text:span></text:p>
      <text:p text:style-name="P6"><text:span text:style-name="T4">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span></text:p>
      <text:p text:style-name="P6"><text:span text:style-name="T4">— Как вас зовут?</text:span></text:p>
      <text:p text:style-name="P6"><text:span text:style-name="T4">— Меня? Мальвиной. — Она равнодушно отвернулась от офицера и заболтала ногами. — Угостите папиросочкой.</text:span></text:p>
      <text:p text:style-name="P6"><text:span text:style-name="T4">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span></text:p>
      <text:p text:style-name="P6"><text:soft-page-break/><text:span text:style-name="T4">— К черту шпаков! Сейчас же вон! Фить!</text:span></text:p>
      <text:p text:style-name="P6"><text:span text:style-name="T4">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span></text:p>
      <text:p text:style-name="P6"><text:span text:style-name="T4">У чиновника была на лице бледная насильственная улыбка, и он говорил искательным тоном, но стараясь держать себя развязно:</text:span></text:p>
      <text:p text:style-name="P6"><text:span text:style-name="T4">— Позвольте, господа… разделить компанию. Вы же меня знаете, господа… Я же Дубецкий, господа… Мы, господа, вам не помешаем.</text:span></text:p>
      <text:p text:style-name="P6"><text:span text:style-name="T4">— В тесноте, да не в обиде, — сказал брат судебного пристава и захохотал напряженно.</text:span></text:p>
      <text:p text:style-name="P6"><text:span text:style-name="T4">— Во-он! — закричал Бек-Агамалов. — Марш!</text:span></text:p>
      <text:p text:style-name="P6"><text:span text:style-name="T4">— Господа, выставляйте шпаков! — захохотал Арчаковский.</text:span></text:p>
      <text:p text:style-name="P4"/>
      <text:p text:style-name="P5"/>
      <text:p text:style-name="P5"/>
      <text:p text:style-name="P6"><text:span text:style-name="T4">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span></text:p>
      <text:p text:style-name="P6"><text:span text:style-name="T4">— Я этого так тебе не оставлю! Мы командиру полка будем жаловаться. Я губернатору напишу. Опричники!</text:span></text:p>
      <text:p text:style-name="P6"><text:span text:style-name="T4">— У-лю-лю-лю-лю! Ату их! — вопил тонким фальцетом. Веткин, высунувшись из окна.</text:span></text:p>
      <text:p text:style-name="P6"><text:span text:style-name="T4">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span></text:p>
      <text:p text:style-name="P3"/>
      <text:p text:style-name="P9"><text:span text:style-name="T4">Когда заболеешь чахоткой навсегда,</text:span></text:p>
      <text:p text:style-name="P9"><text:span text:style-name="T4">Станешь бледный, как эта стена, —</text:span></text:p>
      <text:p text:style-name="P9"><text:span text:style-name="T4">Кругом тебя доктора.</text:span></text:p>
      <text:p text:style-name="P10"/>
      <text:p text:style-name="P6"><text:span text:style-name="T4">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span></text:p>
      <text:p text:style-name="P6"><text:span text:style-name="T4">— Да, господа… да будет же. Кто это там? Что за свинство!</text:span></text:p>
      <text:p text:style-name="P6"><text:span text:style-name="T4">—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span></text:p>
      <text:p text:style-name="P6"><text:span text:style-name="T4">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span></text:p>
      <text:p text:style-name="P6"><text:span text:style-name="T4">— Все вон отсюда! Никого не хочу! — бешено кричал Бек-Агамалов.</text:span></text:p>
      <text:p text:style-name="P6"><text:span text:style-name="T4">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span></text:p>
      <text:p text:style-name="P6"><text:span text:style-name="T4">Он точно потерял человеческие слова и ревел, как взбесившийся зверь, ужасным вибрирующим голосом:</text:span></text:p>
      <text:p text:style-name="P6"><text:span text:style-name="T4">— А-а-а-а!</text:span></text:p>
      <text:p text:style-name="P6"><text:soft-page-break/><text:span text:style-name="T4">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span></text:p>
      <text:p text:style-name="P6"><text:span text:style-name="T4">— Зарублю-у-у-у! — кричал Бек-Агамалов, скрипя зубами.</text:span></text:p>
      <text:p text:style-name="P4"/>
      <text:p text:style-name="P5"/>
      <text:p text:style-name="P5"/>
      <text:p text:style-name="P6"><text:span text:style-name="T4">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span></text:p>
      <text:p text:style-name="P6"><text:span text:style-name="T4">Но вдруг раздался чей-то пронзительный, неестественно-наглый крик:</text:span></text:p>
      <text:p text:style-name="P6"><text:span text:style-name="T4">— Дурак! Хам!</text:span></text:p>
      <text:p text:style-name="P6"><text:span text:style-name="T4">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span></text:p>
      <text:p text:style-name="P6"><text:span text:style-name="T4">— Дурак! Хам! Холуй! И никто тебя не боится! Дурак, дурак, дурак, дурак!..</text:span></text:p>
      <text:p text:style-name="P6"><text:span text:style-name="T4">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span></text:p>
      <text:p text:style-name="P6"><text:span text:style-name="T4">— Замолчи! — бросил он хрипло, точно выплюнул.</text:span></text:p>
      <text:p text:style-name="P6"><text:span text:style-name="T4">— Дурак! Болван! Армяшка! Не замолчу! Дурак! Дурак! — выкрикивала женщина, содрогаясь всем телом при каждом крике.</text:span></text:p>
      <text:p text:style-name="P6"><text:span text:style-name="T4">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span></text:p>
      <text:p text:style-name="P6"><text:span text:style-name="T4">— Ты не замолчишь? Я тебя в последний…</text:span></text:p>
      <text:p text:style-name="P6"><text:span text:style-name="T4">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span></text:p>
      <text:p text:style-name="P6"><text:span text:style-name="T4">— Пусти! — хрипло выдавил из себя Бек-Агамалов.</text:span></text:p>
      <text:p text:style-name="P6"><text:span text:style-name="T4">— Бек, ты не ударишь женщину, — сказал Ромашов спокойно. — Бек, тебе будет на всю жизнь стыдно. Ты не ударишь.</text:span></text:p>
      <text:p text:style-name="P6"><text:span text:style-name="T4">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span></text:p>
      <text:p text:style-name="P6"><text:span text:style-name="T4">— Пусти! — еще раз крикнул Бек-Агамалов с ненавистью и рванул руку.</text:span></text:p>
      <text:p text:style-name="P6"><text:span text:style-name="T4">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span></text:p>
      <text:p text:style-name="P6"><text:span text:style-name="T4">— Простите меня… Но ведь вы сами потом скажете мне спасибо.</text:span></text:p>
      <text:p text:style-name="P6"><text:span text:style-name="T4">Бек-Агамалов резко со стуком вбросил шашку в ножны.</text:span></text:p>
      <text:p text:style-name="P6"><text:span text:style-name="T4">— Ладно! К черту! — крикнул он сердито, но уже с долей притворства и смущения. — Мы с вами еще разделаемся. Вы не имеете права!..</text:span></text:p>
      <text:p text:style-name="P6"><text:span text:style-name="T4">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span></text:p>
      <text:p text:style-name="P6"><text:span text:style-name="T4">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span></text:p>
      <text:p text:style-name="P6"><text:span text:style-name="T4">— Ну, господа, ну, кто мне заплатит за все: за зеркало, за стол, за напитки и за девочек?</text:span></text:p>
      <text:p text:style-name="P6"><text:soft-page-break/><text:span text:style-name="T4">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span></text:p>
      <text:p text:style-name="P6"><text:span text:style-name="T4">К нему подошел Бек-Агамалов и взял его под руку.</text:span></text:p>
      <text:p text:style-name="P6"><text:span text:style-name="T4">— Ромашов, садитесь со мной, — предложил он, — хорошо?</text:span></text:p>
      <text:p text:style-name="P6"><text:span text:style-name="T4">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span></text:p>
      <text:p text:style-name="P4"/>
      <text:p text:style-name="P1"><text:span text:style-name="T3">XIX</text:span></text:p>
      <text:p text:style-name="P3"/>
      <text:p text:style-name="P6"><text:span text:style-name="T4">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span></text:p>
      <text:p text:style-name="P6"><text:span text:style-name="T4">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span></text:p>
      <text:p text:style-name="P6"><text:span text:style-name="T4">— Веткин, идите петь! — крикнул Осадчий через головы товарищей.</text:span></text:p>
      <text:p text:style-name="P6"><text:span text:style-name="T4">— Сп-о-ем-те что-ни-и-будь! — запел Веткин на мотив церковного антифона.</text:span></text:p>
      <text:p text:style-name="P6"><text:span text:style-name="T4">— Спо-ем-те что-ни-будь. Споемте что-о-ни-и-будь! — подхватили громко остальные.</text:span></text:p>
      <text:p text:style-name="P6"><text:span text:style-name="T4">—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span></text:p>
      <text:p text:style-name="P6"><text:span text:style-name="T4">— Совайся, Ничи-поре, со-о-вайся, — тихо, полными аккордами ответил ему хор, весь сдержанный и точно согретый мягкой октавой Осадчего.</text:span></text:p>
      <text:p text:style-name="P6"><text:span text:style-name="T4">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span></text:p>
      <text:p text:style-name="P6"><text:span text:style-name="T4">— Штабс-капитан Лещенко, вы фальшивите! Вам медведь на ухо наступил! Замолчите! — крикнул Осадчий. — Господа, да замолчите же кругом! Не галдите, когда поют.</text:span></text:p>
      <text:p text:style-name="P6"><text:span text:style-name="T4">— Как бога-тый мужик ест пунш гля-се… — продолжал вычитывать Веткин.</text:span></text:p>
      <text:p text:style-name="P6"><text:span text:style-name="T4">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span></text:p>
      <text:p text:style-name="P6"><text:span text:style-name="T4">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span></text:p>
      <text:p text:style-name="P6"><text:span text:style-name="T4">— Боже мой, что вы тут делаете? — спросил Ромашов испуганно.</text:span></text:p>
      <text:p text:style-name="P6"><text:span text:style-name="T4">— Т-ссс! — Золотухин таинственно, с предостерегающим видом поднял палец кверху. — Подождите. Не мешайте.</text:span></text:p>
      <text:p text:style-name="P6"><text:span text:style-name="T4">— Тихо! — коротко шепотом сказал Клодт.</text:span></text:p>
      <text:p text:style-name="P6"><text:span text:style-name="T4">Вдруг где-то вдалеке загрохотала телега. Тогда оба торопливо подняли стаканы, стукнулись ими и одновременно выпили.</text:span></text:p>
      <text:p text:style-name="P6"><text:span text:style-name="T4">— Да что же это такое наконец?! — воскликнул в тревоге Ромашов.</text:span></text:p>
      <text:p text:style-name="P6"><text:span text:style-name="T4">—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span></text:p>
      <text:p text:style-name="P6"><text:span text:style-name="T4">—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span></text:p>
      <text:p text:style-name="P6"><text:span text:style-name="T4">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span></text:p>
      <text:p text:style-name="P6"><text:soft-page-break/><text:span text:style-name="T4">Ромашов всплеснул руками и схватился за голову.</text:span></text:p>
      <text:p text:style-name="P6"><text:span text:style-name="T4">— Господа, ради бога, оставьте: это страшно, — сказал он с тоскою.</text:span></text:p>
      <text:p text:style-name="P6"><text:span text:style-name="T4">—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span></text:p>
      <text:p text:style-name="P6"><text:span text:style-name="T4">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span></text:p>
      <text:p text:style-name="P6"><text:span text:style-name="T4">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span></text:p>
      <text:p text:style-name="P6"><text:span text:style-name="T4">Веткин стоял уже на столе и пел высоким чувствительным тенором:</text:span></text:p>
      <text:p text:style-name="P3"/>
      <text:p text:style-name="P9"><text:span text:style-name="T4">Бы-ы-стры, как волны-ы,</text:span></text:p>
      <text:p text:style-name="P9"><text:span text:style-name="T4">Дни-и нашей жиз-ии…</text:span></text:p>
      <text:p text:style-name="P10"/>
      <text:p text:style-name="P6"><text:span text:style-name="T4">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span></text:p>
      <text:p text:style-name="P3"/>
      <text:p text:style-name="P9"><text:span text:style-name="T4">Умрешь, похоронят,</text:span></text:p>
      <text:p text:style-name="P9"><text:span text:style-name="T4">Как не жил на свете… —</text:span></text:p>
      <text:p text:style-name="P10"/>
      <text:p text:style-name="P6"><text:span text:style-name="T4">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span></text:p>
      <text:p text:style-name="P6"><text:span text:style-name="T4">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span></text:p>
      <text:p text:style-name="P6"><text:span text:style-name="T4">— «В путь узкий ходшие прискорбный вси — житие, яко ярем, вземшие…»</text:span></text:p>
      <text:p text:style-name="P6"><text:span text:style-name="T4">— Да будет вам! — заметил кто-то скучающим тоном. — Вот прицепились вы к этой панихиде. В десятый раз.</text:span></text:p>
      <text:p text:style-name="P6"><text:span text:style-name="T4">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span></text:p>
      <text:p text:style-name="P6"><text:span text:style-name="T4">— «И мне последовавшие верою приидите, насладитеся, яже уготовах вам почестей и венцов небесных…»</text:span></text:p>
      <text:p text:style-name="P6"><text:span text:style-name="T4">И тотчас же Арчаковский, знавший службу не хуже любого дьякона, подхватил возглас:</text:span></text:p>
      <text:p text:style-name="P6"><text:span text:style-name="T4">— Рцем вси от всея души…</text:span></text:p>
      <text:p text:style-name="P6"><text:span text:style-name="T4">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span></text:p>
      <text:p text:style-name="P6"><text:span text:style-name="T4">—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span></text:p>
      <text:p text:style-name="P6"><text:span text:style-name="T4">Ромашов вскочил и бешено, изо всей силы ударил кулаком по столу.</text:span></text:p>
      <text:p text:style-name="P6"><text:span text:style-name="T4">—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span></text:p>
      <text:p text:style-name="P6"><text:soft-page-break/><text:span text:style-name="T4">Среди общего мгновенного молчания только один чей-то голос промолвил с недоумением:</text:span></text:p>
      <text:p text:style-name="P6"><text:span text:style-name="T4">— Он пьян?</text:span></text:p>
      <text:p text:style-name="P6"><text:span text:style-name="T4">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span></text:p>
      <text:p text:style-name="P6"><text:span text:style-name="T4">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span></text:p>
      <text:p text:style-name="P6"><text:span text:style-name="T4">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span></text:p>
      <text:p text:style-name="P6"><text:span text:style-name="T4">— Сами позорите полк! Не смейте ничего говорить. Вы — и разные Назанские! Без году неделя!..</text:span></text:p>
      <text:p text:style-name="P6"><text:span text:style-name="T4">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span></text:p>
      <text:p text:style-name="P6"><text:span text:style-name="T4">— А при чем же здесь Назанский? Или у вас есть особые, таинственные причины быть им недовольным?</text:span></text:p>
      <text:p text:style-name="P6"><text:span text:style-name="T4">— Я вам в морду дам! Подлец, сволочь! — закричал Николаев высоким лающим голосом. — Хам!</text:span></text:p>
      <text:p text:style-name="P6"><text:span text:style-name="T4">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span></text:p>
      <text:p text:style-name="P6"><text:span text:style-name="T4">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span></text:p>
      <text:p text:style-name="P6"><text:span text:style-name="T4">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span></text:p>
      <text:p text:style-name="P6"><text:span text:style-name="T4">— Я ему… еще покажу!.. Вызываю его!..</text:span></text:p>
      <text:p text:style-name="P6"><text:span text:style-name="T4">Старый Лех, до сих пор сладко дремавший на конце стола, а теперь совсем очнувшийся, трезвый и серьезный, говорил с непривычной суровой повелительностью:</text:span></text:p>
      <text:p text:style-name="P6"><text:span text:style-name="T4">— Как старший, приказываю вам, господа, немедленно разойтись. Слышите, господа, сейчас же. Обо всем будет мною утром подан рапорт командиру полка.</text:span></text:p>
      <text:p text:style-name="P6"><text:span text:style-name="T4">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span></text:p>
      <text:p text:style-name="P6"><text:span text:style-name="T4">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span></text:p>
      <text:p text:style-name="P4"/>
      <text:p text:style-name="P1"><text:span text:style-name="T3">XX</text:span></text:p>
      <text:p text:style-name="P3"/>
      <text:p text:style-name="P6"><text:span text:style-name="T4">В тот же день — это было в среду — Ромашов получил короткую официальную записку:</text:span></text:p>
      <text:p text:style-name="P3"/>
      <text:p text:style-name="P8"><text:span text:style-name="T8">«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span></text:p>
      <text:p text:style-name="P11"><text:span text:style-name="T10">Председатель суда подполковник Мигунов</text:span><text:span text:style-name="T9"> ».</text:span></text:p>
      <text:p text:style-name="P3"/>
      <text:p text:style-name="P6"><text:span text:style-name="T4">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span></text:p>
      <text:p text:style-name="P6"><text:span text:style-name="T4">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span></text:p>
      <text:p text:style-name="P6"><text:soft-page-break/><text:span text:style-name="T4">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span></text:p>
      <text:p text:style-name="P6"><text:span text:style-name="T4">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span></text:p>
      <text:p text:style-name="P6"><text:span text:style-name="T4">— Не оглядывайтесь назад! Сидите спокойно. Слушайте.</text:span></text:p>
      <text:p text:style-name="P6"><text:span text:style-name="T4">Это говорил Николаев. Газета задрожала в руках Ромашова.</text:span></text:p>
      <text:p text:style-name="P6"><text:span text:style-name="T4">—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span></text:p>
      <text:p text:style-name="P6"><text:span text:style-name="T4">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span></text:p>
      <text:p text:style-name="P6"><text:span text:style-name="T4">— Ваше благородие, — вырос вдруг перед ним вестовой, — их высокоблагородие просят вас пожаловать.</text:span></text:p>
      <text:p text:style-name="P6"><text:span text:style-name="T4">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span></text:p>
      <text:p text:style-name="P6"><text:span text:style-name="T4">Председатель положил обе большие белые, полные руки ладонями вверх на сукно стола и, разглядывая их поочередно, начал деревянным тоном:</text:span></text:p>
      <text:p text:style-name="P6"><text:span text:style-name="T4">—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span></text:p>
      <text:p text:style-name="P6"><text:span text:style-name="T4">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span></text:p>
      <text:p text:style-name="P6"><text:span text:style-name="T4">— Виноват, на минутку, — вдруг прервал его Осадчий. — Господин подполковник, вы позволите мне предложить вопрос?</text:span></text:p>
      <text:p text:style-name="P6"><text:span text:style-name="T4">— Пожалуйста, — важно кивнул головой Мигунов.</text:span></text:p>
      <text:p text:style-name="P6"><text:span text:style-name="T4">— Скажите нам, подпоручик Ромашов, — начал Осадчий веско, с растяжкой, — где вы изволили быть до того, как приехали в собрание в таком невозможном виде?</text:span></text:p>
      <text:p text:style-name="P6"><text:span text:style-name="T4">Ромашов покраснел и почувствовал, как его лоб сразу покрылся частыми каплями пота.</text:span></text:p>
      <text:p text:style-name="P6"><text:span text:style-name="T4">— Я был… я был… ну, в одном месте, — и он добавил почти шепотом, — был в публичном доме.</text:span></text:p>
      <text:p text:style-name="P6"><text:span text:style-name="T4">— Ага, вы были в публичном доме? — нарочно громко, с жестокой четкостью подхватил Осадчий. — И, вероятно, вы что-нибудь пили в этом учреждении?</text:span></text:p>
      <text:p text:style-name="P6"><text:span text:style-name="T4">— Д-да, пил, — отрывисто ответил Ромашов.</text:span></text:p>
      <text:p text:style-name="P6"><text:span text:style-name="T4">— Так-с. Больше вопросов не имею, — повернулся Осадчий к председателю.</text:span></text:p>
      <text:p text:style-name="P6"><text:span text:style-name="T4">— Прошу продолжать показание, — сказал Мигунов. — Итак, вы остановились на том, что плеснули пивом в лицо поручику Николаеву… Дальше?</text:span></text:p>
      <text:p text:style-name="P6"><text:span text:style-name="T4">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span></text:p>
      <text:p text:style-name="P6"><text:span text:style-name="T4">—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span></text:p>
      <text:p text:style-name="P6"><text:span text:style-name="T4">Ромашов насторожился и, глядя не на Петерсона, а на председателя, ответил грубовато:</text:span></text:p>
      <text:p text:style-name="P6"><text:span text:style-name="T4">— Да, бывал, но я не понимаю, какое это отношение имеет к делу.</text:span></text:p>
      <text:p text:style-name="P6"><text:span text:style-name="T4">—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span></text:p>
      <text:p text:style-name="P6"><text:span text:style-name="T4">Ромашов выпрямился и прямо, с открытой ненавистью посмотрел в темные чахоточные глаза Петерсона.</text:span></text:p>
      <text:p text:style-name="P6"><text:span text:style-name="T4">—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span></text:p>
      <text:p text:style-name="P6"><text:soft-page-break/><text:span text:style-name="T4">—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span></text:p>
      <text:p text:style-name="P6"><text:span text:style-name="T4">— Господин председатель, могу я не отвечать на некоторые из предлагаемых мне вопросов? — спросил вдруг Ромашов.</text:span></text:p>
      <text:p text:style-name="P6"><text:span text:style-name="T4">— Да, это вы можете, — ответил холодно Мигунов. — Вы можете, если хотите, вовсе не давать показаний или давать их письменно. Это ваше право.</text:span></text:p>
      <text:p text:style-name="P6"><text:span text:style-name="T4">— В таком случае заявляю, что ни на один из вопросов капитана Петерсона я отвечать не буду, — сказал Ромашов. — Это будет лучше для него и для меня.</text:span></text:p>
      <text:p text:style-name="P6"><text:span text:style-name="T4">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span></text:p>
      <text:p text:style-name="P6"><text:span text:style-name="T4">Утром в четверг, идя в собрание мимо дома Лыкачевых, он вдруг услышал, что кто-то зовет его по имени.</text:span></text:p>
      <text:p text:style-name="P6"><text:span text:style-name="T4">— Юрий Алексеевич, Юрий Алексеевич, подите сюда!</text:span></text:p>
      <text:p text:style-name="P6"><text:span text:style-name="T4">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span></text:p>
      <text:p text:style-name="P6"><text:span text:style-name="T4">Она перегнулась через забор, чтобы подать ему руку, еще холодную и влажную от умыванья. И в то же время она тараторила картаво:</text:span></text:p>
      <text:p text:style-name="P6"><text:span text:style-name="T4">—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span></text:p>
      <text:p text:style-name="P6"><text:span text:style-name="T4">Она вынула из-за своего керимона, прямо с груди, какую-то ладанку из синего шелка на шнуре и торопливо сунула ему в руку. Ладанка была еще теплая от ее тела.</text:span></text:p>
      <text:p text:style-name="P6"><text:span text:style-name="T4">— Помогает? — спросил Ромашов шутливо. — Что это такое?</text:span></text:p>
      <text:p text:style-name="P6"><text:span text:style-name="T4">— Это тайна, не смейте смеяться. Безбожник! Зьой.</text:span></text:p>
      <text:p text:style-name="P6"><text:span text:style-name="T4">«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span></text:p>
      <text:p text:style-name="P6"><text:span text:style-name="T4">«Добродушная улыбка скользнула по суровому лицу старого бретера».</text:span></text:p>
      <text:p text:style-name="P6"><text:span text:style-name="T4">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span></text:p>
      <text:p text:style-name="P6"><text:span text:style-name="T4">—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span></text:p>
      <text:p text:style-name="P6"><text:span text:style-name="T4">Окончив чтение, подполковник Мигунов снял очки и спрятал их в футляр.</text:span></text:p>
      <text:p text:style-name="P6"><text:span text:style-name="T4">—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span></text:p>
      <text:p text:style-name="P6"><text:span text:style-name="T4">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span></text:p>
      <text:p text:style-name="P6"><text:span text:style-name="T4">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span></text:p>
      <text:p text:style-name="P6"><text:span text:style-name="T4">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span></text:p>
      <text:p text:style-name="P6"><text:span text:style-name="T4">И вдруг он вспомнил о Назанском.</text:span></text:p>
      <text:p text:style-name="P4"/>
      <text:p text:style-name="P1"><text:span text:style-name="T3">XXI</text:span></text:p>
      <text:p text:style-name="P3"/>
      <text:p text:style-name="P6"><text:span text:style-name="T4">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span></text:p>
      <text:p text:style-name="P6"><text:soft-page-break/><text:span text:style-name="T4">— Здравствуйте, Василий Нилыч, не помешал я вам?</text:span></text:p>
      <text:p text:style-name="P6"><text:span text:style-name="T4">— Здравствуйте, — ответил Назанский сиплым слабым голосом. — Что хорошенького? Садитесь.</text:span></text:p>
      <text:p text:style-name="P6"><text:span text:style-name="T4">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span></text:p>
      <text:p text:style-name="P6"><text:span text:style-name="T4">— Вам нездоровится? — спросил робко Ромашов, садясь в его ногах на кровать. — Так я не буду вам мешать. Я уйду.</text:span></text:p>
      <text:p text:style-name="P6"><text:span text:style-name="T4">Назанский немного приподнял голову с подушки и, весь сморщившись, с усилием посмотрел на Ромашова.</text:span></text:p>
      <text:p text:style-name="P6"><text:span text:style-name="T4">—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span></text:p>
      <text:p text:style-name="P6"><text:span text:style-name="T4">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span></text:p>
      <text:p text:style-name="P6"><text:span text:style-name="T4">—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span></text:p>
      <text:p text:style-name="P6"><text:span text:style-name="T4">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span></text:p>
      <text:p text:style-name="P6"><text:span text:style-name="T4">—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span></text:p>
      <text:p text:style-name="P6"><text:span text:style-name="T4">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span></text:p>
      <text:p text:style-name="P6"><text:span text:style-name="T4">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span></text:p>
      <text:p text:style-name="P4"/>
      <text:p text:style-name="P5"/>
      <text:p text:style-name="P5"/>
      <text:p text:style-name="P6"><text:span text:style-name="T4">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span></text:p>
      <text:p text:style-name="P6"><text:span text:style-name="T4">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span></text:p>
      <text:p text:style-name="P6"><text:span text:style-name="T4">— Скажите правду, вы не боитесь, Ромашов? — спросил Назанский тихо.</text:span></text:p>
      <text:p text:style-name="P6"><text:span text:style-name="T4">—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span></text:p>
      <text:p text:style-name="P6"><text:span text:style-name="T4">Назанский опустил концы пальцев в теплую, вечернюю, чуть-чуть ропщущую воду и заговорил медленно, слабым голосом, поминутно откашливаясь:</text:span></text:p>
      <text:p text:style-name="P6"><text:span text:style-name="T4">—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span></text:p>
      <text:p text:style-name="P6"><text:span text:style-name="T4">— Он меня ударил… в лицо! — сказал упрямо Ромашов, и вновь жгучая злоба тяжело колыхнулась в нем.</text:span></text:p>
      <text:p text:style-name="P6"><text:span text:style-name="T4">—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span></text:p>
      <text:p text:style-name="P6"><text:span text:style-name="T4">Ромашов бросил весла вдоль бортов. Лодка едва подвигалась по воде, и это было заметно лишь по тому, как тихо плыли в обратную сторону зеленые берега.</text:span></text:p>
      <text:p text:style-name="P6"><text:span text:style-name="T4">— Да, ничего не будет, — повторил Ромашов задумчиво.</text:span></text:p>
      <text:p text:style-name="P6"><text:span text:style-name="T4">—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span></text:p>
      <text:p text:style-name="P6"><text:span text:style-name="T4">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span></text:p>
      <text:p text:style-name="P6"><text:soft-page-break/><text:span text:style-name="T4">—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span></text:p>
      <text:p text:style-name="P6"><text:span text:style-name="T4">— Да, жизнь прекрасна, — сказал Ромашов.</text:span></text:p>
      <text:p text:style-name="P6"><text:span text:style-name="T4">—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span></text:p>
      <text:p text:style-name="P6"><text:span text:style-name="T4">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span></text:p>
      <text:p text:style-name="P6"><text:span text:style-name="T4">— Что же мне делать? — спросил Ромашов мрачно и грубовато. — Уходить в запас? Куда я денусь?</text:span></text:p>
      <text:p text:style-name="P6"><text:span text:style-name="T4">Назанский улыбнулся кротко и нежно.</text:span></text:p>
      <text:p text:style-name="P6"><text:span text:style-name="T4">—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span></text:p>
      <text:p text:style-name="P6"><text:span text:style-name="T4">— Нет, — ответил Ромашов твердо. — Но куда я пойду?</text:span></text:p>
      <text:p text:style-name="P6"><text:span text:style-name="T4">—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span></text:p>
      <text:p text:style-name="P6"><text:span text:style-name="T4">Назанский замолчал и стал нервно тереть себе виски ладонями.</text:span></text:p>
      <text:p text:style-name="P6"><text:span text:style-name="T4">—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span></text:p>
      <text:p text:style-name="P6"><text:span text:style-name="T4">— Брем — чудный, я его люблю, — вставил Ромашов.</text:span></text:p>
      <text:p text:style-name="P6"><text:span text:style-name="T4">—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span></text:p>
      <text:p text:style-name="P6"><text:span text:style-name="T4">— Ах, боже мой! — с отвращением простонал Ромашов.</text:span></text:p>
      <text:p text:style-name="P6"><text:span text:style-name="T4">—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span></text:p>
      <text:p text:style-name="P6"><text:span text:style-name="T4">Назанский злобно фыркнул носом и замолчал.</text:span></text:p>
      <text:p text:style-name="P6"><text:span text:style-name="T4">— Говорите, говорите, — попросил умоляюще Ромашов.</text:span></text:p>
      <text:p text:style-name="P6"><text:span text:style-name="T4">—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span></text:p>
      <text:p text:style-name="P6"><text:span text:style-name="T4">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span></text:p>
      <text:p text:style-name="P6"><text:span text:style-name="T4">Ромашов сказал робко:</text:span></text:p>
      <text:p text:style-name="P6"><text:span text:style-name="T4">— Вы не устали? Говорите еще.</text:span></text:p>
      <text:p text:style-name="P6"><text:span text:style-name="T4">И Назанский, точно продолжая вслух свои мысли, тотчас же заговорил:</text:span></text:p>
      <text:p text:style-name="P6"><text:span text:style-name="T4">—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span></text:p>
      <text:p text:style-name="P6"><text:span text:style-name="T4">Ромашов со стыдливой благодарностью поглядел на Назанского.</text:span></text:p>
      <text:p text:style-name="P6"><text:span text:style-name="T4">— Я вас вполне, вполне понимаю, — сказал он. — Когда меня не станет, то и весь мир погибнет? Ведь вы это говорите?</text:span></text:p>
      <text:p text:style-name="P6"><text:span text:style-name="T4">—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span></text:p>
      <text:p text:style-name="P6"><text:span text:style-name="T4">Ромашов, взволнованный, потрясенный, пролепетал побледневшими губами:</text:span></text:p>
      <text:p text:style-name="P6"><text:soft-page-break/><text:span text:style-name="T4">— Назанский, это мечты, это фантазии!</text:span></text:p>
      <text:p text:style-name="P6"><text:span text:style-name="T4">Назанский тихо и снисходительно засмеялся.</text:span></text:p>
      <text:p text:style-name="P6"><text:span text:style-name="T4">—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span></text:p>
      <text:p text:style-name="P6"><text:span text:style-name="T4">Назанский умолк. Видимо, его утомил непривычный нервный подъем. Через несколько минут он продолжал вяло, упавшим голосом:</text:span></text:p>
      <text:p text:style-name="P6"><text:span text:style-name="T4">—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span></text:p>
      <text:p text:style-name="P6"><text:span text:style-name="T4">Он привстал, поежился под своим пальто и сказал устало:</text:span></text:p>
      <text:p text:style-name="P6"><text:span text:style-name="T4">— Холодно… Поедемте домой…</text:span></text:p>
      <text:p text:style-name="P6"><text:span text:style-name="T4">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span></text:p>
      <text:p text:style-name="P6"><text:span text:style-name="T4">Ромашов сказал внезапно, отвечая на свои мысли:</text:span></text:p>
      <text:p text:style-name="P6"><text:span text:style-name="T4">— Вы правы. Я уйду в запас. Не знаю сам, как это сделаю, но об этом я и раньше думал.</text:span></text:p>
      <text:p text:style-name="P6"><text:span text:style-name="T4">Назанский кутался в пальто и вздрагивал от холода.</text:span></text:p>
      <text:p text:style-name="P6"><text:span text:style-name="T4">—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span></text:p>
      <text:p text:style-name="P6"><text:span text:style-name="T4">Назанский закашлялся и кашлял долго. Потом, плюнув за борт, он продолжал:</text:span></text:p>
      <text:p text:style-name="P6"><text:span text:style-name="T4">—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span></text:p>
      <text:p text:style-name="P6"><text:span text:style-name="T4">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span></text:p>
      <text:p text:style-name="P6"><text:span text:style-name="T4">Назанский так сильно дрожал, что у него стучали зубы. Ежась в комок и зарываясь головой в подушку, он говорил жалким, беспомощным, детским голосом:</text:span></text:p>
      <text:p text:style-name="P6"><text:span text:style-name="T4">— О, как я боюсь своей комнаты… Какие сны, какие сны!</text:span></text:p>
      <text:p text:style-name="P6"><text:span text:style-name="T4">— Хотите, я останусь ночевать? — продолжал Ромашов.</text:span></text:p>
      <text:p text:style-name="P6"><text:span text:style-name="T4">— Нет, нет, не надо. Пошлите, пожалуйста, за бромом… и… немного водки. Я без денег…</text:span></text:p>
      <text:p text:style-name="P6"><text:span text:style-name="T4">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span></text:p>
      <text:p text:style-name="P6"><text:span text:style-name="T4">— Теперь уходите. Прощайте.</text:span></text:p>
      <text:p text:style-name="P6"><text:span text:style-name="T4">— Прощайте, — сказал печально Ромашов.</text:span></text:p>
      <text:p text:style-name="P6"><text:span text:style-name="T4">Ему хотелось сказать: «Прощайте, учитель», но он застыдился фразы и только прибавил с натянутой шуткой:</text:span></text:p>
      <text:p text:style-name="P6"><text:span text:style-name="T4">— Почему — прощайте? Почему не до свидания?</text:span></text:p>
      <text:p text:style-name="P6"><text:span text:style-name="T4">Назанский засмеялся жутким, бессмысленным, неожиданным смехом.</text:span></text:p>
      <text:p text:style-name="P6"><text:span text:style-name="T4">— А почему не до свидания? — крикнул он диким голосом сумасшедшего.</text:span></text:p>
      <text:p text:style-name="P6"><text:span text:style-name="T4">И Ромашов почувствовал на всем своем теле дрожащие волны ужаса.</text:span></text:p>
      <text:p text:style-name="P4"><text:soft-page-break/></text:p>
      <text:p text:style-name="P1"><text:span text:style-name="T3">XXII</text:span></text:p>
      <text:p text:style-name="P3"/>
      <text:p text:style-name="P6"><text:span text:style-name="T4">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span></text:p>
      <text:p text:style-name="P6"><text:span text:style-name="T4">— Что за черт! Это ты, Гайнан? Кто тут?</text:span></text:p>
      <text:p text:style-name="P6"><text:span text:style-name="T4">Несмотря на темноту, он почувствовал, что Гайнан, по своей привычке, заплясал на одном месте.</text:span></text:p>
      <text:p text:style-name="P6"><text:span text:style-name="T4">— Там тебе барина пришла. Сидит.</text:span></text:p>
      <text:p text:style-name="P6"><text:span text:style-name="T4">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span></text:p>
      <text:p text:style-name="P6"><text:span text:style-name="T4">— Шурочка! — задыхаясь, сказал Ромашов и почему-то на цыпочках осторожно подошел к кровати. — Шурочка, это вы?</text:span></text:p>
      <text:p text:style-name="P6"><text:span text:style-name="T4">— Тише. Садитесь, — ответила она быстрым шепотом. — Потушите лампу.</text:span></text:p>
      <text:p text:style-name="P6"><text:span text:style-name="T4">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span></text:p>
      <text:p text:style-name="P6"><text:span text:style-name="T4">— Кто у вас рядом, за стеной? — спросила Шурочка. — Там слышно?</text:span></text:p>
      <text:p text:style-name="P6"><text:span text:style-name="T4">— Нет, там пустая комната… старая мебель… хозяин — столяр. Можно говорить громко.</text:span></text:p>
      <text:p text:style-name="P6"><text:span text:style-name="T4">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span></text:p>
      <text:p text:style-name="P6"><text:span text:style-name="T4">— Зачем, зачем вы это сделали? — вдруг сказала она тихо, но со страстным упреком.</text:span></text:p>
      <text:p text:style-name="P4"/>
      <text:p text:style-name="P5"/>
      <text:p text:style-name="P5"/>
      <text:p text:style-name="P6"><text:span text:style-name="T4">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span></text:p>
      <text:p text:style-name="P6"><text:span text:style-name="T4">—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span></text:p>
      <text:p text:style-name="P6"><text:span text:style-name="T4">— Я люблю вас, — тихо произнес Ромашов и слегка прикоснулся робкими, вздрагивающими пальцами к ее руке.</text:span></text:p>
      <text:p text:style-name="P6"><text:span text:style-name="T4">Шурочка отняла ее, но не сразу, потихоньку, точно жалея и боясь его обидеть.</text:span></text:p>
      <text:p text:style-name="P6"><text:span text:style-name="T4">— Да, я знаю, что ни вы, ни он не назвали моего имени, но ваше рыцарство пропало понапрасну: все равно по городу катится сплетня.</text:span></text:p>
      <text:p text:style-name="P6"><text:span text:style-name="T4">— Простите меня, я не владел собой… Меня ослепила ревность, — с трудом произнес Ромашов.</text:span></text:p>
      <text:p text:style-name="P6"><text:span text:style-name="T4">Она засмеялась долгим и злым смешком.</text:span></text:p>
      <text:p text:style-name="P6"><text:span text:style-name="T4">—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span></text:p>
      <text:p text:style-name="P6"><text:span text:style-name="T4">— Простите, — повторял Ромашов. — Я там ничего дурного не делал. Простите.</text:span></text:p>
      <text:p text:style-name="P6"><text:soft-page-break/><text:span text:style-name="T4">Она вдруг заговорила громче, решительным и суровым шепотом:</text:span></text:p>
      <text:p text:style-name="P6"><text:span text:style-name="T4">—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span></text:p>
      <text:p text:style-name="P6"><text:span text:style-name="T4">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span></text:p>
      <text:p text:style-name="P6"><text:span text:style-name="T4">— Что же я могу сделать?</text:span></text:p>
      <text:p text:style-name="P6"><text:span text:style-name="T4">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span></text:p>
      <text:p text:style-name="P6"><text:span text:style-name="T4">—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span></text:p>
      <text:p text:style-name="P6"><text:span text:style-name="T4">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span></text:p>
      <text:p text:style-name="P6"><text:span text:style-name="T4">— Ты слушаешь меня? — спросила она, нагибаясь к нему.</text:span></text:p>
      <text:p text:style-name="P6"><text:span text:style-name="T4">— Да, да… Говори… Если я только могу, я сделаю все, что ты хочешь.</text:span></text:p>
      <text:p text:style-name="P6"><text:span text:style-name="T4">—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span></text:p>
      <text:p text:style-name="P6"><text:span text:style-name="T4">Ромашов глядел в окно. Теперь его глаза, привыкшие к темноте, различали неясный, чуть видный переплет рамы.</text:span></text:p>
      <text:p text:style-name="P6"><text:span text:style-name="T4">— Не-говори так… не надо… мне больно, — произнес он печально. — Ну, хочешь, я завтра откажусь от поединка, извинюсь перед ним? Сделать это?</text:span></text:p>
      <text:p text:style-name="P6"><text:span text:style-name="T4">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span></text:p>
      <text:p text:style-name="P6"><text:span text:style-name="T4">— Я так и знала, что ты это предложишь.</text:span></text:p>
      <text:p text:style-name="P6"><text:span text:style-name="T4">Он поднял голову и, хотя она удерживала его за шею рукой, выпрямился на кровати.</text:span></text:p>
      <text:p text:style-name="P6"><text:span text:style-name="T4">— Я не боюсь! — сказал он громко и глухо.</text:span></text:p>
      <text:p text:style-name="P6"><text:span text:style-name="T4">— Нет, нет, нет, нет, — говорила она горячим, поспешным, умоляющим шепотом. — Ты меня не понял. Иди ко мне ближе… как раньше… Иди же!..</text:span></text:p>
      <text:p text:style-name="P6"><text:span text:style-name="T4">Она обняла его обеими руками и зашептала, щекоча его лицо своими тонкими волосами и горячо дыша ему в щеку:</text:span></text:p>
      <text:p text:style-name="P6"><text:span text:style-name="T4">— Ты меня не понял. У меня совсем другое. Но мне стыдно перед тобой. Ты такой чистый, добрый, и я стесняюсь говорить тебе об этом. Я расчетливая, я гадкая…</text:span></text:p>
      <text:p text:style-name="P6"><text:span text:style-name="T4">— Нет, говори все. Я тебя люблю.</text:span></text:p>
      <text:p text:style-name="P6"><text:span text:style-name="T4">—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span></text:p>
      <text:p text:style-name="P6"><text:span text:style-name="T4">— Да. Так что же?</text:span></text:p>
      <text:p text:style-name="P6"><text:span text:style-name="T4">—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span></text:p>
      <text:p text:style-name="P6"><text:span text:style-name="T4">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span></text:p>
      <text:p text:style-name="P6"><text:span text:style-name="T4">— Ради бога, объяснись прямее. Я все тебе обещаю.</text:span></text:p>
      <text:p text:style-name="P6"><text:span text:style-name="T4">Тогда она повелительно заговорила около самого его рта, и слова ее были как быстрые трепетные поцелуи:</text:span></text:p>
      <text:p text:style-name="P6"><text:span text:style-name="T4">—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span></text:p>
      <text:p text:style-name="P6"><text:soft-page-break/><text:span text:style-name="T4">Теперь ему удалось упрямым движением головы освободиться от ее мягких и сильных рук. Он встал с кровати и сказал твердо:</text:span></text:p>
      <text:p text:style-name="P6"><text:span text:style-name="T4">— Хорошо, пусть будет так. Я согласен.</text:span></text:p>
      <text:p text:style-name="P6"><text:span text:style-name="T4">Она тоже встала. В темноте по ее движениям он не видел, а угадывал, чувствовал, что она торопливо поправляет волосы на голове.</text:span></text:p>
      <text:p text:style-name="P6"><text:span text:style-name="T4">— Ты уходишь? — спросил Ромашов.</text:span></text:p>
      <text:p text:style-name="P6"><text:span text:style-name="T4">— Прощай, — ответила она слабым голосом. — Поцелуй меня в последний раз.</text:span></text:p>
      <text:p text:style-name="P6"><text:span text:style-name="T4">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span></text:p>
      <text:p text:style-name="P6"><text:span text:style-name="T4">— Милая… не плачь… Саша… милая… — твердил он жалостно и мягко.</text:span></text:p>
      <text:p text:style-name="P6"><text:span text:style-name="T4">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span></text:p>
      <text:p text:style-name="P6"><text:span text:style-name="T4">—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span></text:p>
      <text:p text:style-name="P6"><text:span text:style-name="T4">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span></text:p>
      <text:p text:style-name="P6"><text:span text:style-name="T4">— Можно мне проводить тебя? — спросил он, выйдя с Шурочкой из дверей на двор.</text:span></text:p>
      <text:p text:style-name="P6"><text:span text:style-name="T4">— Нет, ради бога, не нужно, милый… Не делай этого. Я и так не знаю, сколько времени провела у тебя. Который час?</text:span></text:p>
      <text:p text:style-name="P6"><text:span text:style-name="T4">— Не знаю, у меня нет часов. Положительно не знаю.</text:span></text:p>
      <text:p text:style-name="P4"/>
      <text:p text:style-name="P5"/>
      <text:p text:style-name="P5"/>
      <text:p text:style-name="P6"><text:span text:style-name="T4">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span></text:p>
      <text:p text:style-name="P6"><text:span text:style-name="T4">— Ну, прощай же, мой дорогой, — сказала она наконец усталым голосом. — Прощай.</text:span></text:p>
      <text:p text:style-name="P6"><text:span text:style-name="T4">Они поцеловались, и теперь ее губы были холодны и неподвижны. Она быстро пошла к воротам, и сразу ее поглотила густая тьма ночи.</text:span></text:p>
      <text:p text:style-name="P6"><text:span text:style-name="T4">Ромашов стоял и слушал до тех пор, пока не скрипнула калитка и не замолкли тихие шаги Шурочки. Тогда он вернулся в комнату.</text:span></text:p>
      <text:p text:style-name="P6"><text:span text:style-name="T4">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span></text:p>
      <text:p text:style-name="P4"/>
      <text:p text:style-name="P1"><text:span text:style-name="T3">XXIII</text:span></text:p>
      <text:p text:style-name="P3"/>
      <text:p text:style-name="P3"/>
      <text:p text:style-name="P8"><text:span text:style-name="T8">2-го июня 18**. Город Z.</text:span></text:p>
      <text:p text:style-name="P8"><text:span text:style-name="T8">Его Высокоблагородию, командиру N-ского пехотного полка.</text:span></text:p>
      <text:p text:style-name="P8"><text:soft-page-break/><text:span text:style-name="T8">Штабс-капитан того же полка </text:span><text:span text:style-name="T11">Диц</text:span><text:span text:style-name="T8"> .</text:span></text:p>
      <text:p text:style-name="P3"/>
      <text:p text:style-name="P1"><text:span text:style-name="T5">РАПОРТ</text:span></text:p>
      <text:p text:style-name="P16"><text:span text:style-name="T8">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text:span text:style-name="T12">1</text:span><text:span text:style-name="T8">/</text:span><text:span text:style-name="T13">2</text:span><text:span text:style-name="T8"> 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span></text:p>
      <text:p text:style-name="P17"><text:span text:style-name="T10">Штабс-капитан Диц</text:span><text:span text:style-name="T9"> .</text:span></text:p>
      <text:p text:style-name="P3"/>
      <text:p text:style-name="P3"/>
      <text:p text:style-name="P11"><text:span text:style-name="T10">1905</text:span><text:span text:style-name="T9"> </text:span></text:p>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Обычный" style:family="paragraph" style:default-outline-level="1" style:list-style-name="">
      <style:paragraph-properties fo:margin-left="0in" fo:margin-right="0in" style:line-height-at-least="0.0008in" fo:text-align="justify" style:justify-single-word="false" fo:orphans="0" fo:widows="0" fo:hyphenation-ladder-count="no-limit" fo:text-indent="0.3937in" style:auto-text-indent="false" style:vertical-align="top" style:writing-mode="lr-tb"/>
      <style:text-properties style:text-position="0% 100%" style:font-name="Times New Roman" fo:font-family="'Times New Roman'" style:font-family-generic="roman" style:font-pitch="variable"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Заголовок_20_1" style:display-name="Заголовок 1" style:family="paragraph" style:parent-style-name="Обычный" style:next-style-name="Обычный" style:default-outline-level="1"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6pt" fo:language="ru" fo:country="RU" fo:font-weight="bold" style:text-blinking="false" style:font-size-asian="16pt" style:language-asian="ru" style:country-asian="RU"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Заголовок_20_2" style:display-name="Заголовок 2" style:family="paragraph" style:parent-style-name="Обычный" style:next-style-name="Обычный" style:default-outline-level="2"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4pt" fo:language="ru" fo:country="RU" fo:font-weight="bold" style:text-blinking="false" style:font-size-asian="14pt" style:language-asian="ru" style:country-asian="RU" style:font-weight-asian="bold" style:font-name-complex="Arial1" style:font-family-complex="Arial"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Заголовок_20_3" style:display-name="Заголовок 3" style:family="paragraph" style:parent-style-name="Обычный" style:next-style-name="Обычный" style:default-outline-level="3"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3pt" fo:language="ru" fo:country="RU" fo:font-weight="bold" style:text-blinking="false" style:font-size-asian="13pt" style:language-asian="ru" style:country-asian="RU" style:font-weight-asian="bold" style:font-name-complex="Arial1" style:font-family-complex="Arial" style:font-family-generic-complex="system" style:font-pitch-complex="variable" style:font-size-complex="13pt" style:language-complex="ar" style:country-complex="SA" style:font-weight-complex="bold" style:text-emphasize="none" style:text-scale="100%" fo:hyphenate="false" fo:hyphenation-remain-char-count="2" fo:hyphenation-push-char-count="2"/>
    </style:style>
    <style:style style:name="Заголовок_20_4" style:display-name="Заголовок 4" style:family="paragraph" style:parent-style-name="Обычный" style:next-style-name="Обычный" style:default-outline-level="4"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Times New Roman" fo:font-family="'Times New Roman'" style:font-family-generic="roman" style:font-pitch="variable" fo:font-size="13pt" fo:language="ru" fo:country="RU" fo:font-weight="bold" style:text-blinking="false" style:font-size-asian="13pt" style:language-asian="ru" style:country-asian="RU" style:font-weight-asian="bold" style:font-size-complex="13pt" style:language-complex="ar" style:country-complex="SA" style:font-weight-complex="bold" style:text-emphasize="none" style:text-scale="100%" fo:hyphenate="false" fo:hyphenation-remain-char-count="2" fo:hyphenation-push-char-count="2"/>
    </style:style>
    <style:style style:name="Заголовок_20_5" style:display-name="Заголовок 5" style:family="paragraph" style:parent-style-name="Обычный" style:next-style-name="Обычный" style:default-outline-level="5"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Times New Roman" fo:font-family="'Times New Roman'" style:font-family-generic="roman" style:font-pitch="variable" fo:font-size="12pt" fo:language="ru" fo:country="RU" fo:font-style="italic" fo:font-weight="bold" style:text-blinking="false" style:font-size-asian="12pt" style:language-asian="ru" style:country-asian="RU" style:font-style-asian="italic" style:font-weight-asian="bold" style:font-size-complex="12pt" style:language-complex="ar" style:country-complex="SA" style:font-style-complex="italic" style:font-weight-complex="bold" style:text-emphasize="none" style:text-scale="100%" fo:hyphenate="false" fo:hyphenation-remain-char-count="2" fo:hyphenation-push-char-count="2"/>
    </style:style>
    <style:style style:name="Заголовок_20_6" style:display-name="Заголовок 6" style:family="paragraph" style:parent-style-name="Обычный" style:next-style-name="Обычный" style:default-outline-level="6"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Times New Roman" fo:font-family="'Times New Roman'" style:font-family-generic="roman" style:font-pitch="variable" fo:font-size="12pt" fo:language="ru" fo:country="RU" fo:font-weight="bold" style:text-blinking="false" style:font-size-asian="12pt" style:language-asian="ru" style:country-asian="RU" style:font-weight-asian="bold" style:font-size-complex="12pt" style:language-complex="ar" style:country-complex="SA" style:font-weight-complex="bold" style:text-emphasize="none" style:text-scale="100%" fo:hyphenate="false" fo:hyphenation-remain-char-count="2" fo:hyphenation-push-char-count="2"/>
    </style:style>
    <style:style style:name="Epigraph" style:family="paragraph" style:default-outline-level="1" style:list-style-name="">
      <style:paragraph-properties fo:margin-left="2.0835in" fo:margin-right="0in" style:line-height-at-least="0.0008in" fo:text-align="justify" style:justify-single-word="false" fo:orphans="0" fo:widows="0" fo:hyphenation-ladder-count="no-limit" fo:text-indent="0.278in" style:auto-text-indent="false" style:vertical-align="top" style:writing-mode="lr-tb"/>
      <style:text-properties style:text-position="0% 100%" style:font-name="Times New Roman" fo:font-family="'Times New Roman'" style:font-family-generic="roman" style:font-pitch="variable" fo:font-size="11pt" fo:language="ru" fo:country="RU" fo:font-style="italic" style:text-blinking="false" style:font-size-asian="11pt" style:language-asian="ru" style:country-asian="RU" style:font-style-asian="italic" style:font-size-complex="11pt" style:language-complex="ar" style:country-complex="SA" style:font-style-complex="italic" style:text-emphasize="none" style:text-scale="100%" fo:hyphenate="false" fo:hyphenation-remain-char-count="2" fo:hyphenation-push-char-count="2"/>
    </style:style>
    <style:style style:name="Epigraph_20_Author" style:display-name="Epigraph Author" style:family="paragraph" style:next-style-name="Обычный" style:default-outline-level="1" style:list-style-name="">
      <style:paragraph-properties fo:margin-left="2.0835in" fo:margin-right="0in" style:line-height-at-least="0.0008in" fo:text-align="justify" style:justify-single-word="false" fo:orphans="0" fo:widows="0" fo:hyphenation-ladder-count="no-limit" fo:text-indent="0.278in" style:auto-text-indent="false" style:vertical-align="top" style:writing-mode="lr-tb"/>
      <style:text-properties style:text-position="0% 100%" style:font-name="Times New Roman" fo:font-family="'Times New Roman'" style:font-family-generic="roman" style:font-pitch="variable" fo:font-size="11pt" fo:language="ru" fo:country="RU" fo:font-weight="bold" style:text-blinking="false" style:font-size-asian="11pt" style:language-asian="ru" style:country-asian="RU" style:font-weight-asian="bold" style:font-size-complex="11pt" style:language-complex="ar" style:country-complex="SA" style:font-weight-complex="bold" style:text-emphasize="none" style:text-scale="100%" fo:hyphenate="false" fo:hyphenation-remain-char-count="2" fo:hyphenation-push-char-count="2"/>
    </style:style>
    <style:style style:name="Annotation" style:family="paragraph" style:next-style-name="Обычный" style:default-outline-level="1" style:list-style-name="">
      <style:paragraph-properties fo:margin-left="0in" fo:margin-right="0in" style:line-height-at-least="0.0008in" fo:text-align="justify" style:justify-single-word="false" fo:orphans="0" fo:widows="0" fo:hyphenation-ladder-count="no-limit" fo:text-indent="0.3937in" style:auto-text-indent="false" style:vertical-align="top" style:writing-mode="lr-tb"/>
      <style:text-properties style:text-position="0% 100%" style:font-name="Times New Roman" fo:font-family="'Times New Roman'" style:font-family-generic="roman" style:font-pitch="variable" fo:font-size="12pt" fo:language="ru" fo:country="RU" fo:font-style="italic" style:text-blinking="false" style:font-size-asian="12pt" style:language-asian="ru" style:country-asian="RU" style:font-style-asian="italic" style:font-size-complex="12pt" style:language-complex="ar" style:country-complex="SA" style:font-style-complex="italic" style:text-emphasize="none" style:text-scale="100%" fo:hyphenate="false" fo:hyphenation-remain-char-count="2" fo:hyphenation-push-char-count="2"/>
    </style:style>
    <style:style style:name="Cite" style:family="paragraph" style:next-style-name="Обычный" style:default-outline-level="1" style:list-style-name="">
      <style:paragraph-properties fo:margin-left="0.7874in" fo:margin-right="0.4165in" style:line-height-at-least="0.0008in" fo:text-align="justify"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11pt" fo:language="ru" fo:country="RU" style:text-blinking="false" style:font-size-asian="11pt" style:language-asian="ru" style:country-asian="RU" style:font-size-complex="11pt" style:language-complex="ar" style:country-complex="SA" style:text-emphasize="none" style:text-scale="100%" fo:hyphenate="false" fo:hyphenation-remain-char-count="2" fo:hyphenation-push-char-count="2"/>
    </style:style>
    <style:style style:name="Cite_20_Author" style:display-name="Cite Author" style:family="paragraph" style:next-style-name="Обычный" style:default-outline-level="1" style:list-style-name="">
      <style:paragraph-properties fo:margin-left="1.1811in" fo:margin-right="0.4165in" style:line-height-at-least="0.0008in" fo:text-align="justify"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11pt" fo:language="ru" fo:country="RU" fo:font-style="italic" fo:font-weight="bold" style:text-blinking="false" style:font-size-asian="11pt" style:language-asian="ru" style:country-asian="RU" style:font-style-asian="italic" style:font-weight-asian="bold" style:font-size-complex="11pt" style:language-complex="ar" style:country-complex="SA" style:font-style-complex="italic" style:font-weight-complex="bold" style:text-emphasize="none" style:text-scale="100%" fo:hyphenate="false" fo:hyphenation-remain-char-count="2" fo:hyphenation-push-char-count="2"/>
    </style:style>
    <style:style style:name="Poem_20_Title" style:display-name="Poem Title" style:family="paragraph" style:next-style-name="Обычный" style:default-outline-level="1" style:list-style-name="">
      <style:paragraph-properties fo:margin-left="1.389in" fo:margin-right="0.4165in" fo:margin-top="0.0083in" fo:margin-bottom="0in" loext:contextual-spacing="false" style:line-height-at-least="0.0008in" fo:text-align="start"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12pt" fo:language="ru" fo:country="RU" fo:font-weight="bold" style:text-blinking="false" style:font-size-asian="12pt" style:language-asian="ru" style:country-asian="RU" style:font-weight-asian="bold" style:font-size-complex="12pt" style:language-complex="ar" style:country-complex="SA" style:font-weight-complex="bold" style:text-emphasize="none" style:text-scale="100%" fo:hyphenate="false" fo:hyphenation-remain-char-count="2" fo:hyphenation-push-char-count="2"/>
    </style:style>
    <style:style style:name="Stanza" style:family="paragraph" style:next-style-name="Обычный" style:default-outline-level="1" style:list-style-name="">
      <style:paragraph-properties fo:margin-left="1.389in" fo:margin-right="0.4165in" style:line-height-at-least="0.0008in" fo:text-align="start"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FootNote" style:family="paragraph" style:next-style-name="Обычный" style:default-outline-level="1" style:list-style-name="">
      <style:paragraph-properties fo:margin-left="0in" fo:margin-right="0in" style:line-height-at-least="0.0008in" fo:text-align="justify" style:justify-single-word="false" fo:orphans="0" fo:widows="0" fo:hyphenation-ladder-count="no-limit" fo:text-indent="0.139in" style:auto-text-indent="false" style:vertical-align="top" style:writing-mode="lr-tb"/>
      <style:text-properties style:text-position="0% 100%" style:font-name="Times New Roman" fo:font-family="'Times New Roman'" style:font-family-generic="roman" style:font-pitch="variable" fo:language="ru" fo:country="RU" style:text-blinking="false" style:language-asian="ru" style:country-asian="RU" style:language-complex="ar" style:country-complex="SA" style:text-emphasize="none" style:text-scale="100%" fo:hyphenate="false" fo:hyphenation-remain-char-count="2" fo:hyphenation-push-char-count="2"/>
    </style:style>
    <style:style style:name="FootNote_20_Epigraph" style:display-name="FootNote Epigraph" style:family="paragraph" style:default-outline-level="1" style:list-style-name="">
      <style:paragraph-properties fo:margin-left="1.0417in" fo:margin-right="0in" style:line-height-at-least="0.0008in" fo:text-align="justify" style:justify-single-word="false" fo:orphans="0" fo:widows="0" fo:hyphenation-ladder-count="no-limit" fo:text-indent="0.278in" style:auto-text-indent="false" style:vertical-align="top" style:writing-mode="lr-tb"/>
      <style:text-properties style:text-position="0% 100%" style:font-name="Times New Roman" fo:font-family="'Times New Roman'" style:font-family-generic="roman" style:font-pitch="variable" fo:font-size="9pt" fo:language="ru" fo:country="RU" fo:font-style="italic" style:text-blinking="false" style:font-size-asian="9pt" style:language-asian="ru" style:country-asian="RU" style:font-style-asian="italic" style:font-size-complex="9pt" style:language-complex="ar" style:country-complex="SA" style:font-style-complex="italic" style:text-emphasize="none" style:text-scale="100%" fo:hyphenate="false" fo:hyphenation-remain-char-count="2" fo:hyphenation-push-char-count="2"/>
    </style:style>
    <style:style style:name="FootNote_20_Stanza" style:display-name="FootNote Stanza" style:family="paragraph" style:next-style-name="Обычный" style:default-outline-level="1" style:list-style-name="">
      <style:paragraph-properties fo:margin-left="0.3472in" fo:margin-right="0.4165in" style:line-height-at-least="0.0008in" fo:text-align="start"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9pt" fo:language="ru" fo:country="RU" style:text-blinking="false" style:font-size-asian="9pt" style:language-asian="ru" style:country-asian="RU" style:font-size-complex="9pt" style:language-complex="ar" style:country-complex="SA" style:text-emphasize="none" style:text-scale="100%" fo:hyphenate="false" fo:hyphenation-remain-char-count="2" fo:hyphenation-push-char-count="2"/>
    </style:style>
    <style:style style:name="FootNote_20_Cite" style:display-name="FootNote Cite" style:family="paragraph" style:next-style-name="Обычный" style:default-outline-level="1" style:list-style-name="">
      <style:paragraph-properties fo:margin-left="0.2083in" fo:margin-right="0.4165in" style:line-height-at-least="0.0008in" fo:text-align="justify"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9pt" fo:language="ru" fo:country="RU" style:text-blinking="false" style:font-size-asian="9pt" style:language-asian="ru" style:country-asian="RU" style:font-size-complex="9pt" style:language-complex="ar" style:country-complex="SA" style:text-emphasize="none" style:text-scale="100%" fo:hyphenate="false" fo:hyphenation-remain-char-count="2" fo:hyphenation-push-char-count="2"/>
    </style:style>
    <style:style style:name="FootNote_20_Cite_20_Author" style:display-name="FootNote Cite Author" style:family="paragraph" style:next-style-name="Обычный" style:default-outline-level="1" style:list-style-name="">
      <style:paragraph-properties fo:margin-left="0.2429in" fo:margin-right="0.4165in" style:line-height-at-least="0.0008in" fo:text-align="justify"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font-size="9pt" fo:language="ru" fo:country="RU" fo:font-style="italic" fo:font-weight="bold" style:text-blinking="false" style:font-size-asian="9pt" style:language-asian="ru" style:country-asian="RU" style:font-style-asian="italic" style:font-weight-asian="bold" style:font-size-complex="9pt" style:language-complex="ar" style:country-complex="SA" style:font-style-complex="italic" style:font-weight-complex="bold" style:text-emphasize="none" style:text-scale="100%" fo:hyphenate="false" fo:hyphenation-remain-char-count="2" fo:hyphenation-push-char-count="2"/>
    </style:style>
    <style:style style:name="FootNote_20_Poem_20_Title" style:display-name="FootNote Poem Title" style:family="paragraph" style:next-style-name="Обычный" style:default-outline-level="1" style:list-style-name="">
      <style:paragraph-properties fo:margin-left="1.389in" fo:margin-right="0.4165in" fo:margin-top="0.0083in" fo:margin-bottom="0in" loext:contextual-spacing="false" style:line-height-at-least="0.0008in" fo:text-align="start" style:justify-single-word="false" fo:orphans="0" fo:widows="0" fo:hyphenation-ladder-count="no-limit" fo:text-indent="0in" style:auto-text-indent="false" style:vertical-align="top" style:writing-mode="lr-tb"/>
      <style:text-properties style:text-position="0% 100%" style:font-name="Times New Roman" fo:font-family="'Times New Roman'" style:font-family-generic="roman" style:font-pitch="variable" fo:language="ru" fo:country="RU" fo:font-weight="bold" style:text-blinking="false" style:language-asian="ru" style:country-asian="RU" style:font-weight-asian="bold" style:language-complex="ar" style:country-complex="SA" style:font-weight-complex="bold"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Основной_20_шрифт_20_абзаца" style:display-name="Основной шрифт абзаца" style:family="text">
      <style:text-properties style:text-position="0% 100%" style:text-blinking="false" style:text-emphasize="none" style:text-scale="100%"/>
    </style:style>
    <style:style style:name="Заголовок_20_1_20_Знак" style:display-name="Заголовок 1 Знак" style:family="text">
      <style:text-properties style:text-position="0% 100%" style:font-name="Cambria" fo:font-family="Cambria" style:font-family-generic="roman" style:font-pitch="variable" fo:font-size="16pt" fo:font-weight="bold" style:letter-kerning="true" style:text-blinking="fals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text-emphasize="none" style:text-scale="100%"/>
    </style:style>
    <style:style style:name="Заголовок_20_2_20_Знак" style:display-name="Заголовок 2 Знак" style:family="text">
      <style:text-properties style:text-position="0% 100%" style:font-name="Cambria" fo:font-family="Cambria" style:font-family-generic="roman" style:font-pitch="variable" fo:font-size="14pt" fo:font-style="italic" fo:font-weight="bold" style:text-blinking="false"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text-emphasize="none" style:text-scale="100%"/>
    </style:style>
    <style:style style:name="Заголовок_20_3_20_Знак" style:display-name="Заголовок 3 Знак" style:family="text">
      <style:text-properties style:text-position="0% 100%" style:font-name="Cambria" fo:font-family="Cambria" style:font-family-generic="roman" style:font-pitch="variable" fo:font-size="13pt" fo:font-weight="bold" style:text-blinking="false"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text-emphasize="none" style:text-scale="100%"/>
    </style:style>
    <style:style style:name="Заголовок_20_4_20_Знак" style:display-name="Заголовок 4 Знак" style:family="text">
      <style:text-properties style:text-position="0% 100%" fo:font-size="14pt" fo:font-weight="bold" style:text-blinking="false" style:font-size-asian="14pt" style:font-weight-asian="bold" style:font-size-complex="14pt" style:font-weight-complex="bold" style:text-emphasize="none" style:text-scale="100%"/>
    </style:style>
    <style:style style:name="Заголовок_20_5_20_Знак" style:display-name="Заголовок 5 Знак" style:family="text">
      <style:text-properties style:text-position="0% 100%" fo:font-size="13pt" fo:font-style="italic" fo:font-weight="bold" style:text-blinking="false" style:font-size-asian="13pt" style:font-style-asian="italic" style:font-weight-asian="bold" style:font-size-complex="13pt" style:font-style-complex="italic" style:font-weight-complex="bold" style:text-emphasize="none" style:text-scale="100%"/>
    </style:style>
    <style:style style:name="Заголовок_20_6_20_Знак" style:display-name="Заголовок 6 Знак" style:family="text">
      <style:text-properties style:text-position="0% 100%" fo:font-weight="bold" style:text-blinking="false" style:font-weight-asian="bold" style:font-weight-complex="bold"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Нет_20_списка" style:display-name="Нет списка">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6T07:22:00</meta:creation-date>
    <meta:initial-creator>Александр Иванович Куприн</meta:initial-creator>
    <meta:document-statistic meta:table-count="0" meta:image-count="0" meta:object-count="0" meta:page-count="75" meta:paragraph-count="1853" meta:word-count="65780" meta:character-count="435065" meta:non-whitespace-character-count="368496"/>
    <meta:generator>LibreOfficeDev/6.0.5.2$Linux_X86_64 LibreOffice_project/</meta:generator>
  </office:meta>
</office:document-meta>
</file>